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xperienceBase</text:p>
          </table:table-cell>
          <table:table-cell office:value-type="string">
            <text:p>ExperiencePower</text:p>
          </table:table-cell>
          <table:table-cell office:value-type="string">
            <text:p>ExperienceLinearRate</text:p>
          </table:table-cell>
          <table:table-cell office:value-type="string">
            <text:p>HealthBase</text:p>
          </table:table-cell>
          <table:table-cell office:value-type="string">
            <text:p>HealthLinearRate</text:p>
          </table:table-cell>
          <table:table-cell office:value-type="string">
            <text:p>Mana Base</text:p>
          </table:table-cell>
          <table:table-cell office:value-type="string">
            <text:p>ManaLinearRate</text:p>
          </table:table-cell>
          <table:table-cell office:value-type="string">
            <text:p>SkillPointsBase</text:p>
          </table:table-cell>
          <table:table-cell office:value-type="string">
            <text:p>SkillPointsRat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</table:table>
      <table:table table:name="export" table:style-name="ta1" table:print="false">
        <office:forms form:automatic-focus="false" form:apply-design-mode="false"/>
        <table:table-column table:style-name="co7" table:default-cell-style-name="Default"/>
        <table:table-column table:style-name="co7" table:number-columns-repeated="2" table:default-cell-style-name="ce1"/>
        <table:table-column table:style-name="co7" table:number-columns-repeated="3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$A1]^[parameters.$B$2] + [parameters.$C$2]*([.A1]-1)+[parameters.$A$2]" office:value-type="float" office:value="10">
            <text:p>10</text:p>
          </table:table-cell>
          <table:table-cell table:formula="oooc:=[parameters.$E$2]*([.$A1]-1) + [parameters.$D$2]" office:value-type="float" office:value="15">
            <text:p>15</text:p>
          </table:table-cell>
          <table:table-cell table:formula="oooc:=[parameters.$G$2]*([.$A1]-1) + [parameters.$F$2]" office:value-type="float" office:value="0">
            <text:p>0</text:p>
          </table:table-cell>
          <table:table-cell table:formula="oooc:=[parameters.$I$2]*([.$A1]-1) + [parameters.$H$2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[.B1]+[.C1]" office:value-type="float" office:value="10">
            <text:p>10</text:p>
          </table:table-cell>
          <table:table-cell table:formula="oooc:=[.$A2]^[parameters.$B$2] + [parameters.$C$2]*([.A2]-1)+[parameters.$A$2]" office:value-type="float" office:value="22">
            <text:p>22</text:p>
          </table:table-cell>
          <table:table-cell table:formula="oooc:=[parameters.$E$2]*([.$A2]-1) + [parameters.$D$2]" office:value-type="float" office:value="20">
            <text:p>20</text:p>
          </table:table-cell>
          <table:table-cell table:formula="oooc:=[parameters.$G$2]*([.$A2]-1) + [parameters.$F$2]" office:value-type="float" office:value="2">
            <text:p>2</text:p>
          </table:table-cell>
          <table:table-cell table:formula="oooc:=[parameters.$I$2]*([.$A2]-1) + [parameters.$H$2]"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[.B2]+[.C2]" office:value-type="float" office:value="32">
            <text:p>32</text:p>
          </table:table-cell>
          <table:table-cell table:formula="oooc:=[.$A3]^[parameters.$B$2] + [parameters.$C$2]*([.A3]-1)+[parameters.$A$2]" office:value-type="float" office:value="46">
            <text:p>46</text:p>
          </table:table-cell>
          <table:table-cell table:formula="oooc:=[parameters.$E$2]*([.$A3]-1) + [parameters.$D$2]" office:value-type="float" office:value="25">
            <text:p>25</text:p>
          </table:table-cell>
          <table:table-cell table:formula="oooc:=[parameters.$G$2]*([.$A3]-1) + [parameters.$F$2]" office:value-type="float" office:value="4">
            <text:p>4</text:p>
          </table:table-cell>
          <table:table-cell table:formula="oooc:=[parameters.$I$2]*([.$A3]-1) + [parameters.$H$2]"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[.B3]+[.C3]" office:value-type="float" office:value="78">
            <text:p>78</text:p>
          </table:table-cell>
          <table:table-cell table:formula="oooc:=[.$A4]^[parameters.$B$2] + [parameters.$C$2]*([.A4]-1)+[parameters.$A$2]" office:value-type="float" office:value="88">
            <text:p>88</text:p>
          </table:table-cell>
          <table:table-cell table:formula="oooc:=[parameters.$E$2]*([.$A4]-1) + [parameters.$D$2]" office:value-type="float" office:value="30">
            <text:p>30</text:p>
          </table:table-cell>
          <table:table-cell table:formula="oooc:=[parameters.$G$2]*([.$A4]-1) + [parameters.$F$2]" office:value-type="float" office:value="6">
            <text:p>6</text:p>
          </table:table-cell>
          <table:table-cell table:formula="oooc:=[parameters.$I$2]*([.$A4]-1) + [parameters.$H$2]"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[.B4]+[.C4]" office:value-type="float" office:value="166">
            <text:p>166</text:p>
          </table:table-cell>
          <table:table-cell table:formula="oooc:=[.$A5]^[parameters.$B$2] + [parameters.$C$2]*([.A5]-1)+[parameters.$A$2]" office:value-type="float" office:value="154">
            <text:p>154</text:p>
          </table:table-cell>
          <table:table-cell table:formula="oooc:=[parameters.$E$2]*([.$A5]-1) + [parameters.$D$2]" office:value-type="float" office:value="35">
            <text:p>35</text:p>
          </table:table-cell>
          <table:table-cell table:formula="oooc:=[parameters.$G$2]*([.$A5]-1) + [parameters.$F$2]" office:value-type="float" office:value="8">
            <text:p>8</text:p>
          </table:table-cell>
          <table:table-cell table:formula="oooc:=[parameters.$I$2]*([.$A5]-1) + [parameters.$H$2]"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[.B5]+[.C5]" office:value-type="float" office:value="320">
            <text:p>320</text:p>
          </table:table-cell>
          <table:table-cell table:formula="oooc:=[.$A6]^[parameters.$B$2] + [parameters.$C$2]*([.A6]-1)+[parameters.$A$2]" office:value-type="float" office:value="250">
            <text:p>250</text:p>
          </table:table-cell>
          <table:table-cell table:formula="oooc:=[parameters.$E$2]*([.$A6]-1) + [parameters.$D$2]" office:value-type="float" office:value="40">
            <text:p>40</text:p>
          </table:table-cell>
          <table:table-cell table:formula="oooc:=[parameters.$G$2]*([.$A6]-1) + [parameters.$F$2]" office:value-type="float" office:value="10">
            <text:p>10</text:p>
          </table:table-cell>
          <table:table-cell table:formula="oooc:=[parameters.$I$2]*([.$A6]-1) + [parameters.$H$2]"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ooc:=[.B6]+[.C6]" office:value-type="float" office:value="570">
            <text:p>570</text:p>
          </table:table-cell>
          <table:table-cell table:formula="oooc:=[.$A7]^[parameters.$B$2] + [parameters.$C$2]*([.A7]-1)+[parameters.$A$2]" office:value-type="float" office:value="382">
            <text:p>382</text:p>
          </table:table-cell>
          <table:table-cell table:formula="oooc:=[parameters.$E$2]*([.$A7]-1) + [parameters.$D$2]" office:value-type="float" office:value="45">
            <text:p>45</text:p>
          </table:table-cell>
          <table:table-cell table:formula="oooc:=[parameters.$G$2]*([.$A7]-1) + [parameters.$F$2]" office:value-type="float" office:value="12">
            <text:p>12</text:p>
          </table:table-cell>
          <table:table-cell table:formula="oooc:=[parameters.$I$2]*([.$A7]-1) + [parameters.$H$2]"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ooc:=[.B7]+[.C7]" office:value-type="float" office:value="952">
            <text:p>952</text:p>
          </table:table-cell>
          <table:table-cell table:formula="oooc:=[.$A8]^[parameters.$B$2] + [parameters.$C$2]*([.A8]-1)+[parameters.$A$2]" office:value-type="float" office:value="556">
            <text:p>556</text:p>
          </table:table-cell>
          <table:table-cell table:formula="oooc:=[parameters.$E$2]*([.$A8]-1) + [parameters.$D$2]" office:value-type="float" office:value="50">
            <text:p>50</text:p>
          </table:table-cell>
          <table:table-cell table:formula="oooc:=[parameters.$G$2]*([.$A8]-1) + [parameters.$F$2]" office:value-type="float" office:value="14">
            <text:p>14</text:p>
          </table:table-cell>
          <table:table-cell table:formula="oooc:=[parameters.$I$2]*([.$A8]-1) + [parameters.$H$2]" office:value-type="float" office:value="22">
            <text:p>2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ooc:=[.B8]+[.C8]" office:value-type="float" office:value="1508">
            <text:p>1508</text:p>
          </table:table-cell>
          <table:table-cell table:formula="oooc:=[.$A9]^[parameters.$B$2] + [parameters.$C$2]*([.A9]-1)+[parameters.$A$2]" office:value-type="float" office:value="778">
            <text:p>778</text:p>
          </table:table-cell>
          <table:table-cell table:formula="oooc:=[parameters.$E$2]*([.$A9]-1) + [parameters.$D$2]" office:value-type="float" office:value="55">
            <text:p>55</text:p>
          </table:table-cell>
          <table:table-cell table:formula="oooc:=[parameters.$G$2]*([.$A9]-1) + [parameters.$F$2]" office:value-type="float" office:value="16">
            <text:p>16</text:p>
          </table:table-cell>
          <table:table-cell table:formula="oooc:=[parameters.$I$2]*([.$A9]-1) + [parameters.$H$2]" office:value-type="float" office:value="25">
            <text:p>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ooc:=[.B9]+[.C9]" office:value-type="float" office:value="2286">
            <text:p>2286</text:p>
          </table:table-cell>
          <table:table-cell table:formula="oooc:=[.$A10]^[parameters.$B$2] + [parameters.$C$2]*([.A10]-1)+[parameters.$A$2]" office:value-type="float" office:value="1054">
            <text:p>1054</text:p>
          </table:table-cell>
          <table:table-cell table:formula="oooc:=[parameters.$E$2]*([.$A10]-1) + [parameters.$D$2]" office:value-type="float" office:value="60">
            <text:p>60</text:p>
          </table:table-cell>
          <table:table-cell table:formula="oooc:=[parameters.$G$2]*([.$A10]-1) + [parameters.$F$2]" office:value-type="float" office:value="18">
            <text:p>18</text:p>
          </table:table-cell>
          <table:table-cell table:formula="oooc:=[parameters.$I$2]*([.$A10]-1) + [parameters.$H$2]" office:value-type="float" office:value="28">
            <text:p>2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ooc:=[.B10]+[.C10]" office:value-type="float" office:value="3340">
            <text:p>3340</text:p>
          </table:table-cell>
          <table:table-cell table:formula="oooc:=[.$A11]^[parameters.$B$2] + [parameters.$C$2]*([.A11]-1)+[parameters.$A$2]" office:value-type="float" office:value="1390">
            <text:p>1390</text:p>
          </table:table-cell>
          <table:table-cell table:formula="oooc:=[parameters.$E$2]*([.$A11]-1) + [parameters.$D$2]" office:value-type="float" office:value="65">
            <text:p>65</text:p>
          </table:table-cell>
          <table:table-cell table:formula="oooc:=[parameters.$G$2]*([.$A11]-1) + [parameters.$F$2]" office:value-type="float" office:value="20">
            <text:p>20</text:p>
          </table:table-cell>
          <table:table-cell table:formula="oooc:=[parameters.$I$2]*([.$A11]-1) + [parameters.$H$2]" office:value-type="float" office:value="31">
            <text:p>3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ooc:=[.B11]+[.C11]" office:value-type="float" office:value="4730">
            <text:p>4730</text:p>
          </table:table-cell>
          <table:table-cell table:formula="oooc:=[.$A12]^[parameters.$B$2] + [parameters.$C$2]*([.A12]-1)+[parameters.$A$2]" office:value-type="float" office:value="1792">
            <text:p>1792</text:p>
          </table:table-cell>
          <table:table-cell table:formula="oooc:=[parameters.$E$2]*([.$A12]-1) + [parameters.$D$2]" office:value-type="float" office:value="70">
            <text:p>70</text:p>
          </table:table-cell>
          <table:table-cell table:formula="oooc:=[parameters.$G$2]*([.$A12]-1) + [parameters.$F$2]" office:value-type="float" office:value="22">
            <text:p>22</text:p>
          </table:table-cell>
          <table:table-cell table:formula="oooc:=[parameters.$I$2]*([.$A12]-1) + [parameters.$H$2]" office:value-type="float" office:value="34">
            <text:p>3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ooc:=[.B12]+[.C12]" office:value-type="float" office:value="6522">
            <text:p>6522</text:p>
          </table:table-cell>
          <table:table-cell table:formula="oooc:=[.$A13]^[parameters.$B$2] + [parameters.$C$2]*([.A13]-1)+[parameters.$A$2]" office:value-type="float" office:value="2266">
            <text:p>2266</text:p>
          </table:table-cell>
          <table:table-cell table:formula="oooc:=[parameters.$E$2]*([.$A13]-1) + [parameters.$D$2]" office:value-type="float" office:value="75">
            <text:p>75</text:p>
          </table:table-cell>
          <table:table-cell table:formula="oooc:=[parameters.$G$2]*([.$A13]-1) + [parameters.$F$2]" office:value-type="float" office:value="24">
            <text:p>24</text:p>
          </table:table-cell>
          <table:table-cell table:formula="oooc:=[parameters.$I$2]*([.$A13]-1) + [parameters.$H$2]" office:value-type="float" office:value="37">
            <text:p>3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ooc:=[.B13]+[.C13]" office:value-type="float" office:value="8788">
            <text:p>8788</text:p>
          </table:table-cell>
          <table:table-cell table:formula="oooc:=[.$A14]^[parameters.$B$2] + [parameters.$C$2]*([.A14]-1)+[parameters.$A$2]" office:value-type="float" office:value="2818">
            <text:p>2818</text:p>
          </table:table-cell>
          <table:table-cell table:formula="oooc:=[parameters.$E$2]*([.$A14]-1) + [parameters.$D$2]" office:value-type="float" office:value="80">
            <text:p>80</text:p>
          </table:table-cell>
          <table:table-cell table:formula="oooc:=[parameters.$G$2]*([.$A14]-1) + [parameters.$F$2]" office:value-type="float" office:value="26">
            <text:p>26</text:p>
          </table:table-cell>
          <table:table-cell table:formula="oooc:=[parameters.$I$2]*([.$A14]-1) + [parameters.$H$2]" office:value-type="float" office:value="40">
            <text:p>4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ooc:=[.B14]+[.C14]" office:value-type="float" office:value="11606">
            <text:p>11606</text:p>
          </table:table-cell>
          <table:table-cell table:formula="oooc:=[.$A15]^[parameters.$B$2] + [parameters.$C$2]*([.A15]-1)+[parameters.$A$2]" office:value-type="float" office:value="3454">
            <text:p>3454</text:p>
          </table:table-cell>
          <table:table-cell table:formula="oooc:=[parameters.$E$2]*([.$A15]-1) + [parameters.$D$2]" office:value-type="float" office:value="85">
            <text:p>85</text:p>
          </table:table-cell>
          <table:table-cell table:formula="oooc:=[parameters.$G$2]*([.$A15]-1) + [parameters.$F$2]" office:value-type="float" office:value="28">
            <text:p>28</text:p>
          </table:table-cell>
          <table:table-cell table:formula="oooc:=[parameters.$I$2]*([.$A15]-1) + [parameters.$H$2]" office:value-type="float" office:value="43">
            <text:p>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[.B15]+[.C15]" office:value-type="float" office:value="15060">
            <text:p>15060</text:p>
          </table:table-cell>
          <table:table-cell table:formula="oooc:=[.$A16]^[parameters.$B$2] + [parameters.$C$2]*([.A16]-1)+[parameters.$A$2]" office:value-type="float" office:value="4180">
            <text:p>4180</text:p>
          </table:table-cell>
          <table:table-cell table:formula="oooc:=[parameters.$E$2]*([.$A16]-1) + [parameters.$D$2]" office:value-type="float" office:value="90">
            <text:p>90</text:p>
          </table:table-cell>
          <table:table-cell table:formula="oooc:=[parameters.$G$2]*([.$A16]-1) + [parameters.$F$2]" office:value-type="float" office:value="30">
            <text:p>30</text:p>
          </table:table-cell>
          <table:table-cell table:formula="oooc:=[parameters.$I$2]*([.$A16]-1) + [parameters.$H$2]" office:value-type="float" office:value="46">
            <text:p>4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[.B16]+[.C16]" office:value-type="float" office:value="19240">
            <text:p>19240</text:p>
          </table:table-cell>
          <table:table-cell table:formula="oooc:=[.$A17]^[parameters.$B$2] + [parameters.$C$2]*([.A17]-1)+[parameters.$A$2]" office:value-type="float" office:value="5002">
            <text:p>5002</text:p>
          </table:table-cell>
          <table:table-cell table:formula="oooc:=[parameters.$E$2]*([.$A17]-1) + [parameters.$D$2]" office:value-type="float" office:value="95">
            <text:p>95</text:p>
          </table:table-cell>
          <table:table-cell table:formula="oooc:=[parameters.$G$2]*([.$A17]-1) + [parameters.$F$2]" office:value-type="float" office:value="32">
            <text:p>32</text:p>
          </table:table-cell>
          <table:table-cell table:formula="oooc:=[parameters.$I$2]*([.$A17]-1) + [parameters.$H$2]" office:value-type="float" office:value="49">
            <text:p>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ooc:=[.B17]+[.C17]" office:value-type="float" office:value="24242">
            <text:p>24242</text:p>
          </table:table-cell>
          <table:table-cell table:formula="oooc:=[.$A18]^[parameters.$B$2] + [parameters.$C$2]*([.A18]-1)+[parameters.$A$2]" office:value-type="float" office:value="5926">
            <text:p>5926</text:p>
          </table:table-cell>
          <table:table-cell table:formula="oooc:=[parameters.$E$2]*([.$A18]-1) + [parameters.$D$2]" office:value-type="float" office:value="100">
            <text:p>100</text:p>
          </table:table-cell>
          <table:table-cell table:formula="oooc:=[parameters.$G$2]*([.$A18]-1) + [parameters.$F$2]" office:value-type="float" office:value="34">
            <text:p>34</text:p>
          </table:table-cell>
          <table:table-cell table:formula="oooc:=[parameters.$I$2]*([.$A18]-1) + [parameters.$H$2]" office:value-type="float" office:value="52">
            <text:p>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ooc:=[.B18]+[.C18]" office:value-type="float" office:value="30168">
            <text:p>30168</text:p>
          </table:table-cell>
          <table:table-cell table:formula="oooc:=[.$A19]^[parameters.$B$2] + [parameters.$C$2]*([.A19]-1)+[parameters.$A$2]" office:value-type="float" office:value="6958">
            <text:p>6958</text:p>
          </table:table-cell>
          <table:table-cell table:formula="oooc:=[parameters.$E$2]*([.$A19]-1) + [parameters.$D$2]" office:value-type="float" office:value="105">
            <text:p>105</text:p>
          </table:table-cell>
          <table:table-cell table:formula="oooc:=[parameters.$G$2]*([.$A19]-1) + [parameters.$F$2]" office:value-type="float" office:value="36">
            <text:p>36</text:p>
          </table:table-cell>
          <table:table-cell table:formula="oooc:=[parameters.$I$2]*([.$A19]-1) + [parameters.$H$2]" office:value-type="float" office:value="55">
            <text:p>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ooc:=[.B19]+[.C19]" office:value-type="float" office:value="37126">
            <text:p>37126</text:p>
          </table:table-cell>
          <table:table-cell table:formula="oooc:=[.$A20]^[parameters.$B$2] + [parameters.$C$2]*([.A20]-1)+[parameters.$A$2]" office:value-type="float" office:value="8104">
            <text:p>8104</text:p>
          </table:table-cell>
          <table:table-cell table:formula="oooc:=[parameters.$E$2]*([.$A20]-1) + [parameters.$D$2]" office:value-type="float" office:value="110">
            <text:p>110</text:p>
          </table:table-cell>
          <table:table-cell table:formula="oooc:=[parameters.$G$2]*([.$A20]-1) + [parameters.$F$2]" office:value-type="float" office:value="38">
            <text:p>38</text:p>
          </table:table-cell>
          <table:table-cell table:formula="oooc:=[parameters.$I$2]*([.$A20]-1) + [parameters.$H$2]" office:value-type="float" office:value="58">
            <text:p>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ooc:=[.B20]+[.C20]" office:value-type="float" office:value="45230">
            <text:p>45230</text:p>
          </table:table-cell>
          <table:table-cell table:formula="oooc:=[.$A21]^[parameters.$B$2] + [parameters.$C$2]*([.A21]-1)+[parameters.$A$2]" office:value-type="float" office:value="9370">
            <text:p>9370</text:p>
          </table:table-cell>
          <table:table-cell table:formula="oooc:=[parameters.$E$2]*([.$A21]-1) + [parameters.$D$2]" office:value-type="float" office:value="115">
            <text:p>115</text:p>
          </table:table-cell>
          <table:table-cell table:formula="oooc:=[parameters.$G$2]*([.$A21]-1) + [parameters.$F$2]" office:value-type="float" office:value="40">
            <text:p>40</text:p>
          </table:table-cell>
          <table:table-cell table:formula="oooc:=[parameters.$I$2]*([.$A21]-1) + [parameters.$H$2]" office:value-type="float" office:value="61">
            <text:p>6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ooc:=[.B21]+[.C21]" office:value-type="float" office:value="54600">
            <text:p>54600</text:p>
          </table:table-cell>
          <table:table-cell table:formula="oooc:=[.$A22]^[parameters.$B$2] + [parameters.$C$2]*([.A22]-1)+[parameters.$A$2]" office:value-type="float" office:value="10762">
            <text:p>10762</text:p>
          </table:table-cell>
          <table:table-cell table:formula="oooc:=[parameters.$E$2]*([.$A22]-1) + [parameters.$D$2]" office:value-type="float" office:value="120">
            <text:p>120</text:p>
          </table:table-cell>
          <table:table-cell table:formula="oooc:=[parameters.$G$2]*([.$A22]-1) + [parameters.$F$2]" office:value-type="float" office:value="42">
            <text:p>42</text:p>
          </table:table-cell>
          <table:table-cell table:formula="oooc:=[parameters.$I$2]*([.$A22]-1) + [parameters.$H$2]" office:value-type="float" office:value="64">
            <text:p>6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ooc:=[.B22]+[.C22]" office:value-type="float" office:value="65362">
            <text:p>65362</text:p>
          </table:table-cell>
          <table:table-cell table:formula="oooc:=[.$A23]^[parameters.$B$2] + [parameters.$C$2]*([.A23]-1)+[parameters.$A$2]" office:value-type="float" office:value="12286">
            <text:p>12286</text:p>
          </table:table-cell>
          <table:table-cell table:formula="oooc:=[parameters.$E$2]*([.$A23]-1) + [parameters.$D$2]" office:value-type="float" office:value="125">
            <text:p>125</text:p>
          </table:table-cell>
          <table:table-cell table:formula="oooc:=[parameters.$G$2]*([.$A23]-1) + [parameters.$F$2]" office:value-type="float" office:value="44">
            <text:p>44</text:p>
          </table:table-cell>
          <table:table-cell table:formula="oooc:=[parameters.$I$2]*([.$A23]-1) + [parameters.$H$2]" office:value-type="float" office:value="67">
            <text:p>6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ooc:=[.B23]+[.C23]" office:value-type="float" office:value="77648">
            <text:p>77648</text:p>
          </table:table-cell>
          <table:table-cell table:formula="oooc:=[.$A24]^[parameters.$B$2] + [parameters.$C$2]*([.A24]-1)+[parameters.$A$2]" office:value-type="float" office:value="13948">
            <text:p>13948</text:p>
          </table:table-cell>
          <table:table-cell table:formula="oooc:=[parameters.$E$2]*([.$A24]-1) + [parameters.$D$2]" office:value-type="float" office:value="130">
            <text:p>130</text:p>
          </table:table-cell>
          <table:table-cell table:formula="oooc:=[parameters.$G$2]*([.$A24]-1) + [parameters.$F$2]" office:value-type="float" office:value="46">
            <text:p>46</text:p>
          </table:table-cell>
          <table:table-cell table:formula="oooc:=[parameters.$I$2]*([.$A24]-1) + [parameters.$H$2]" office:value-type="float" office:value="70">
            <text:p>7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ooc:=[.B24]+[.C24]" office:value-type="float" office:value="91596">
            <text:p>91596</text:p>
          </table:table-cell>
          <table:table-cell table:formula="oooc:=[.$A25]^[parameters.$B$2] + [parameters.$C$2]*([.A25]-1)+[parameters.$A$2]" office:value-type="float" office:value="15754">
            <text:p>15754</text:p>
          </table:table-cell>
          <table:table-cell table:formula="oooc:=[parameters.$E$2]*([.$A25]-1) + [parameters.$D$2]" office:value-type="float" office:value="135">
            <text:p>135</text:p>
          </table:table-cell>
          <table:table-cell table:formula="oooc:=[parameters.$G$2]*([.$A25]-1) + [parameters.$F$2]" office:value-type="float" office:value="48">
            <text:p>48</text:p>
          </table:table-cell>
          <table:table-cell table:formula="oooc:=[parameters.$I$2]*([.$A25]-1) + [parameters.$H$2]" office:value-type="float" office:value="73">
            <text:p>7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ooc:=[.B25]+[.C25]" office:value-type="float" office:value="107350">
            <text:p>107350</text:p>
          </table:table-cell>
          <table:table-cell table:formula="oooc:=[.$A26]^[parameters.$B$2] + [parameters.$C$2]*([.A26]-1)+[parameters.$A$2]" office:value-type="float" office:value="17710">
            <text:p>17710</text:p>
          </table:table-cell>
          <table:table-cell table:formula="oooc:=[parameters.$E$2]*([.$A26]-1) + [parameters.$D$2]" office:value-type="float" office:value="140">
            <text:p>140</text:p>
          </table:table-cell>
          <table:table-cell table:formula="oooc:=[parameters.$G$2]*([.$A26]-1) + [parameters.$F$2]" office:value-type="float" office:value="50">
            <text:p>50</text:p>
          </table:table-cell>
          <table:table-cell table:formula="oooc:=[parameters.$I$2]*([.$A26]-1) + [parameters.$H$2]" office:value-type="float" office:value="76">
            <text:p>7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ooc:=[.B26]+[.C26]" office:value-type="float" office:value="125060">
            <text:p>125060</text:p>
          </table:table-cell>
          <table:table-cell table:formula="oooc:=[.$A27]^[parameters.$B$2] + [parameters.$C$2]*([.A27]-1)+[parameters.$A$2]" office:value-type="float" office:value="19822">
            <text:p>19822</text:p>
          </table:table-cell>
          <table:table-cell table:formula="oooc:=[parameters.$E$2]*([.$A27]-1) + [parameters.$D$2]" office:value-type="float" office:value="145">
            <text:p>145</text:p>
          </table:table-cell>
          <table:table-cell table:formula="oooc:=[parameters.$G$2]*([.$A27]-1) + [parameters.$F$2]" office:value-type="float" office:value="52">
            <text:p>52</text:p>
          </table:table-cell>
          <table:table-cell table:formula="oooc:=[parameters.$I$2]*([.$A27]-1) + [parameters.$H$2]" office:value-type="float" office:value="79">
            <text:p>7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ooc:=[.B27]+[.C27]" office:value-type="float" office:value="144882">
            <text:p>144882</text:p>
          </table:table-cell>
          <table:table-cell table:formula="oooc:=[.$A28]^[parameters.$B$2] + [parameters.$C$2]*([.A28]-1)+[parameters.$A$2]" office:value-type="float" office:value="22096">
            <text:p>22096</text:p>
          </table:table-cell>
          <table:table-cell table:formula="oooc:=[parameters.$E$2]*([.$A28]-1) + [parameters.$D$2]" office:value-type="float" office:value="150">
            <text:p>150</text:p>
          </table:table-cell>
          <table:table-cell table:formula="oooc:=[parameters.$G$2]*([.$A28]-1) + [parameters.$F$2]" office:value-type="float" office:value="54">
            <text:p>54</text:p>
          </table:table-cell>
          <table:table-cell table:formula="oooc:=[parameters.$I$2]*([.$A28]-1) + [parameters.$H$2]" office:value-type="float" office:value="82">
            <text:p>8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ooc:=[.B28]+[.C28]" office:value-type="float" office:value="166978">
            <text:p>166978</text:p>
          </table:table-cell>
          <table:table-cell table:formula="oooc:=[.$A29]^[parameters.$B$2] + [parameters.$C$2]*([.A29]-1)+[parameters.$A$2]" office:value-type="float" office:value="24538">
            <text:p>24538</text:p>
          </table:table-cell>
          <table:table-cell table:formula="oooc:=[parameters.$E$2]*([.$A29]-1) + [parameters.$D$2]" office:value-type="float" office:value="155">
            <text:p>155</text:p>
          </table:table-cell>
          <table:table-cell table:formula="oooc:=[parameters.$G$2]*([.$A29]-1) + [parameters.$F$2]" office:value-type="float" office:value="56">
            <text:p>56</text:p>
          </table:table-cell>
          <table:table-cell table:formula="oooc:=[parameters.$I$2]*([.$A29]-1) + [parameters.$H$2]" office:value-type="float" office:value="85">
            <text:p>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ooc:=[.B29]+[.C29]" office:value-type="float" office:value="191516">
            <text:p>191516</text:p>
          </table:table-cell>
          <table:table-cell table:formula="oooc:=[.$A30]^[parameters.$B$2] + [parameters.$C$2]*([.A30]-1)+[parameters.$A$2]" office:value-type="float" office:value="27154">
            <text:p>27154</text:p>
          </table:table-cell>
          <table:table-cell table:formula="oooc:=[parameters.$E$2]*([.$A30]-1) + [parameters.$D$2]" office:value-type="float" office:value="160">
            <text:p>160</text:p>
          </table:table-cell>
          <table:table-cell table:formula="oooc:=[parameters.$G$2]*([.$A30]-1) + [parameters.$F$2]" office:value-type="float" office:value="58">
            <text:p>58</text:p>
          </table:table-cell>
          <table:table-cell table:formula="oooc:=[parameters.$I$2]*([.$A30]-1) + [parameters.$H$2]" office:value-type="float" office:value="88">
            <text:p>8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ooc:=[.B30]+[.C30]" office:value-type="float" office:value="218670">
            <text:p>218670</text:p>
          </table:table-cell>
          <table:table-cell table:formula="oooc:=[.$A31]^[parameters.$B$2] + [parameters.$C$2]*([.A31]-1)+[parameters.$A$2]" office:value-type="float" office:value="29950">
            <text:p>29950</text:p>
          </table:table-cell>
          <table:table-cell table:formula="oooc:=[parameters.$E$2]*([.$A31]-1) + [parameters.$D$2]" office:value-type="float" office:value="165">
            <text:p>165</text:p>
          </table:table-cell>
          <table:table-cell table:formula="oooc:=[parameters.$G$2]*([.$A31]-1) + [parameters.$F$2]" office:value-type="float" office:value="60">
            <text:p>60</text:p>
          </table:table-cell>
          <table:table-cell table:formula="oooc:=[parameters.$I$2]*([.$A31]-1) + [parameters.$H$2]" office:value-type="float" office:value="91">
            <text:p>9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ooc:=[.B31]+[.C31]" office:value-type="float" office:value="248620">
            <text:p>248620</text:p>
          </table:table-cell>
          <table:table-cell table:formula="oooc:=[.$A32]^[parameters.$B$2] + [parameters.$C$2]*([.A32]-1)+[parameters.$A$2]" office:value-type="float" office:value="32932">
            <text:p>32932</text:p>
          </table:table-cell>
          <table:table-cell table:formula="oooc:=[parameters.$E$2]*([.$A32]-1) + [parameters.$D$2]" office:value-type="float" office:value="170">
            <text:p>170</text:p>
          </table:table-cell>
          <table:table-cell table:formula="oooc:=[parameters.$G$2]*([.$A32]-1) + [parameters.$F$2]" office:value-type="float" office:value="62">
            <text:p>62</text:p>
          </table:table-cell>
          <table:table-cell table:formula="oooc:=[parameters.$I$2]*([.$A32]-1) + [parameters.$H$2]" office:value-type="float" office:value="94">
            <text:p>9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ooc:=[.B32]+[.C32]" office:value-type="float" office:value="281552">
            <text:p>281552</text:p>
          </table:table-cell>
          <table:table-cell table:formula="oooc:=[.$A33]^[parameters.$B$2] + [parameters.$C$2]*([.A33]-1)+[parameters.$A$2]" office:value-type="float" office:value="36106">
            <text:p>36106</text:p>
          </table:table-cell>
          <table:table-cell table:formula="oooc:=[parameters.$E$2]*([.$A33]-1) + [parameters.$D$2]" office:value-type="float" office:value="175">
            <text:p>175</text:p>
          </table:table-cell>
          <table:table-cell table:formula="oooc:=[parameters.$G$2]*([.$A33]-1) + [parameters.$F$2]" office:value-type="float" office:value="64">
            <text:p>64</text:p>
          </table:table-cell>
          <table:table-cell table:formula="oooc:=[parameters.$I$2]*([.$A33]-1) + [parameters.$H$2]" office:value-type="float" office:value="97">
            <text:p>9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ooc:=[.B33]+[.C33]" office:value-type="float" office:value="317658">
            <text:p>317658</text:p>
          </table:table-cell>
          <table:table-cell table:formula="oooc:=[.$A34]^[parameters.$B$2] + [parameters.$C$2]*([.A34]-1)+[parameters.$A$2]" office:value-type="float" office:value="39478">
            <text:p>39478</text:p>
          </table:table-cell>
          <table:table-cell table:formula="oooc:=[parameters.$E$2]*([.$A34]-1) + [parameters.$D$2]" office:value-type="float" office:value="180">
            <text:p>180</text:p>
          </table:table-cell>
          <table:table-cell table:formula="oooc:=[parameters.$G$2]*([.$A34]-1) + [parameters.$F$2]" office:value-type="float" office:value="66">
            <text:p>66</text:p>
          </table:table-cell>
          <table:table-cell table:formula="oooc:=[parameters.$I$2]*([.$A34]-1) + [parameters.$H$2]" office:value-type="float" office:value="100">
            <text:p>10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ooc:=[.B34]+[.C34]" office:value-type="float" office:value="357136">
            <text:p>357136</text:p>
          </table:table-cell>
          <table:table-cell table:formula="oooc:=[.$A35]^[parameters.$B$2] + [parameters.$C$2]*([.A35]-1)+[parameters.$A$2]" office:value-type="float" office:value="43054">
            <text:p>43054</text:p>
          </table:table-cell>
          <table:table-cell table:formula="oooc:=[parameters.$E$2]*([.$A35]-1) + [parameters.$D$2]" office:value-type="float" office:value="185">
            <text:p>185</text:p>
          </table:table-cell>
          <table:table-cell table:formula="oooc:=[parameters.$G$2]*([.$A35]-1) + [parameters.$F$2]" office:value-type="float" office:value="68">
            <text:p>68</text:p>
          </table:table-cell>
          <table:table-cell table:formula="oooc:=[parameters.$I$2]*([.$A35]-1) + [parameters.$H$2]" office:value-type="float" office:value="103">
            <text:p>1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ooc:=[.B35]+[.C35]" office:value-type="float" office:value="400190">
            <text:p>400190</text:p>
          </table:table-cell>
          <table:table-cell table:formula="oooc:=[.$A36]^[parameters.$B$2] + [parameters.$C$2]*([.A36]-1)+[parameters.$A$2]" office:value-type="float" office:value="46840">
            <text:p>46840</text:p>
          </table:table-cell>
          <table:table-cell table:formula="oooc:=[parameters.$E$2]*([.$A36]-1) + [parameters.$D$2]" office:value-type="float" office:value="190">
            <text:p>190</text:p>
          </table:table-cell>
          <table:table-cell table:formula="oooc:=[parameters.$G$2]*([.$A36]-1) + [parameters.$F$2]" office:value-type="float" office:value="70">
            <text:p>70</text:p>
          </table:table-cell>
          <table:table-cell table:formula="oooc:=[parameters.$I$2]*([.$A36]-1) + [parameters.$H$2]" office:value-type="float" office:value="106">
            <text:p>10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ooc:=[.B36]+[.C36]" office:value-type="float" office:value="447030">
            <text:p>447030</text:p>
          </table:table-cell>
          <table:table-cell table:formula="oooc:=[.$A37]^[parameters.$B$2] + [parameters.$C$2]*([.A37]-1)+[parameters.$A$2]" office:value-type="float" office:value="50842">
            <text:p>50842</text:p>
          </table:table-cell>
          <table:table-cell table:formula="oooc:=[parameters.$E$2]*([.$A37]-1) + [parameters.$D$2]" office:value-type="float" office:value="195">
            <text:p>195</text:p>
          </table:table-cell>
          <table:table-cell table:formula="oooc:=[parameters.$G$2]*([.$A37]-1) + [parameters.$F$2]" office:value-type="float" office:value="72">
            <text:p>72</text:p>
          </table:table-cell>
          <table:table-cell table:formula="oooc:=[parameters.$I$2]*([.$A37]-1) + [parameters.$H$2]" office:value-type="float" office:value="109">
            <text:p>10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ooc:=[.B37]+[.C37]" office:value-type="float" office:value="497872">
            <text:p>497872</text:p>
          </table:table-cell>
          <table:table-cell table:formula="oooc:=[.$A38]^[parameters.$B$2] + [parameters.$C$2]*([.A38]-1)+[parameters.$A$2]" office:value-type="float" office:value="55066">
            <text:p>55066</text:p>
          </table:table-cell>
          <table:table-cell table:formula="oooc:=[parameters.$E$2]*([.$A38]-1) + [parameters.$D$2]" office:value-type="float" office:value="200">
            <text:p>200</text:p>
          </table:table-cell>
          <table:table-cell table:formula="oooc:=[parameters.$G$2]*([.$A38]-1) + [parameters.$F$2]" office:value-type="float" office:value="74">
            <text:p>74</text:p>
          </table:table-cell>
          <table:table-cell table:formula="oooc:=[parameters.$I$2]*([.$A38]-1) + [parameters.$H$2]" office:value-type="float" office:value="112">
            <text:p>11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ooc:=[.B38]+[.C38]" office:value-type="float" office:value="552938">
            <text:p>552938</text:p>
          </table:table-cell>
          <table:table-cell table:formula="oooc:=[.$A39]^[parameters.$B$2] + [parameters.$C$2]*([.A39]-1)+[parameters.$A$2]" office:value-type="float" office:value="59518">
            <text:p>59518</text:p>
          </table:table-cell>
          <table:table-cell table:formula="oooc:=[parameters.$E$2]*([.$A39]-1) + [parameters.$D$2]" office:value-type="float" office:value="205">
            <text:p>205</text:p>
          </table:table-cell>
          <table:table-cell table:formula="oooc:=[parameters.$G$2]*([.$A39]-1) + [parameters.$F$2]" office:value-type="float" office:value="76">
            <text:p>76</text:p>
          </table:table-cell>
          <table:table-cell table:formula="oooc:=[parameters.$I$2]*([.$A39]-1) + [parameters.$H$2]" office:value-type="float" office:value="115">
            <text:p>1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ooc:=[.B39]+[.C39]" office:value-type="float" office:value="612456">
            <text:p>612456</text:p>
          </table:table-cell>
          <table:table-cell table:formula="oooc:=[.$A40]^[parameters.$B$2] + [parameters.$C$2]*([.A40]-1)+[parameters.$A$2]" office:value-type="float" office:value="64204">
            <text:p>64204</text:p>
          </table:table-cell>
          <table:table-cell table:formula="oooc:=[parameters.$E$2]*([.$A40]-1) + [parameters.$D$2]" office:value-type="float" office:value="210">
            <text:p>210</text:p>
          </table:table-cell>
          <table:table-cell table:formula="oooc:=[parameters.$G$2]*([.$A40]-1) + [parameters.$F$2]" office:value-type="float" office:value="78">
            <text:p>78</text:p>
          </table:table-cell>
          <table:table-cell table:formula="oooc:=[parameters.$I$2]*([.$A40]-1) + [parameters.$H$2]" office:value-type="float" office:value="118">
            <text:p>11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ooc:=[.B40]+[.C40]" office:value-type="float" office:value="676660">
            <text:p>676660</text:p>
          </table:table-cell>
          <table:table-cell table:formula="oooc:=[.$A41]^[parameters.$B$2] + [parameters.$C$2]*([.A41]-1)+[parameters.$A$2]" office:value-type="float" office:value="69130">
            <text:p>69130</text:p>
          </table:table-cell>
          <table:table-cell table:formula="oooc:=[parameters.$E$2]*([.$A41]-1) + [parameters.$D$2]" office:value-type="float" office:value="215">
            <text:p>215</text:p>
          </table:table-cell>
          <table:table-cell table:formula="oooc:=[parameters.$G$2]*([.$A41]-1) + [parameters.$F$2]" office:value-type="float" office:value="80">
            <text:p>80</text:p>
          </table:table-cell>
          <table:table-cell table:formula="oooc:=[parameters.$I$2]*([.$A41]-1) + [parameters.$H$2]" office:value-type="float" office:value="121">
            <text:p>12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ooc:=[.B41]+[.C41]" office:value-type="float" office:value="745790">
            <text:p>745790</text:p>
          </table:table-cell>
          <table:table-cell table:formula="oooc:=[.$A42]^[parameters.$B$2] + [parameters.$C$2]*([.A42]-1)+[parameters.$A$2]" office:value-type="float" office:value="74302">
            <text:p>74302</text:p>
          </table:table-cell>
          <table:table-cell table:formula="oooc:=[parameters.$E$2]*([.$A42]-1) + [parameters.$D$2]" office:value-type="float" office:value="220">
            <text:p>220</text:p>
          </table:table-cell>
          <table:table-cell table:formula="oooc:=[parameters.$G$2]*([.$A42]-1) + [parameters.$F$2]" office:value-type="float" office:value="82">
            <text:p>82</text:p>
          </table:table-cell>
          <table:table-cell table:formula="oooc:=[parameters.$I$2]*([.$A42]-1) + [parameters.$H$2]" office:value-type="float" office:value="124">
            <text:p>12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ooc:=[.B42]+[.C42]" office:value-type="float" office:value="820092">
            <text:p>820092</text:p>
          </table:table-cell>
          <table:table-cell table:formula="oooc:=[.$A43]^[parameters.$B$2] + [parameters.$C$2]*([.A43]-1)+[parameters.$A$2]" office:value-type="float" office:value="79726">
            <text:p>79726</text:p>
          </table:table-cell>
          <table:table-cell table:formula="oooc:=[parameters.$E$2]*([.$A43]-1) + [parameters.$D$2]" office:value-type="float" office:value="225">
            <text:p>225</text:p>
          </table:table-cell>
          <table:table-cell table:formula="oooc:=[parameters.$G$2]*([.$A43]-1) + [parameters.$F$2]" office:value-type="float" office:value="84">
            <text:p>84</text:p>
          </table:table-cell>
          <table:table-cell table:formula="oooc:=[parameters.$I$2]*([.$A43]-1) + [parameters.$H$2]" office:value-type="float" office:value="127">
            <text:p>12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ooc:=[.B43]+[.C43]" office:value-type="float" office:value="899818">
            <text:p>899818</text:p>
          </table:table-cell>
          <table:table-cell table:formula="oooc:=[.$A44]^[parameters.$B$2] + [parameters.$C$2]*([.A44]-1)+[parameters.$A$2]" office:value-type="float" office:value="85408">
            <text:p>85408</text:p>
          </table:table-cell>
          <table:table-cell table:formula="oooc:=[parameters.$E$2]*([.$A44]-1) + [parameters.$D$2]" office:value-type="float" office:value="230">
            <text:p>230</text:p>
          </table:table-cell>
          <table:table-cell table:formula="oooc:=[parameters.$G$2]*([.$A44]-1) + [parameters.$F$2]" office:value-type="float" office:value="86">
            <text:p>86</text:p>
          </table:table-cell>
          <table:table-cell table:formula="oooc:=[parameters.$I$2]*([.$A44]-1) + [parameters.$H$2]" office:value-type="float" office:value="130">
            <text:p>13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ooc:=[.B44]+[.C44]" office:value-type="float" office:value="985226">
            <text:p>985226</text:p>
          </table:table-cell>
          <table:table-cell table:formula="oooc:=[.$A45]^[parameters.$B$2] + [parameters.$C$2]*([.A45]-1)+[parameters.$A$2]" office:value-type="float" office:value="91354">
            <text:p>91354</text:p>
          </table:table-cell>
          <table:table-cell table:formula="oooc:=[parameters.$E$2]*([.$A45]-1) + [parameters.$D$2]" office:value-type="float" office:value="235">
            <text:p>235</text:p>
          </table:table-cell>
          <table:table-cell table:formula="oooc:=[parameters.$G$2]*([.$A45]-1) + [parameters.$F$2]" office:value-type="float" office:value="88">
            <text:p>88</text:p>
          </table:table-cell>
          <table:table-cell table:formula="oooc:=[parameters.$I$2]*([.$A45]-1) + [parameters.$H$2]" office:value-type="float" office:value="133">
            <text:p>1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ooc:=[.B45]+[.C45]" office:value-type="float" office:value="1076580">
            <text:p>1076580</text:p>
          </table:table-cell>
          <table:table-cell table:formula="oooc:=[.$A46]^[parameters.$B$2] + [parameters.$C$2]*([.A46]-1)+[parameters.$A$2]" office:value-type="float" office:value="97570">
            <text:p>97570</text:p>
          </table:table-cell>
          <table:table-cell table:formula="oooc:=[parameters.$E$2]*([.$A46]-1) + [parameters.$D$2]" office:value-type="float" office:value="240">
            <text:p>240</text:p>
          </table:table-cell>
          <table:table-cell table:formula="oooc:=[parameters.$G$2]*([.$A46]-1) + [parameters.$F$2]" office:value-type="float" office:value="90">
            <text:p>90</text:p>
          </table:table-cell>
          <table:table-cell table:formula="oooc:=[parameters.$I$2]*([.$A46]-1) + [parameters.$H$2]" office:value-type="float" office:value="136">
            <text:p>13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ooc:=[.B46]+[.C46]" office:value-type="float" office:value="1174150">
            <text:p>1174150</text:p>
          </table:table-cell>
          <table:table-cell table:formula="oooc:=[.$A47]^[parameters.$B$2] + [parameters.$C$2]*([.A47]-1)+[parameters.$A$2]" office:value-type="float" office:value="104062">
            <text:p>104062</text:p>
          </table:table-cell>
          <table:table-cell table:formula="oooc:=[parameters.$E$2]*([.$A47]-1) + [parameters.$D$2]" office:value-type="float" office:value="245">
            <text:p>245</text:p>
          </table:table-cell>
          <table:table-cell table:formula="oooc:=[parameters.$G$2]*([.$A47]-1) + [parameters.$F$2]" office:value-type="float" office:value="92">
            <text:p>92</text:p>
          </table:table-cell>
          <table:table-cell table:formula="oooc:=[parameters.$I$2]*([.$A47]-1) + [parameters.$H$2]" office:value-type="float" office:value="139">
            <text:p>13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ooc:=[.B47]+[.C47]" office:value-type="float" office:value="1278212">
            <text:p>1278212</text:p>
          </table:table-cell>
          <table:table-cell table:formula="oooc:=[.$A48]^[parameters.$B$2] + [parameters.$C$2]*([.A48]-1)+[parameters.$A$2]" office:value-type="float" office:value="110836">
            <text:p>110836</text:p>
          </table:table-cell>
          <table:table-cell table:formula="oooc:=[parameters.$E$2]*([.$A48]-1) + [parameters.$D$2]" office:value-type="float" office:value="250">
            <text:p>250</text:p>
          </table:table-cell>
          <table:table-cell table:formula="oooc:=[parameters.$G$2]*([.$A48]-1) + [parameters.$F$2]" office:value-type="float" office:value="94">
            <text:p>94</text:p>
          </table:table-cell>
          <table:table-cell table:formula="oooc:=[parameters.$I$2]*([.$A48]-1) + [parameters.$H$2]" office:value-type="float" office:value="142">
            <text:p>14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ooc:=[.B48]+[.C48]" office:value-type="float" office:value="1389048">
            <text:p>1389048</text:p>
          </table:table-cell>
          <table:table-cell table:formula="oooc:=[.$A49]^[parameters.$B$2] + [parameters.$C$2]*([.A49]-1)+[parameters.$A$2]" office:value-type="float" office:value="117898">
            <text:p>117898</text:p>
          </table:table-cell>
          <table:table-cell table:formula="oooc:=[parameters.$E$2]*([.$A49]-1) + [parameters.$D$2]" office:value-type="float" office:value="255">
            <text:p>255</text:p>
          </table:table-cell>
          <table:table-cell table:formula="oooc:=[parameters.$G$2]*([.$A49]-1) + [parameters.$F$2]" office:value-type="float" office:value="96">
            <text:p>96</text:p>
          </table:table-cell>
          <table:table-cell table:formula="oooc:=[parameters.$I$2]*([.$A49]-1) + [parameters.$H$2]" office:value-type="float" office:value="145">
            <text:p>1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ooc:=[.B49]+[.C49]" office:value-type="float" office:value="1506946">
            <text:p>1506946</text:p>
          </table:table-cell>
          <table:table-cell table:formula="oooc:=[.$A50]^[parameters.$B$2] + [parameters.$C$2]*([.A50]-1)+[parameters.$A$2]" office:value-type="float" office:value="125254">
            <text:p>125254</text:p>
          </table:table-cell>
          <table:table-cell table:formula="oooc:=[parameters.$E$2]*([.$A50]-1) + [parameters.$D$2]" office:value-type="float" office:value="260">
            <text:p>260</text:p>
          </table:table-cell>
          <table:table-cell table:formula="oooc:=[parameters.$G$2]*([.$A50]-1) + [parameters.$F$2]" office:value-type="float" office:value="98">
            <text:p>98</text:p>
          </table:table-cell>
          <table:table-cell table:formula="oooc:=[parameters.$I$2]*([.$A50]-1) + [parameters.$H$2]" office:value-type="float" office:value="148">
            <text:p>14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ooc:=[.B50]+[.C50]" office:value-type="float" office:value="1632200">
            <text:p>1632200</text:p>
          </table:table-cell>
          <table:table-cell table:formula="oooc:=[.$A51]^[parameters.$B$2] + [parameters.$C$2]*([.A51]-1)+[parameters.$A$2]" office:value-type="float" office:value="132910">
            <text:p>132910</text:p>
          </table:table-cell>
          <table:table-cell table:formula="oooc:=[parameters.$E$2]*([.$A51]-1) + [parameters.$D$2]" office:value-type="float" office:value="265">
            <text:p>265</text:p>
          </table:table-cell>
          <table:table-cell table:formula="oooc:=[parameters.$G$2]*([.$A51]-1) + [parameters.$F$2]" office:value-type="float" office:value="100">
            <text:p>100</text:p>
          </table:table-cell>
          <table:table-cell table:formula="oooc:=[parameters.$I$2]*([.$A51]-1) + [parameters.$H$2]" office:value-type="float" office:value="151">
            <text:p>15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ooc:=[.B51]+[.C51]" office:value-type="float" office:value="1765110">
            <text:p>1765110</text:p>
          </table:table-cell>
          <table:table-cell table:formula="oooc:=[.$A52]^[parameters.$B$2] + [parameters.$C$2]*([.A52]-1)+[parameters.$A$2]" office:value-type="float" office:value="140872">
            <text:p>140872</text:p>
          </table:table-cell>
          <table:table-cell table:formula="oooc:=[parameters.$E$2]*([.$A52]-1) + [parameters.$D$2]" office:value-type="float" office:value="270">
            <text:p>270</text:p>
          </table:table-cell>
          <table:table-cell table:formula="oooc:=[parameters.$G$2]*([.$A52]-1) + [parameters.$F$2]" office:value-type="float" office:value="102">
            <text:p>102</text:p>
          </table:table-cell>
          <table:table-cell table:formula="oooc:=[parameters.$I$2]*([.$A52]-1) + [parameters.$H$2]" office:value-type="float" office:value="154">
            <text:p>15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ooc:=[.B52]+[.C52]" office:value-type="float" office:value="1905982">
            <text:p>1905982</text:p>
          </table:table-cell>
          <table:table-cell table:formula="oooc:=[.$A53]^[parameters.$B$2] + [parameters.$C$2]*([.A53]-1)+[parameters.$A$2]" office:value-type="float" office:value="149146">
            <text:p>149146</text:p>
          </table:table-cell>
          <table:table-cell table:formula="oooc:=[parameters.$E$2]*([.$A53]-1) + [parameters.$D$2]" office:value-type="float" office:value="275">
            <text:p>275</text:p>
          </table:table-cell>
          <table:table-cell table:formula="oooc:=[parameters.$G$2]*([.$A53]-1) + [parameters.$F$2]" office:value-type="float" office:value="104">
            <text:p>104</text:p>
          </table:table-cell>
          <table:table-cell table:formula="oooc:=[parameters.$I$2]*([.$A53]-1) + [parameters.$H$2]" office:value-type="float" office:value="157">
            <text:p>15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ooc:=[.B53]+[.C53]" office:value-type="float" office:value="2055128">
            <text:p>2055128</text:p>
          </table:table-cell>
          <table:table-cell table:formula="oooc:=[.$A54]^[parameters.$B$2] + [parameters.$C$2]*([.A54]-1)+[parameters.$A$2]" office:value-type="float" office:value="157738">
            <text:p>157738</text:p>
          </table:table-cell>
          <table:table-cell table:formula="oooc:=[parameters.$E$2]*([.$A54]-1) + [parameters.$D$2]" office:value-type="float" office:value="280">
            <text:p>280</text:p>
          </table:table-cell>
          <table:table-cell table:formula="oooc:=[parameters.$G$2]*([.$A54]-1) + [parameters.$F$2]" office:value-type="float" office:value="106">
            <text:p>106</text:p>
          </table:table-cell>
          <table:table-cell table:formula="oooc:=[parameters.$I$2]*([.$A54]-1) + [parameters.$H$2]" office:value-type="float" office:value="160">
            <text:p>16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ooc:=[.B54]+[.C54]" office:value-type="float" office:value="2212866">
            <text:p>2212866</text:p>
          </table:table-cell>
          <table:table-cell table:formula="oooc:=[.$A55]^[parameters.$B$2] + [parameters.$C$2]*([.A55]-1)+[parameters.$A$2]" office:value-type="float" office:value="166654">
            <text:p>166654</text:p>
          </table:table-cell>
          <table:table-cell table:formula="oooc:=[parameters.$E$2]*([.$A55]-1) + [parameters.$D$2]" office:value-type="float" office:value="285">
            <text:p>285</text:p>
          </table:table-cell>
          <table:table-cell table:formula="oooc:=[parameters.$G$2]*([.$A55]-1) + [parameters.$F$2]" office:value-type="float" office:value="108">
            <text:p>108</text:p>
          </table:table-cell>
          <table:table-cell table:formula="oooc:=[parameters.$I$2]*([.$A55]-1) + [parameters.$H$2]" office:value-type="float" office:value="163">
            <text:p>16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ooc:=[.B55]+[.C55]" office:value-type="float" office:value="2379520">
            <text:p>2379520</text:p>
          </table:table-cell>
          <table:table-cell table:formula="oooc:=[.$A56]^[parameters.$B$2] + [parameters.$C$2]*([.A56]-1)+[parameters.$A$2]" office:value-type="float" office:value="175900">
            <text:p>175900</text:p>
          </table:table-cell>
          <table:table-cell table:formula="oooc:=[parameters.$E$2]*([.$A56]-1) + [parameters.$D$2]" office:value-type="float" office:value="290">
            <text:p>290</text:p>
          </table:table-cell>
          <table:table-cell table:formula="oooc:=[parameters.$G$2]*([.$A56]-1) + [parameters.$F$2]" office:value-type="float" office:value="110">
            <text:p>110</text:p>
          </table:table-cell>
          <table:table-cell table:formula="oooc:=[parameters.$I$2]*([.$A56]-1) + [parameters.$H$2]" office:value-type="float" office:value="166">
            <text:p>16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ooc:=[.B56]+[.C56]" office:value-type="float" office:value="2555420">
            <text:p>2555420</text:p>
          </table:table-cell>
          <table:table-cell table:formula="oooc:=[.$A57]^[parameters.$B$2] + [parameters.$C$2]*([.A57]-1)+[parameters.$A$2]" office:value-type="float" office:value="185482">
            <text:p>185482</text:p>
          </table:table-cell>
          <table:table-cell table:formula="oooc:=[parameters.$E$2]*([.$A57]-1) + [parameters.$D$2]" office:value-type="float" office:value="295">
            <text:p>295</text:p>
          </table:table-cell>
          <table:table-cell table:formula="oooc:=[parameters.$G$2]*([.$A57]-1) + [parameters.$F$2]" office:value-type="float" office:value="112">
            <text:p>112</text:p>
          </table:table-cell>
          <table:table-cell table:formula="oooc:=[parameters.$I$2]*([.$A57]-1) + [parameters.$H$2]" office:value-type="float" office:value="169">
            <text:p>16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ooc:=[.B57]+[.C57]" office:value-type="float" office:value="2740902">
            <text:p>2740902</text:p>
          </table:table-cell>
          <table:table-cell table:formula="oooc:=[.$A58]^[parameters.$B$2] + [parameters.$C$2]*([.A58]-1)+[parameters.$A$2]" office:value-type="float" office:value="195406">
            <text:p>195406</text:p>
          </table:table-cell>
          <table:table-cell table:formula="oooc:=[parameters.$E$2]*([.$A58]-1) + [parameters.$D$2]" office:value-type="float" office:value="300">
            <text:p>300</text:p>
          </table:table-cell>
          <table:table-cell table:formula="oooc:=[parameters.$G$2]*([.$A58]-1) + [parameters.$F$2]" office:value-type="float" office:value="114">
            <text:p>114</text:p>
          </table:table-cell>
          <table:table-cell table:formula="oooc:=[parameters.$I$2]*([.$A58]-1) + [parameters.$H$2]" office:value-type="float" office:value="172">
            <text:p>17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ooc:=[.B58]+[.C58]" office:value-type="float" office:value="2936308">
            <text:p>2936308</text:p>
          </table:table-cell>
          <table:table-cell table:formula="oooc:=[.$A59]^[parameters.$B$2] + [parameters.$C$2]*([.A59]-1)+[parameters.$A$2]" office:value-type="float" office:value="205678">
            <text:p>205678</text:p>
          </table:table-cell>
          <table:table-cell table:formula="oooc:=[parameters.$E$2]*([.$A59]-1) + [parameters.$D$2]" office:value-type="float" office:value="305">
            <text:p>305</text:p>
          </table:table-cell>
          <table:table-cell table:formula="oooc:=[parameters.$G$2]*([.$A59]-1) + [parameters.$F$2]" office:value-type="float" office:value="116">
            <text:p>116</text:p>
          </table:table-cell>
          <table:table-cell table:formula="oooc:=[parameters.$I$2]*([.$A59]-1) + [parameters.$H$2]" office:value-type="float" office:value="175">
            <text:p>17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ooc:=[.B59]+[.C59]" office:value-type="float" office:value="3141986">
            <text:p>3141986</text:p>
          </table:table-cell>
          <table:table-cell table:formula="oooc:=[.$A60]^[parameters.$B$2] + [parameters.$C$2]*([.A60]-1)+[parameters.$A$2]" office:value-type="float" office:value="216304">
            <text:p>216304</text:p>
          </table:table-cell>
          <table:table-cell table:formula="oooc:=[parameters.$E$2]*([.$A60]-1) + [parameters.$D$2]" office:value-type="float" office:value="310">
            <text:p>310</text:p>
          </table:table-cell>
          <table:table-cell table:formula="oooc:=[parameters.$G$2]*([.$A60]-1) + [parameters.$F$2]" office:value-type="float" office:value="118">
            <text:p>118</text:p>
          </table:table-cell>
          <table:table-cell table:formula="oooc:=[parameters.$I$2]*([.$A60]-1) + [parameters.$H$2]" office:value-type="float" office:value="178">
            <text:p>17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ooc:=[.B60]+[.C60]" office:value-type="float" office:value="3358290">
            <text:p>3358290</text:p>
          </table:table-cell>
          <table:table-cell table:formula="oooc:=[.$A61]^[parameters.$B$2] + [parameters.$C$2]*([.A61]-1)+[parameters.$A$2]" office:value-type="float" office:value="227290">
            <text:p>227290</text:p>
          </table:table-cell>
          <table:table-cell table:formula="oooc:=[parameters.$E$2]*([.$A61]-1) + [parameters.$D$2]" office:value-type="float" office:value="315">
            <text:p>315</text:p>
          </table:table-cell>
          <table:table-cell table:formula="oooc:=[parameters.$G$2]*([.$A61]-1) + [parameters.$F$2]" office:value-type="float" office:value="120">
            <text:p>120</text:p>
          </table:table-cell>
          <table:table-cell table:formula="oooc:=[parameters.$I$2]*([.$A61]-1) + [parameters.$H$2]" office:value-type="float" office:value="181">
            <text:p>18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ooc:=[.B61]+[.C61]" office:value-type="float" office:value="3585580">
            <text:p>3585580</text:p>
          </table:table-cell>
          <table:table-cell table:formula="oooc:=[.$A62]^[parameters.$B$2] + [parameters.$C$2]*([.A62]-1)+[parameters.$A$2]" office:value-type="float" office:value="238642">
            <text:p>238642</text:p>
          </table:table-cell>
          <table:table-cell table:formula="oooc:=[parameters.$E$2]*([.$A62]-1) + [parameters.$D$2]" office:value-type="float" office:value="320">
            <text:p>320</text:p>
          </table:table-cell>
          <table:table-cell table:formula="oooc:=[parameters.$G$2]*([.$A62]-1) + [parameters.$F$2]" office:value-type="float" office:value="122">
            <text:p>122</text:p>
          </table:table-cell>
          <table:table-cell table:formula="oooc:=[parameters.$I$2]*([.$A62]-1) + [parameters.$H$2]" office:value-type="float" office:value="184">
            <text:p>18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ooc:=[.B62]+[.C62]" office:value-type="float" office:value="3824222">
            <text:p>3824222</text:p>
          </table:table-cell>
          <table:table-cell table:formula="oooc:=[.$A63]^[parameters.$B$2] + [parameters.$C$2]*([.A63]-1)+[parameters.$A$2]" office:value-type="float" office:value="250366">
            <text:p>250366</text:p>
          </table:table-cell>
          <table:table-cell table:formula="oooc:=[parameters.$E$2]*([.$A63]-1) + [parameters.$D$2]" office:value-type="float" office:value="325">
            <text:p>325</text:p>
          </table:table-cell>
          <table:table-cell table:formula="oooc:=[parameters.$G$2]*([.$A63]-1) + [parameters.$F$2]" office:value-type="float" office:value="124">
            <text:p>124</text:p>
          </table:table-cell>
          <table:table-cell table:formula="oooc:=[parameters.$I$2]*([.$A63]-1) + [parameters.$H$2]" office:value-type="float" office:value="187">
            <text:p>18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ooc:=[.B63]+[.C63]" office:value-type="float" office:value="4074588">
            <text:p>4074588</text:p>
          </table:table-cell>
          <table:table-cell table:formula="oooc:=[.$A64]^[parameters.$B$2] + [parameters.$C$2]*([.A64]-1)+[parameters.$A$2]" office:value-type="float" office:value="262468">
            <text:p>262468</text:p>
          </table:table-cell>
          <table:table-cell table:formula="oooc:=[parameters.$E$2]*([.$A64]-1) + [parameters.$D$2]" office:value-type="float" office:value="330">
            <text:p>330</text:p>
          </table:table-cell>
          <table:table-cell table:formula="oooc:=[parameters.$G$2]*([.$A64]-1) + [parameters.$F$2]" office:value-type="float" office:value="126">
            <text:p>126</text:p>
          </table:table-cell>
          <table:table-cell table:formula="oooc:=[parameters.$I$2]*([.$A64]-1) + [parameters.$H$2]" office:value-type="float" office:value="190">
            <text:p>19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ooc:=[.B64]+[.C64]" office:value-type="float" office:value="4337056">
            <text:p>4337056</text:p>
          </table:table-cell>
          <table:table-cell table:formula="oooc:=[.$A65]^[parameters.$B$2] + [parameters.$C$2]*([.A65]-1)+[parameters.$A$2]" office:value-type="float" office:value="274954">
            <text:p>274954</text:p>
          </table:table-cell>
          <table:table-cell table:formula="oooc:=[parameters.$E$2]*([.$A65]-1) + [parameters.$D$2]" office:value-type="float" office:value="335">
            <text:p>335</text:p>
          </table:table-cell>
          <table:table-cell table:formula="oooc:=[parameters.$G$2]*([.$A65]-1) + [parameters.$F$2]" office:value-type="float" office:value="128">
            <text:p>128</text:p>
          </table:table-cell>
          <table:table-cell table:formula="oooc:=[parameters.$I$2]*([.$A65]-1) + [parameters.$H$2]" office:value-type="float" office:value="193">
            <text:p>19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ooc:=[.B65]+[.C65]" office:value-type="float" office:value="4612010">
            <text:p>4612010</text:p>
          </table:table-cell>
          <table:table-cell table:formula="oooc:=[.$A66]^[parameters.$B$2] + [parameters.$C$2]*([.A66]-1)+[parameters.$A$2]" office:value-type="float" office:value="287830">
            <text:p>287830</text:p>
          </table:table-cell>
          <table:table-cell table:formula="oooc:=[parameters.$E$2]*([.$A66]-1) + [parameters.$D$2]" office:value-type="float" office:value="340">
            <text:p>340</text:p>
          </table:table-cell>
          <table:table-cell table:formula="oooc:=[parameters.$G$2]*([.$A66]-1) + [parameters.$F$2]" office:value-type="float" office:value="130">
            <text:p>130</text:p>
          </table:table-cell>
          <table:table-cell table:formula="oooc:=[parameters.$I$2]*([.$A66]-1) + [parameters.$H$2]" office:value-type="float" office:value="196">
            <text:p>19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ooc:=[.B66]+[.C66]" office:value-type="float" office:value="4899840">
            <text:p>4899840</text:p>
          </table:table-cell>
          <table:table-cell table:formula="oooc:=[.$A67]^[parameters.$B$2] + [parameters.$C$2]*([.A67]-1)+[parameters.$A$2]" office:value-type="float" office:value="301102">
            <text:p>301102</text:p>
          </table:table-cell>
          <table:table-cell table:formula="oooc:=[parameters.$E$2]*([.$A67]-1) + [parameters.$D$2]" office:value-type="float" office:value="345">
            <text:p>345</text:p>
          </table:table-cell>
          <table:table-cell table:formula="oooc:=[parameters.$G$2]*([.$A67]-1) + [parameters.$F$2]" office:value-type="float" office:value="132">
            <text:p>132</text:p>
          </table:table-cell>
          <table:table-cell table:formula="oooc:=[parameters.$I$2]*([.$A67]-1) + [parameters.$H$2]" office:value-type="float" office:value="199">
            <text:p>1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ooc:=[.B67]+[.C67]" office:value-type="float" office:value="5200942">
            <text:p>5200942</text:p>
          </table:table-cell>
          <table:table-cell table:formula="oooc:=[.$A68]^[parameters.$B$2] + [parameters.$C$2]*([.A68]-1)+[parameters.$A$2]" office:value-type="float" office:value="314776">
            <text:p>314776</text:p>
          </table:table-cell>
          <table:table-cell table:formula="oooc:=[parameters.$E$2]*([.$A68]-1) + [parameters.$D$2]" office:value-type="float" office:value="350">
            <text:p>350</text:p>
          </table:table-cell>
          <table:table-cell table:formula="oooc:=[parameters.$G$2]*([.$A68]-1) + [parameters.$F$2]" office:value-type="float" office:value="134">
            <text:p>134</text:p>
          </table:table-cell>
          <table:table-cell table:formula="oooc:=[parameters.$I$2]*([.$A68]-1) + [parameters.$H$2]" office:value-type="float" office:value="202">
            <text:p>2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ooc:=[.B68]+[.C68]" office:value-type="float" office:value="5515718">
            <text:p>5515718</text:p>
          </table:table-cell>
          <table:table-cell table:formula="oooc:=[.$A69]^[parameters.$B$2] + [parameters.$C$2]*([.A69]-1)+[parameters.$A$2]" office:value-type="float" office:value="328858">
            <text:p>328858</text:p>
          </table:table-cell>
          <table:table-cell table:formula="oooc:=[parameters.$E$2]*([.$A69]-1) + [parameters.$D$2]" office:value-type="float" office:value="355">
            <text:p>355</text:p>
          </table:table-cell>
          <table:table-cell table:formula="oooc:=[parameters.$G$2]*([.$A69]-1) + [parameters.$F$2]" office:value-type="float" office:value="136">
            <text:p>136</text:p>
          </table:table-cell>
          <table:table-cell table:formula="oooc:=[parameters.$I$2]*([.$A69]-1) + [parameters.$H$2]" office:value-type="float" office:value="205">
            <text:p>2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ooc:=[.B69]+[.C69]" office:value-type="float" office:value="5844576">
            <text:p>5844576</text:p>
          </table:table-cell>
          <table:table-cell table:formula="oooc:=[.$A70]^[parameters.$B$2] + [parameters.$C$2]*([.A70]-1)+[parameters.$A$2]" office:value-type="float" office:value="343354">
            <text:p>343354</text:p>
          </table:table-cell>
          <table:table-cell table:formula="oooc:=[parameters.$E$2]*([.$A70]-1) + [parameters.$D$2]" office:value-type="float" office:value="360">
            <text:p>360</text:p>
          </table:table-cell>
          <table:table-cell table:formula="oooc:=[parameters.$G$2]*([.$A70]-1) + [parameters.$F$2]" office:value-type="float" office:value="138">
            <text:p>138</text:p>
          </table:table-cell>
          <table:table-cell table:formula="oooc:=[parameters.$I$2]*([.$A70]-1) + [parameters.$H$2]" office:value-type="float" office:value="208">
            <text:p>20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ooc:=[.B70]+[.C70]" office:value-type="float" office:value="6187930">
            <text:p>6187930</text:p>
          </table:table-cell>
          <table:table-cell table:formula="oooc:=[.$A71]^[parameters.$B$2] + [parameters.$C$2]*([.A71]-1)+[parameters.$A$2]" office:value-type="float" office:value="358270">
            <text:p>358270</text:p>
          </table:table-cell>
          <table:table-cell table:formula="oooc:=[parameters.$E$2]*([.$A71]-1) + [parameters.$D$2]" office:value-type="float" office:value="365">
            <text:p>365</text:p>
          </table:table-cell>
          <table:table-cell table:formula="oooc:=[parameters.$G$2]*([.$A71]-1) + [parameters.$F$2]" office:value-type="float" office:value="140">
            <text:p>140</text:p>
          </table:table-cell>
          <table:table-cell table:formula="oooc:=[parameters.$I$2]*([.$A71]-1) + [parameters.$H$2]" office:value-type="float" office:value="211">
            <text:p>21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ooc:=[.B71]+[.C71]" office:value-type="float" office:value="6546200">
            <text:p>6546200</text:p>
          </table:table-cell>
          <table:table-cell table:formula="oooc:=[.$A72]^[parameters.$B$2] + [parameters.$C$2]*([.A72]-1)+[parameters.$A$2]" office:value-type="float" office:value="373612">
            <text:p>373612</text:p>
          </table:table-cell>
          <table:table-cell table:formula="oooc:=[parameters.$E$2]*([.$A72]-1) + [parameters.$D$2]" office:value-type="float" office:value="370">
            <text:p>370</text:p>
          </table:table-cell>
          <table:table-cell table:formula="oooc:=[parameters.$G$2]*([.$A72]-1) + [parameters.$F$2]" office:value-type="float" office:value="142">
            <text:p>142</text:p>
          </table:table-cell>
          <table:table-cell table:formula="oooc:=[parameters.$I$2]*([.$A72]-1) + [parameters.$H$2]" office:value-type="float" office:value="214">
            <text:p>21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ooc:=[.B72]+[.C72]" office:value-type="float" office:value="6919812">
            <text:p>6919812</text:p>
          </table:table-cell>
          <table:table-cell table:formula="oooc:=[.$A73]^[parameters.$B$2] + [parameters.$C$2]*([.A73]-1)+[parameters.$A$2]" office:value-type="float" office:value="389386">
            <text:p>389386</text:p>
          </table:table-cell>
          <table:table-cell table:formula="oooc:=[parameters.$E$2]*([.$A73]-1) + [parameters.$D$2]" office:value-type="float" office:value="375">
            <text:p>375</text:p>
          </table:table-cell>
          <table:table-cell table:formula="oooc:=[parameters.$G$2]*([.$A73]-1) + [parameters.$F$2]" office:value-type="float" office:value="144">
            <text:p>144</text:p>
          </table:table-cell>
          <table:table-cell table:formula="oooc:=[parameters.$I$2]*([.$A73]-1) + [parameters.$H$2]" office:value-type="float" office:value="217">
            <text:p>21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ooc:=[.B73]+[.C73]" office:value-type="float" office:value="7309198">
            <text:p>7309198</text:p>
          </table:table-cell>
          <table:table-cell table:formula="oooc:=[.$A74]^[parameters.$B$2] + [parameters.$C$2]*([.A74]-1)+[parameters.$A$2]" office:value-type="float" office:value="405598">
            <text:p>405598</text:p>
          </table:table-cell>
          <table:table-cell table:formula="oooc:=[parameters.$E$2]*([.$A74]-1) + [parameters.$D$2]" office:value-type="float" office:value="380">
            <text:p>380</text:p>
          </table:table-cell>
          <table:table-cell table:formula="oooc:=[parameters.$G$2]*([.$A74]-1) + [parameters.$F$2]" office:value-type="float" office:value="146">
            <text:p>146</text:p>
          </table:table-cell>
          <table:table-cell table:formula="oooc:=[parameters.$I$2]*([.$A74]-1) + [parameters.$H$2]" office:value-type="float" office:value="220">
            <text:p>22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ooc:=[.B74]+[.C74]" office:value-type="float" office:value="7714796">
            <text:p>7714796</text:p>
          </table:table-cell>
          <table:table-cell table:formula="oooc:=[.$A75]^[parameters.$B$2] + [parameters.$C$2]*([.A75]-1)+[parameters.$A$2]" office:value-type="float" office:value="422254">
            <text:p>422254</text:p>
          </table:table-cell>
          <table:table-cell table:formula="oooc:=[parameters.$E$2]*([.$A75]-1) + [parameters.$D$2]" office:value-type="float" office:value="385">
            <text:p>385</text:p>
          </table:table-cell>
          <table:table-cell table:formula="oooc:=[parameters.$G$2]*([.$A75]-1) + [parameters.$F$2]" office:value-type="float" office:value="148">
            <text:p>148</text:p>
          </table:table-cell>
          <table:table-cell table:formula="oooc:=[parameters.$I$2]*([.$A75]-1) + [parameters.$H$2]" office:value-type="float" office:value="223">
            <text:p>22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ooc:=[.B75]+[.C75]" office:value-type="float" office:value="8137050">
            <text:p>8137050</text:p>
          </table:table-cell>
          <table:table-cell table:formula="oooc:=[.$A76]^[parameters.$B$2] + [parameters.$C$2]*([.A76]-1)+[parameters.$A$2]" office:value-type="float" office:value="439360">
            <text:p>439360</text:p>
          </table:table-cell>
          <table:table-cell table:formula="oooc:=[parameters.$E$2]*([.$A76]-1) + [parameters.$D$2]" office:value-type="float" office:value="390">
            <text:p>390</text:p>
          </table:table-cell>
          <table:table-cell table:formula="oooc:=[parameters.$G$2]*([.$A76]-1) + [parameters.$F$2]" office:value-type="float" office:value="150">
            <text:p>150</text:p>
          </table:table-cell>
          <table:table-cell table:formula="oooc:=[parameters.$I$2]*([.$A76]-1) + [parameters.$H$2]" office:value-type="float" office:value="226">
            <text:p>22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ooc:=[.B76]+[.C76]" office:value-type="float" office:value="8576410">
            <text:p>8576410</text:p>
          </table:table-cell>
          <table:table-cell table:formula="oooc:=[.$A77]^[parameters.$B$2] + [parameters.$C$2]*([.A77]-1)+[parameters.$A$2]" office:value-type="float" office:value="456922">
            <text:p>456922</text:p>
          </table:table-cell>
          <table:table-cell table:formula="oooc:=[parameters.$E$2]*([.$A77]-1) + [parameters.$D$2]" office:value-type="float" office:value="395">
            <text:p>395</text:p>
          </table:table-cell>
          <table:table-cell table:formula="oooc:=[parameters.$G$2]*([.$A77]-1) + [parameters.$F$2]" office:value-type="float" office:value="152">
            <text:p>152</text:p>
          </table:table-cell>
          <table:table-cell table:formula="oooc:=[parameters.$I$2]*([.$A77]-1) + [parameters.$H$2]" office:value-type="float" office:value="229">
            <text:p>22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ooc:=[.B77]+[.C77]" office:value-type="float" office:value="9033332">
            <text:p>9033332</text:p>
          </table:table-cell>
          <table:table-cell table:formula="oooc:=[.$A78]^[parameters.$B$2] + [parameters.$C$2]*([.A78]-1)+[parameters.$A$2]" office:value-type="float" office:value="474946">
            <text:p>474946</text:p>
          </table:table-cell>
          <table:table-cell table:formula="oooc:=[parameters.$E$2]*([.$A78]-1) + [parameters.$D$2]" office:value-type="float" office:value="400">
            <text:p>400</text:p>
          </table:table-cell>
          <table:table-cell table:formula="oooc:=[parameters.$G$2]*([.$A78]-1) + [parameters.$F$2]" office:value-type="float" office:value="154">
            <text:p>154</text:p>
          </table:table-cell>
          <table:table-cell table:formula="oooc:=[parameters.$I$2]*([.$A78]-1) + [parameters.$H$2]" office:value-type="float" office:value="232">
            <text:p>23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ooc:=[.B78]+[.C78]" office:value-type="float" office:value="9508278">
            <text:p>9508278</text:p>
          </table:table-cell>
          <table:table-cell table:formula="oooc:=[.$A79]^[parameters.$B$2] + [parameters.$C$2]*([.A79]-1)+[parameters.$A$2]" office:value-type="float" office:value="493438">
            <text:p>493438</text:p>
          </table:table-cell>
          <table:table-cell table:formula="oooc:=[parameters.$E$2]*([.$A79]-1) + [parameters.$D$2]" office:value-type="float" office:value="405">
            <text:p>405</text:p>
          </table:table-cell>
          <table:table-cell table:formula="oooc:=[parameters.$G$2]*([.$A79]-1) + [parameters.$F$2]" office:value-type="float" office:value="156">
            <text:p>156</text:p>
          </table:table-cell>
          <table:table-cell table:formula="oooc:=[parameters.$I$2]*([.$A79]-1) + [parameters.$H$2]" office:value-type="float" office:value="235">
            <text:p>23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ooc:=[.B79]+[.C79]" office:value-type="float" office:value="10001716">
            <text:p>10001716</text:p>
          </table:table-cell>
          <table:table-cell table:formula="oooc:=[.$A80]^[parameters.$B$2] + [parameters.$C$2]*([.A80]-1)+[parameters.$A$2]" office:value-type="float" office:value="512404">
            <text:p>512404</text:p>
          </table:table-cell>
          <table:table-cell table:formula="oooc:=[parameters.$E$2]*([.$A80]-1) + [parameters.$D$2]" office:value-type="float" office:value="410">
            <text:p>410</text:p>
          </table:table-cell>
          <table:table-cell table:formula="oooc:=[parameters.$G$2]*([.$A80]-1) + [parameters.$F$2]" office:value-type="float" office:value="158">
            <text:p>158</text:p>
          </table:table-cell>
          <table:table-cell table:formula="oooc:=[parameters.$I$2]*([.$A80]-1) + [parameters.$H$2]" office:value-type="float" office:value="238">
            <text:p>23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ooc:=[.B80]+[.C80]" office:value-type="float" office:value="10514120">
            <text:p>10514120</text:p>
          </table:table-cell>
          <table:table-cell table:formula="oooc:=[.$A81]^[parameters.$B$2] + [parameters.$C$2]*([.A81]-1)+[parameters.$A$2]" office:value-type="float" office:value="531850">
            <text:p>531850</text:p>
          </table:table-cell>
          <table:table-cell table:formula="oooc:=[parameters.$E$2]*([.$A81]-1) + [parameters.$D$2]" office:value-type="float" office:value="415">
            <text:p>415</text:p>
          </table:table-cell>
          <table:table-cell table:formula="oooc:=[parameters.$G$2]*([.$A81]-1) + [parameters.$F$2]" office:value-type="float" office:value="160">
            <text:p>160</text:p>
          </table:table-cell>
          <table:table-cell table:formula="oooc:=[parameters.$I$2]*([.$A81]-1) + [parameters.$H$2]" office:value-type="float" office:value="241">
            <text:p>24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ooc:=[.B81]+[.C81]" office:value-type="float" office:value="11045970">
            <text:p>11045970</text:p>
          </table:table-cell>
          <table:table-cell table:formula="oooc:=[.$A82]^[parameters.$B$2] + [parameters.$C$2]*([.A82]-1)+[parameters.$A$2]" office:value-type="float" office:value="551782">
            <text:p>551782</text:p>
          </table:table-cell>
          <table:table-cell table:formula="oooc:=[parameters.$E$2]*([.$A82]-1) + [parameters.$D$2]" office:value-type="float" office:value="420">
            <text:p>420</text:p>
          </table:table-cell>
          <table:table-cell table:formula="oooc:=[parameters.$G$2]*([.$A82]-1) + [parameters.$F$2]" office:value-type="float" office:value="162">
            <text:p>162</text:p>
          </table:table-cell>
          <table:table-cell table:formula="oooc:=[parameters.$I$2]*([.$A82]-1) + [parameters.$H$2]" office:value-type="float" office:value="244">
            <text:p>24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ooc:=[.B82]+[.C82]" office:value-type="float" office:value="11597752">
            <text:p>11597752</text:p>
          </table:table-cell>
          <table:table-cell table:formula="oooc:=[.$A83]^[parameters.$B$2] + [parameters.$C$2]*([.A83]-1)+[parameters.$A$2]" office:value-type="float" office:value="572206">
            <text:p>572206</text:p>
          </table:table-cell>
          <table:table-cell table:formula="oooc:=[parameters.$E$2]*([.$A83]-1) + [parameters.$D$2]" office:value-type="float" office:value="425">
            <text:p>425</text:p>
          </table:table-cell>
          <table:table-cell table:formula="oooc:=[parameters.$G$2]*([.$A83]-1) + [parameters.$F$2]" office:value-type="float" office:value="164">
            <text:p>164</text:p>
          </table:table-cell>
          <table:table-cell table:formula="oooc:=[parameters.$I$2]*([.$A83]-1) + [parameters.$H$2]" office:value-type="float" office:value="247">
            <text:p>24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ooc:=[.B83]+[.C83]" office:value-type="float" office:value="12169958">
            <text:p>12169958</text:p>
          </table:table-cell>
          <table:table-cell table:formula="oooc:=[.$A84]^[parameters.$B$2] + [parameters.$C$2]*([.A84]-1)+[parameters.$A$2]" office:value-type="float" office:value="593128">
            <text:p>593128</text:p>
          </table:table-cell>
          <table:table-cell table:formula="oooc:=[parameters.$E$2]*([.$A84]-1) + [parameters.$D$2]" office:value-type="float" office:value="430">
            <text:p>430</text:p>
          </table:table-cell>
          <table:table-cell table:formula="oooc:=[parameters.$G$2]*([.$A84]-1) + [parameters.$F$2]" office:value-type="float" office:value="166">
            <text:p>166</text:p>
          </table:table-cell>
          <table:table-cell table:formula="oooc:=[parameters.$I$2]*([.$A84]-1) + [parameters.$H$2]" office:value-type="float" office:value="250">
            <text:p>25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ooc:=[.B84]+[.C84]" office:value-type="float" office:value="12763086">
            <text:p>12763086</text:p>
          </table:table-cell>
          <table:table-cell table:formula="oooc:=[.$A85]^[parameters.$B$2] + [parameters.$C$2]*([.A85]-1)+[parameters.$A$2]" office:value-type="float" office:value="614554">
            <text:p>614554</text:p>
          </table:table-cell>
          <table:table-cell table:formula="oooc:=[parameters.$E$2]*([.$A85]-1) + [parameters.$D$2]" office:value-type="float" office:value="435">
            <text:p>435</text:p>
          </table:table-cell>
          <table:table-cell table:formula="oooc:=[parameters.$G$2]*([.$A85]-1) + [parameters.$F$2]" office:value-type="float" office:value="168">
            <text:p>168</text:p>
          </table:table-cell>
          <table:table-cell table:formula="oooc:=[parameters.$I$2]*([.$A85]-1) + [parameters.$H$2]" office:value-type="float" office:value="253">
            <text:p>25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ooc:=[.B85]+[.C85]" office:value-type="float" office:value="13377640">
            <text:p>13377640</text:p>
          </table:table-cell>
          <table:table-cell table:formula="oooc:=[.$A86]^[parameters.$B$2] + [parameters.$C$2]*([.A86]-1)+[parameters.$A$2]" office:value-type="float" office:value="636490">
            <text:p>636490</text:p>
          </table:table-cell>
          <table:table-cell table:formula="oooc:=[parameters.$E$2]*([.$A86]-1) + [parameters.$D$2]" office:value-type="float" office:value="440">
            <text:p>440</text:p>
          </table:table-cell>
          <table:table-cell table:formula="oooc:=[parameters.$G$2]*([.$A86]-1) + [parameters.$F$2]" office:value-type="float" office:value="170">
            <text:p>170</text:p>
          </table:table-cell>
          <table:table-cell table:formula="oooc:=[parameters.$I$2]*([.$A86]-1) + [parameters.$H$2]" office:value-type="float" office:value="256">
            <text:p>25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ooc:=[.B86]+[.C86]" office:value-type="float" office:value="14014130">
            <text:p>14014130</text:p>
          </table:table-cell>
          <table:table-cell table:formula="oooc:=[.$A87]^[parameters.$B$2] + [parameters.$C$2]*([.A87]-1)+[parameters.$A$2]" office:value-type="float" office:value="658942">
            <text:p>658942</text:p>
          </table:table-cell>
          <table:table-cell table:formula="oooc:=[parameters.$E$2]*([.$A87]-1) + [parameters.$D$2]" office:value-type="float" office:value="445">
            <text:p>445</text:p>
          </table:table-cell>
          <table:table-cell table:formula="oooc:=[parameters.$G$2]*([.$A87]-1) + [parameters.$F$2]" office:value-type="float" office:value="172">
            <text:p>172</text:p>
          </table:table-cell>
          <table:table-cell table:formula="oooc:=[parameters.$I$2]*([.$A87]-1) + [parameters.$H$2]" office:value-type="float" office:value="259">
            <text:p>25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ooc:=[.B87]+[.C87]" office:value-type="float" office:value="14673072">
            <text:p>14673072</text:p>
          </table:table-cell>
          <table:table-cell table:formula="oooc:=[.$A88]^[parameters.$B$2] + [parameters.$C$2]*([.A88]-1)+[parameters.$A$2]" office:value-type="float" office:value="681916">
            <text:p>681916</text:p>
          </table:table-cell>
          <table:table-cell table:formula="oooc:=[parameters.$E$2]*([.$A88]-1) + [parameters.$D$2]" office:value-type="float" office:value="450">
            <text:p>450</text:p>
          </table:table-cell>
          <table:table-cell table:formula="oooc:=[parameters.$G$2]*([.$A88]-1) + [parameters.$F$2]" office:value-type="float" office:value="174">
            <text:p>174</text:p>
          </table:table-cell>
          <table:table-cell table:formula="oooc:=[parameters.$I$2]*([.$A88]-1) + [parameters.$H$2]" office:value-type="float" office:value="262">
            <text:p>26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ooc:=[.B88]+[.C88]" office:value-type="float" office:value="15354988">
            <text:p>15354988</text:p>
          </table:table-cell>
          <table:table-cell table:formula="oooc:=[.$A89]^[parameters.$B$2] + [parameters.$C$2]*([.A89]-1)+[parameters.$A$2]" office:value-type="float" office:value="705418">
            <text:p>705418</text:p>
          </table:table-cell>
          <table:table-cell table:formula="oooc:=[parameters.$E$2]*([.$A89]-1) + [parameters.$D$2]" office:value-type="float" office:value="455">
            <text:p>455</text:p>
          </table:table-cell>
          <table:table-cell table:formula="oooc:=[parameters.$G$2]*([.$A89]-1) + [parameters.$F$2]" office:value-type="float" office:value="176">
            <text:p>176</text:p>
          </table:table-cell>
          <table:table-cell table:formula="oooc:=[parameters.$I$2]*([.$A89]-1) + [parameters.$H$2]" office:value-type="float" office:value="265">
            <text:p>26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ooc:=[.B89]+[.C89]" office:value-type="float" office:value="16060406">
            <text:p>16060406</text:p>
          </table:table-cell>
          <table:table-cell table:formula="oooc:=[.$A90]^[parameters.$B$2] + [parameters.$C$2]*([.A90]-1)+[parameters.$A$2]" office:value-type="float" office:value="729454">
            <text:p>729454</text:p>
          </table:table-cell>
          <table:table-cell table:formula="oooc:=[parameters.$E$2]*([.$A90]-1) + [parameters.$D$2]" office:value-type="float" office:value="460">
            <text:p>460</text:p>
          </table:table-cell>
          <table:table-cell table:formula="oooc:=[parameters.$G$2]*([.$A90]-1) + [parameters.$F$2]" office:value-type="float" office:value="178">
            <text:p>178</text:p>
          </table:table-cell>
          <table:table-cell table:formula="oooc:=[parameters.$I$2]*([.$A90]-1) + [parameters.$H$2]" office:value-type="float" office:value="268">
            <text:p>26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ooc:=[.B90]+[.C90]" office:value-type="float" office:value="16789860">
            <text:p>16789860</text:p>
          </table:table-cell>
          <table:table-cell table:formula="oooc:=[.$A91]^[parameters.$B$2] + [parameters.$C$2]*([.A91]-1)+[parameters.$A$2]" office:value-type="float" office:value="754030">
            <text:p>754030</text:p>
          </table:table-cell>
          <table:table-cell table:formula="oooc:=[parameters.$E$2]*([.$A91]-1) + [parameters.$D$2]" office:value-type="float" office:value="465">
            <text:p>465</text:p>
          </table:table-cell>
          <table:table-cell table:formula="oooc:=[parameters.$G$2]*([.$A91]-1) + [parameters.$F$2]" office:value-type="float" office:value="180">
            <text:p>180</text:p>
          </table:table-cell>
          <table:table-cell table:formula="oooc:=[parameters.$I$2]*([.$A91]-1) + [parameters.$H$2]" office:value-type="float" office:value="271">
            <text:p>27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ooc:=[.B91]+[.C91]" office:value-type="float" office:value="17543890">
            <text:p>17543890</text:p>
          </table:table-cell>
          <table:table-cell table:formula="oooc:=[.$A92]^[parameters.$B$2] + [parameters.$C$2]*([.A92]-1)+[parameters.$A$2]" office:value-type="float" office:value="779152">
            <text:p>779152</text:p>
          </table:table-cell>
          <table:table-cell table:formula="oooc:=[parameters.$E$2]*([.$A92]-1) + [parameters.$D$2]" office:value-type="float" office:value="470">
            <text:p>470</text:p>
          </table:table-cell>
          <table:table-cell table:formula="oooc:=[parameters.$G$2]*([.$A92]-1) + [parameters.$F$2]" office:value-type="float" office:value="182">
            <text:p>182</text:p>
          </table:table-cell>
          <table:table-cell table:formula="oooc:=[parameters.$I$2]*([.$A92]-1) + [parameters.$H$2]" office:value-type="float" office:value="274">
            <text:p>27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ooc:=[.B92]+[.C92]" office:value-type="float" office:value="18323042">
            <text:p>18323042</text:p>
          </table:table-cell>
          <table:table-cell table:formula="oooc:=[.$A93]^[parameters.$B$2] + [parameters.$C$2]*([.A93]-1)+[parameters.$A$2]" office:value-type="float" office:value="804826">
            <text:p>804826</text:p>
          </table:table-cell>
          <table:table-cell table:formula="oooc:=[parameters.$E$2]*([.$A93]-1) + [parameters.$D$2]" office:value-type="float" office:value="475">
            <text:p>475</text:p>
          </table:table-cell>
          <table:table-cell table:formula="oooc:=[parameters.$G$2]*([.$A93]-1) + [parameters.$F$2]" office:value-type="float" office:value="184">
            <text:p>184</text:p>
          </table:table-cell>
          <table:table-cell table:formula="oooc:=[parameters.$I$2]*([.$A93]-1) + [parameters.$H$2]" office:value-type="float" office:value="277">
            <text:p>27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ooc:=[.B93]+[.C93]" office:value-type="float" office:value="19127868">
            <text:p>19127868</text:p>
          </table:table-cell>
          <table:table-cell table:formula="oooc:=[.$A94]^[parameters.$B$2] + [parameters.$C$2]*([.A94]-1)+[parameters.$A$2]" office:value-type="float" office:value="831058">
            <text:p>831058</text:p>
          </table:table-cell>
          <table:table-cell table:formula="oooc:=[parameters.$E$2]*([.$A94]-1) + [parameters.$D$2]" office:value-type="float" office:value="480">
            <text:p>480</text:p>
          </table:table-cell>
          <table:table-cell table:formula="oooc:=[parameters.$G$2]*([.$A94]-1) + [parameters.$F$2]" office:value-type="float" office:value="186">
            <text:p>186</text:p>
          </table:table-cell>
          <table:table-cell table:formula="oooc:=[parameters.$I$2]*([.$A94]-1) + [parameters.$H$2]" office:value-type="float" office:value="280">
            <text:p>28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ooc:=[.B94]+[.C94]" office:value-type="float" office:value="19958926">
            <text:p>19958926</text:p>
          </table:table-cell>
          <table:table-cell table:formula="oooc:=[.$A95]^[parameters.$B$2] + [parameters.$C$2]*([.A95]-1)+[parameters.$A$2]" office:value-type="float" office:value="857854">
            <text:p>857854</text:p>
          </table:table-cell>
          <table:table-cell table:formula="oooc:=[parameters.$E$2]*([.$A95]-1) + [parameters.$D$2]" office:value-type="float" office:value="485">
            <text:p>485</text:p>
          </table:table-cell>
          <table:table-cell table:formula="oooc:=[parameters.$G$2]*([.$A95]-1) + [parameters.$F$2]" office:value-type="float" office:value="188">
            <text:p>188</text:p>
          </table:table-cell>
          <table:table-cell table:formula="oooc:=[parameters.$I$2]*([.$A95]-1) + [parameters.$H$2]" office:value-type="float" office:value="283">
            <text:p>28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ooc:=[.B95]+[.C95]" office:value-type="float" office:value="20816780">
            <text:p>20816780</text:p>
          </table:table-cell>
          <table:table-cell table:formula="oooc:=[.$A96]^[parameters.$B$2] + [parameters.$C$2]*([.A96]-1)+[parameters.$A$2]" office:value-type="float" office:value="885220">
            <text:p>885220</text:p>
          </table:table-cell>
          <table:table-cell table:formula="oooc:=[parameters.$E$2]*([.$A96]-1) + [parameters.$D$2]" office:value-type="float" office:value="490">
            <text:p>490</text:p>
          </table:table-cell>
          <table:table-cell table:formula="oooc:=[parameters.$G$2]*([.$A96]-1) + [parameters.$F$2]" office:value-type="float" office:value="190">
            <text:p>190</text:p>
          </table:table-cell>
          <table:table-cell table:formula="oooc:=[parameters.$I$2]*([.$A96]-1) + [parameters.$H$2]" office:value-type="float" office:value="286">
            <text:p>28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ooc:=[.B96]+[.C96]" office:value-type="float" office:value="21702000">
            <text:p>21702000</text:p>
          </table:table-cell>
          <table:table-cell table:formula="oooc:=[.$A97]^[parameters.$B$2] + [parameters.$C$2]*([.A97]-1)+[parameters.$A$2]" office:value-type="float" office:value="913162">
            <text:p>913162</text:p>
          </table:table-cell>
          <table:table-cell table:formula="oooc:=[parameters.$E$2]*([.$A97]-1) + [parameters.$D$2]" office:value-type="float" office:value="495">
            <text:p>495</text:p>
          </table:table-cell>
          <table:table-cell table:formula="oooc:=[parameters.$G$2]*([.$A97]-1) + [parameters.$F$2]" office:value-type="float" office:value="192">
            <text:p>192</text:p>
          </table:table-cell>
          <table:table-cell table:formula="oooc:=[parameters.$I$2]*([.$A97]-1) + [parameters.$H$2]" office:value-type="float" office:value="289">
            <text:p>28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ooc:=[.B97]+[.C97]" office:value-type="float" office:value="22615162">
            <text:p>22615162</text:p>
          </table:table-cell>
          <table:table-cell table:formula="oooc:=[.$A98]^[parameters.$B$2] + [parameters.$C$2]*([.A98]-1)+[parameters.$A$2]" office:value-type="float" office:value="941686">
            <text:p>941686</text:p>
          </table:table-cell>
          <table:table-cell table:formula="oooc:=[parameters.$E$2]*([.$A98]-1) + [parameters.$D$2]" office:value-type="float" office:value="500">
            <text:p>500</text:p>
          </table:table-cell>
          <table:table-cell table:formula="oooc:=[parameters.$G$2]*([.$A98]-1) + [parameters.$F$2]" office:value-type="float" office:value="194">
            <text:p>194</text:p>
          </table:table-cell>
          <table:table-cell table:formula="oooc:=[parameters.$I$2]*([.$A98]-1) + [parameters.$H$2]" office:value-type="float" office:value="292">
            <text:p>29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ooc:=[.B98]+[.C98]" office:value-type="float" office:value="23556848">
            <text:p>23556848</text:p>
          </table:table-cell>
          <table:table-cell table:formula="oooc:=[.$A99]^[parameters.$B$2] + [parameters.$C$2]*([.A99]-1)+[parameters.$A$2]" office:value-type="float" office:value="970798">
            <text:p>970798</text:p>
          </table:table-cell>
          <table:table-cell table:formula="oooc:=[parameters.$E$2]*([.$A99]-1) + [parameters.$D$2]" office:value-type="float" office:value="505">
            <text:p>505</text:p>
          </table:table-cell>
          <table:table-cell table:formula="oooc:=[parameters.$G$2]*([.$A99]-1) + [parameters.$F$2]" office:value-type="float" office:value="196">
            <text:p>196</text:p>
          </table:table-cell>
          <table:table-cell table:formula="oooc:=[parameters.$I$2]*([.$A99]-1) + [parameters.$H$2]" office:value-type="float" office:value="295">
            <text:p>29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ooc:=[.B99]+[.C99]" office:value-type="float" office:value="24527646">
            <text:p>24527646</text:p>
          </table:table-cell>
          <table:table-cell table:formula="oooc:=[.$A100]^[parameters.$B$2] + [parameters.$C$2]*([.A100]-1)+[parameters.$A$2]" office:value-type="float" office:value="1000504">
            <text:p>1000504</text:p>
          </table:table-cell>
          <table:table-cell table:formula="oooc:=[parameters.$E$2]*([.$A100]-1) + [parameters.$D$2]" office:value-type="float" office:value="510">
            <text:p>510</text:p>
          </table:table-cell>
          <table:table-cell table:formula="oooc:=[parameters.$G$2]*([.$A100]-1) + [parameters.$F$2]" office:value-type="float" office:value="198">
            <text:p>198</text:p>
          </table:table-cell>
          <table:table-cell table:formula="oooc:=[parameters.$I$2]*([.$A100]-1) + [parameters.$H$2]" office:value-type="float" office:value="298">
            <text:p>29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ooc:=[.B100]+[.C100]" office:value-type="float" office:value="25528150">
            <text:p>25528150</text:p>
          </table:table-cell>
          <table:table-cell table:formula="oooc:=[.$A101]^[parameters.$B$2] + [parameters.$C$2]*([.A101]-1)+[parameters.$A$2]" office:value-type="float" office:value="1030810">
            <text:p>1030810</text:p>
          </table:table-cell>
          <table:table-cell table:formula="oooc:=[parameters.$E$2]*([.$A101]-1) + [parameters.$D$2]" office:value-type="float" office:value="515">
            <text:p>515</text:p>
          </table:table-cell>
          <table:table-cell table:formula="oooc:=[parameters.$G$2]*([.$A101]-1) + [parameters.$F$2]" office:value-type="float" office:value="200">
            <text:p>200</text:p>
          </table:table-cell>
          <table:table-cell table:formula="oooc:=[parameters.$I$2]*([.$A101]-1) + [parameters.$H$2]" office:value-type="float" office:value="301">
            <text:p>30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ooc:=[.B101]+[.C101]" office:value-type="float" office:value="26558960">
            <text:p>26558960</text:p>
          </table:table-cell>
          <table:table-cell table:formula="oooc:=[.$A102]^[parameters.$B$2] + [parameters.$C$2]*([.A102]-1)+[parameters.$A$2]" office:value-type="float" office:value="1061722">
            <text:p>1061722</text:p>
          </table:table-cell>
          <table:table-cell table:formula="oooc:=[parameters.$E$2]*([.$A102]-1) + [parameters.$D$2]" office:value-type="float" office:value="520">
            <text:p>520</text:p>
          </table:table-cell>
          <table:table-cell table:formula="oooc:=[parameters.$G$2]*([.$A102]-1) + [parameters.$F$2]" office:value-type="float" office:value="202">
            <text:p>202</text:p>
          </table:table-cell>
          <table:table-cell table:formula="oooc:=[parameters.$I$2]*([.$A102]-1) + [parameters.$H$2]" office:value-type="float" office:value="304">
            <text:p>30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ooc:=[.B102]+[.C102]" office:value-type="float" office:value="27620682">
            <text:p>27620682</text:p>
          </table:table-cell>
          <table:table-cell table:formula="oooc:=[.$A103]^[parameters.$B$2] + [parameters.$C$2]*([.A103]-1)+[parameters.$A$2]" office:value-type="float" office:value="1093246">
            <text:p>1093246</text:p>
          </table:table-cell>
          <table:table-cell table:formula="oooc:=[parameters.$E$2]*([.$A103]-1) + [parameters.$D$2]" office:value-type="float" office:value="525">
            <text:p>525</text:p>
          </table:table-cell>
          <table:table-cell table:formula="oooc:=[parameters.$G$2]*([.$A103]-1) + [parameters.$F$2]" office:value-type="float" office:value="204">
            <text:p>204</text:p>
          </table:table-cell>
          <table:table-cell table:formula="oooc:=[parameters.$I$2]*([.$A103]-1) + [parameters.$H$2]" office:value-type="float" office:value="307">
            <text:p>30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ooc:=[.B103]+[.C103]" office:value-type="float" office:value="28713928">
            <text:p>28713928</text:p>
          </table:table-cell>
          <table:table-cell table:formula="oooc:=[.$A104]^[parameters.$B$2] + [parameters.$C$2]*([.A104]-1)+[parameters.$A$2]" office:value-type="float" office:value="1125388">
            <text:p>1125388</text:p>
          </table:table-cell>
          <table:table-cell table:formula="oooc:=[parameters.$E$2]*([.$A104]-1) + [parameters.$D$2]" office:value-type="float" office:value="530">
            <text:p>530</text:p>
          </table:table-cell>
          <table:table-cell table:formula="oooc:=[parameters.$G$2]*([.$A104]-1) + [parameters.$F$2]" office:value-type="float" office:value="206">
            <text:p>206</text:p>
          </table:table-cell>
          <table:table-cell table:formula="oooc:=[parameters.$I$2]*([.$A104]-1) + [parameters.$H$2]" office:value-type="float" office:value="310">
            <text:p>31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ooc:=[.B104]+[.C104]" office:value-type="float" office:value="29839316">
            <text:p>29839316</text:p>
          </table:table-cell>
          <table:table-cell table:formula="oooc:=[.$A105]^[parameters.$B$2] + [parameters.$C$2]*([.A105]-1)+[parameters.$A$2]" office:value-type="float" office:value="1158154">
            <text:p>1158154</text:p>
          </table:table-cell>
          <table:table-cell table:formula="oooc:=[parameters.$E$2]*([.$A105]-1) + [parameters.$D$2]" office:value-type="float" office:value="535">
            <text:p>535</text:p>
          </table:table-cell>
          <table:table-cell table:formula="oooc:=[parameters.$G$2]*([.$A105]-1) + [parameters.$F$2]" office:value-type="float" office:value="208">
            <text:p>208</text:p>
          </table:table-cell>
          <table:table-cell table:formula="oooc:=[parameters.$I$2]*([.$A105]-1) + [parameters.$H$2]" office:value-type="float" office:value="313">
            <text:p>31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ooc:=[.B105]+[.C105]" office:value-type="float" office:value="30997470">
            <text:p>30997470</text:p>
          </table:table-cell>
          <table:table-cell table:formula="oooc:=[.$A106]^[parameters.$B$2] + [parameters.$C$2]*([.A106]-1)+[parameters.$A$2]" office:value-type="float" office:value="1191550">
            <text:p>1191550</text:p>
          </table:table-cell>
          <table:table-cell table:formula="oooc:=[parameters.$E$2]*([.$A106]-1) + [parameters.$D$2]" office:value-type="float" office:value="540">
            <text:p>540</text:p>
          </table:table-cell>
          <table:table-cell table:formula="oooc:=[parameters.$G$2]*([.$A106]-1) + [parameters.$F$2]" office:value-type="float" office:value="210">
            <text:p>210</text:p>
          </table:table-cell>
          <table:table-cell table:formula="oooc:=[parameters.$I$2]*([.$A106]-1) + [parameters.$H$2]" office:value-type="float" office:value="316">
            <text:p>316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ooc:=[.B106]+[.C106]" office:value-type="float" office:value="32189020">
            <text:p>32189020</text:p>
          </table:table-cell>
          <table:table-cell table:formula="oooc:=[.$A107]^[parameters.$B$2] + [parameters.$C$2]*([.A107]-1)+[parameters.$A$2]" office:value-type="float" office:value="1225582">
            <text:p>1225582</text:p>
          </table:table-cell>
          <table:table-cell table:formula="oooc:=[parameters.$E$2]*([.$A107]-1) + [parameters.$D$2]" office:value-type="float" office:value="545">
            <text:p>545</text:p>
          </table:table-cell>
          <table:table-cell table:formula="oooc:=[parameters.$G$2]*([.$A107]-1) + [parameters.$F$2]" office:value-type="float" office:value="212">
            <text:p>212</text:p>
          </table:table-cell>
          <table:table-cell table:formula="oooc:=[parameters.$I$2]*([.$A107]-1) + [parameters.$H$2]" office:value-type="float" office:value="319">
            <text:p>31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ooc:=[.B107]+[.C107]" office:value-type="float" office:value="33414602">
            <text:p>33414602</text:p>
          </table:table-cell>
          <table:table-cell table:formula="oooc:=[.$A108]^[parameters.$B$2] + [parameters.$C$2]*([.A108]-1)+[parameters.$A$2]" office:value-type="float" office:value="1260256">
            <text:p>1260256</text:p>
          </table:table-cell>
          <table:table-cell table:formula="oooc:=[parameters.$E$2]*([.$A108]-1) + [parameters.$D$2]" office:value-type="float" office:value="550">
            <text:p>550</text:p>
          </table:table-cell>
          <table:table-cell table:formula="oooc:=[parameters.$G$2]*([.$A108]-1) + [parameters.$F$2]" office:value-type="float" office:value="214">
            <text:p>214</text:p>
          </table:table-cell>
          <table:table-cell table:formula="oooc:=[parameters.$I$2]*([.$A108]-1) + [parameters.$H$2]" office:value-type="float" office:value="322">
            <text:p>322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ooc:=[.B108]+[.C108]" office:value-type="float" office:value="34674858">
            <text:p>34674858</text:p>
          </table:table-cell>
          <table:table-cell table:formula="oooc:=[.$A109]^[parameters.$B$2] + [parameters.$C$2]*([.A109]-1)+[parameters.$A$2]" office:value-type="float" office:value="1295578">
            <text:p>1295578</text:p>
          </table:table-cell>
          <table:table-cell table:formula="oooc:=[parameters.$E$2]*([.$A109]-1) + [parameters.$D$2]" office:value-type="float" office:value="555">
            <text:p>555</text:p>
          </table:table-cell>
          <table:table-cell table:formula="oooc:=[parameters.$G$2]*([.$A109]-1) + [parameters.$F$2]" office:value-type="float" office:value="216">
            <text:p>216</text:p>
          </table:table-cell>
          <table:table-cell table:formula="oooc:=[parameters.$I$2]*([.$A109]-1) + [parameters.$H$2]" office:value-type="float" office:value="325">
            <text:p>32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ooc:=[.B109]+[.C109]" office:value-type="float" office:value="35970436">
            <text:p>35970436</text:p>
          </table:table-cell>
          <table:table-cell table:formula="oooc:=[.$A110]^[parameters.$B$2] + [parameters.$C$2]*([.A110]-1)+[parameters.$A$2]" office:value-type="float" office:value="1331554">
            <text:p>1331554</text:p>
          </table:table-cell>
          <table:table-cell table:formula="oooc:=[parameters.$E$2]*([.$A110]-1) + [parameters.$D$2]" office:value-type="float" office:value="560">
            <text:p>560</text:p>
          </table:table-cell>
          <table:table-cell table:formula="oooc:=[parameters.$G$2]*([.$A110]-1) + [parameters.$F$2]" office:value-type="float" office:value="218">
            <text:p>218</text:p>
          </table:table-cell>
          <table:table-cell table:formula="oooc:=[parameters.$I$2]*([.$A110]-1) + [parameters.$H$2]" office:value-type="float" office:value="328">
            <text:p>32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ooc:=[.B110]+[.C110]" office:value-type="float" office:value="37301990">
            <text:p>37301990</text:p>
          </table:table-cell>
          <table:table-cell table:formula="oooc:=[.$A111]^[parameters.$B$2] + [parameters.$C$2]*([.A111]-1)+[parameters.$A$2]" office:value-type="float" office:value="1368190">
            <text:p>1368190</text:p>
          </table:table-cell>
          <table:table-cell table:formula="oooc:=[parameters.$E$2]*([.$A111]-1) + [parameters.$D$2]" office:value-type="float" office:value="565">
            <text:p>565</text:p>
          </table:table-cell>
          <table:table-cell table:formula="oooc:=[parameters.$G$2]*([.$A111]-1) + [parameters.$F$2]" office:value-type="float" office:value="220">
            <text:p>220</text:p>
          </table:table-cell>
          <table:table-cell table:formula="oooc:=[parameters.$I$2]*([.$A111]-1) + [parameters.$H$2]" office:value-type="float" office:value="331">
            <text:p>33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ooc:=[.B111]+[.C111]" office:value-type="float" office:value="38670180">
            <text:p>38670180</text:p>
          </table:table-cell>
          <table:table-cell table:formula="oooc:=[.$A112]^[parameters.$B$2] + [parameters.$C$2]*([.A112]-1)+[parameters.$A$2]" office:value-type="float" office:value="1405492">
            <text:p>1405492</text:p>
          </table:table-cell>
          <table:table-cell table:formula="oooc:=[parameters.$E$2]*([.$A112]-1) + [parameters.$D$2]" office:value-type="float" office:value="570">
            <text:p>570</text:p>
          </table:table-cell>
          <table:table-cell table:formula="oooc:=[parameters.$G$2]*([.$A112]-1) + [parameters.$F$2]" office:value-type="float" office:value="222">
            <text:p>222</text:p>
          </table:table-cell>
          <table:table-cell table:formula="oooc:=[parameters.$I$2]*([.$A112]-1) + [parameters.$H$2]" office:value-type="float" office:value="334">
            <text:p>334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ooc:=[.B112]+[.C112]" office:value-type="float" office:value="40075672">
            <text:p>40075672</text:p>
          </table:table-cell>
          <table:table-cell table:formula="oooc:=[.$A113]^[parameters.$B$2] + [parameters.$C$2]*([.A113]-1)+[parameters.$A$2]" office:value-type="float" office:value="1443466">
            <text:p>1443466</text:p>
          </table:table-cell>
          <table:table-cell table:formula="oooc:=[parameters.$E$2]*([.$A113]-1) + [parameters.$D$2]" office:value-type="float" office:value="575">
            <text:p>575</text:p>
          </table:table-cell>
          <table:table-cell table:formula="oooc:=[parameters.$G$2]*([.$A113]-1) + [parameters.$F$2]" office:value-type="float" office:value="224">
            <text:p>224</text:p>
          </table:table-cell>
          <table:table-cell table:formula="oooc:=[parameters.$I$2]*([.$A113]-1) + [parameters.$H$2]" office:value-type="float" office:value="337">
            <text:p>33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ooc:=[.B113]+[.C113]" office:value-type="float" office:value="41519138">
            <text:p>41519138</text:p>
          </table:table-cell>
          <table:table-cell table:formula="oooc:=[.$A114]^[parameters.$B$2] + [parameters.$C$2]*([.A114]-1)+[parameters.$A$2]" office:value-type="float" office:value="1482118">
            <text:p>1482118</text:p>
          </table:table-cell>
          <table:table-cell table:formula="oooc:=[parameters.$E$2]*([.$A114]-1) + [parameters.$D$2]" office:value-type="float" office:value="580">
            <text:p>580</text:p>
          </table:table-cell>
          <table:table-cell table:formula="oooc:=[parameters.$G$2]*([.$A114]-1) + [parameters.$F$2]" office:value-type="float" office:value="226">
            <text:p>226</text:p>
          </table:table-cell>
          <table:table-cell table:formula="oooc:=[parameters.$I$2]*([.$A114]-1) + [parameters.$H$2]" office:value-type="float" office:value="340">
            <text:p>34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ooc:=[.B114]+[.C114]" office:value-type="float" office:value="43001256">
            <text:p>43001256</text:p>
          </table:table-cell>
          <table:table-cell table:formula="oooc:=[.$A115]^[parameters.$B$2] + [parameters.$C$2]*([.A115]-1)+[parameters.$A$2]" office:value-type="float" office:value="1521454">
            <text:p>1521454</text:p>
          </table:table-cell>
          <table:table-cell table:formula="oooc:=[parameters.$E$2]*([.$A115]-1) + [parameters.$D$2]" office:value-type="float" office:value="585">
            <text:p>585</text:p>
          </table:table-cell>
          <table:table-cell table:formula="oooc:=[parameters.$G$2]*([.$A115]-1) + [parameters.$F$2]" office:value-type="float" office:value="228">
            <text:p>228</text:p>
          </table:table-cell>
          <table:table-cell table:formula="oooc:=[parameters.$I$2]*([.$A115]-1) + [parameters.$H$2]" office:value-type="float" office:value="343">
            <text:p>34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ooc:=[.B115]+[.C115]" office:value-type="float" office:value="44522710">
            <text:p>44522710</text:p>
          </table:table-cell>
          <table:table-cell table:formula="oooc:=[.$A116]^[parameters.$B$2] + [parameters.$C$2]*([.A116]-1)+[parameters.$A$2]" office:value-type="float" office:value="1561480">
            <text:p>1561480</text:p>
          </table:table-cell>
          <table:table-cell table:formula="oooc:=[parameters.$E$2]*([.$A116]-1) + [parameters.$D$2]" office:value-type="float" office:value="590">
            <text:p>590</text:p>
          </table:table-cell>
          <table:table-cell table:formula="oooc:=[parameters.$G$2]*([.$A116]-1) + [parameters.$F$2]" office:value-type="float" office:value="230">
            <text:p>230</text:p>
          </table:table-cell>
          <table:table-cell table:formula="oooc:=[parameters.$I$2]*([.$A116]-1) + [parameters.$H$2]" office:value-type="float" office:value="346">
            <text:p>34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ooc:=[.B116]+[.C116]" office:value-type="float" office:value="46084190">
            <text:p>46084190</text:p>
          </table:table-cell>
          <table:table-cell table:formula="oooc:=[.$A117]^[parameters.$B$2] + [parameters.$C$2]*([.A117]-1)+[parameters.$A$2]" office:value-type="float" office:value="1602202">
            <text:p>1602202</text:p>
          </table:table-cell>
          <table:table-cell table:formula="oooc:=[parameters.$E$2]*([.$A117]-1) + [parameters.$D$2]" office:value-type="float" office:value="595">
            <text:p>595</text:p>
          </table:table-cell>
          <table:table-cell table:formula="oooc:=[parameters.$G$2]*([.$A117]-1) + [parameters.$F$2]" office:value-type="float" office:value="232">
            <text:p>232</text:p>
          </table:table-cell>
          <table:table-cell table:formula="oooc:=[parameters.$I$2]*([.$A117]-1) + [parameters.$H$2]" office:value-type="float" office:value="349">
            <text:p>34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ooc:=[.B117]+[.C117]" office:value-type="float" office:value="47686392">
            <text:p>47686392</text:p>
          </table:table-cell>
          <table:table-cell table:formula="oooc:=[.$A118]^[parameters.$B$2] + [parameters.$C$2]*([.A118]-1)+[parameters.$A$2]" office:value-type="float" office:value="1643626">
            <text:p>1643626</text:p>
          </table:table-cell>
          <table:table-cell table:formula="oooc:=[parameters.$E$2]*([.$A118]-1) + [parameters.$D$2]" office:value-type="float" office:value="600">
            <text:p>600</text:p>
          </table:table-cell>
          <table:table-cell table:formula="oooc:=[parameters.$G$2]*([.$A118]-1) + [parameters.$F$2]" office:value-type="float" office:value="234">
            <text:p>234</text:p>
          </table:table-cell>
          <table:table-cell table:formula="oooc:=[parameters.$I$2]*([.$A118]-1) + [parameters.$H$2]" office:value-type="float" office:value="352">
            <text:p>35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ooc:=[.B118]+[.C118]" office:value-type="float" office:value="49330018">
            <text:p>49330018</text:p>
          </table:table-cell>
          <table:table-cell table:formula="oooc:=[.$A119]^[parameters.$B$2] + [parameters.$C$2]*([.A119]-1)+[parameters.$A$2]" office:value-type="float" office:value="1685758">
            <text:p>1685758</text:p>
          </table:table-cell>
          <table:table-cell table:formula="oooc:=[parameters.$E$2]*([.$A119]-1) + [parameters.$D$2]" office:value-type="float" office:value="605">
            <text:p>605</text:p>
          </table:table-cell>
          <table:table-cell table:formula="oooc:=[parameters.$G$2]*([.$A119]-1) + [parameters.$F$2]" office:value-type="float" office:value="236">
            <text:p>236</text:p>
          </table:table-cell>
          <table:table-cell table:formula="oooc:=[parameters.$I$2]*([.$A119]-1) + [parameters.$H$2]" office:value-type="float" office:value="355">
            <text:p>35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ooc:=[.B119]+[.C119]" office:value-type="float" office:value="51015776">
            <text:p>51015776</text:p>
          </table:table-cell>
          <table:table-cell table:formula="oooc:=[.$A120]^[parameters.$B$2] + [parameters.$C$2]*([.A120]-1)+[parameters.$A$2]" office:value-type="float" office:value="1728604">
            <text:p>1728604</text:p>
          </table:table-cell>
          <table:table-cell table:formula="oooc:=[parameters.$E$2]*([.$A120]-1) + [parameters.$D$2]" office:value-type="float" office:value="610">
            <text:p>610</text:p>
          </table:table-cell>
          <table:table-cell table:formula="oooc:=[parameters.$G$2]*([.$A120]-1) + [parameters.$F$2]" office:value-type="float" office:value="238">
            <text:p>238</text:p>
          </table:table-cell>
          <table:table-cell table:formula="oooc:=[parameters.$I$2]*([.$A120]-1) + [parameters.$H$2]" office:value-type="float" office:value="358">
            <text:p>358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ooc:=[.B120]+[.C120]" office:value-type="float" office:value="52744380">
            <text:p>52744380</text:p>
          </table:table-cell>
          <table:table-cell table:formula="oooc:=[.$A121]^[parameters.$B$2] + [parameters.$C$2]*([.A121]-1)+[parameters.$A$2]" office:value-type="float" office:value="1772170">
            <text:p>1772170</text:p>
          </table:table-cell>
          <table:table-cell table:formula="oooc:=[parameters.$E$2]*([.$A121]-1) + [parameters.$D$2]" office:value-type="float" office:value="615">
            <text:p>615</text:p>
          </table:table-cell>
          <table:table-cell table:formula="oooc:=[parameters.$G$2]*([.$A121]-1) + [parameters.$F$2]" office:value-type="float" office:value="240">
            <text:p>240</text:p>
          </table:table-cell>
          <table:table-cell table:formula="oooc:=[parameters.$I$2]*([.$A121]-1) + [parameters.$H$2]" office:value-type="float" office:value="361">
            <text:p>36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ooc:=[.B121]+[.C121]" office:value-type="float" office:value="54516550">
            <text:p>54516550</text:p>
          </table:table-cell>
          <table:table-cell table:formula="oooc:=[.$A122]^[parameters.$B$2] + [parameters.$C$2]*([.A122]-1)+[parameters.$A$2]" office:value-type="float" office:value="1816462">
            <text:p>1816462</text:p>
          </table:table-cell>
          <table:table-cell table:formula="oooc:=[parameters.$E$2]*([.$A122]-1) + [parameters.$D$2]" office:value-type="float" office:value="620">
            <text:p>620</text:p>
          </table:table-cell>
          <table:table-cell table:formula="oooc:=[parameters.$G$2]*([.$A122]-1) + [parameters.$F$2]" office:value-type="float" office:value="242">
            <text:p>242</text:p>
          </table:table-cell>
          <table:table-cell table:formula="oooc:=[parameters.$I$2]*([.$A122]-1) + [parameters.$H$2]" office:value-type="float" office:value="364">
            <text:p>36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ooc:=[.B122]+[.C122]" office:value-type="float" office:value="56333012">
            <text:p>56333012</text:p>
          </table:table-cell>
          <table:table-cell table:formula="oooc:=[.$A123]^[parameters.$B$2] + [parameters.$C$2]*([.A123]-1)+[parameters.$A$2]" office:value-type="float" office:value="1861486">
            <text:p>1861486</text:p>
          </table:table-cell>
          <table:table-cell table:formula="oooc:=[parameters.$E$2]*([.$A123]-1) + [parameters.$D$2]" office:value-type="float" office:value="625">
            <text:p>625</text:p>
          </table:table-cell>
          <table:table-cell table:formula="oooc:=[parameters.$G$2]*([.$A123]-1) + [parameters.$F$2]" office:value-type="float" office:value="244">
            <text:p>244</text:p>
          </table:table-cell>
          <table:table-cell table:formula="oooc:=[parameters.$I$2]*([.$A123]-1) + [parameters.$H$2]" office:value-type="float" office:value="367">
            <text:p>36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ooc:=[.B123]+[.C123]" office:value-type="float" office:value="58194498">
            <text:p>58194498</text:p>
          </table:table-cell>
          <table:table-cell table:formula="oooc:=[.$A124]^[parameters.$B$2] + [parameters.$C$2]*([.A124]-1)+[parameters.$A$2]" office:value-type="float" office:value="1907248">
            <text:p>1907248</text:p>
          </table:table-cell>
          <table:table-cell table:formula="oooc:=[parameters.$E$2]*([.$A124]-1) + [parameters.$D$2]" office:value-type="float" office:value="630">
            <text:p>630</text:p>
          </table:table-cell>
          <table:table-cell table:formula="oooc:=[parameters.$G$2]*([.$A124]-1) + [parameters.$F$2]" office:value-type="float" office:value="246">
            <text:p>246</text:p>
          </table:table-cell>
          <table:table-cell table:formula="oooc:=[parameters.$I$2]*([.$A124]-1) + [parameters.$H$2]" office:value-type="float" office:value="370">
            <text:p>37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ooc:=[.B124]+[.C124]" office:value-type="float" office:value="60101746">
            <text:p>60101746</text:p>
          </table:table-cell>
          <table:table-cell table:formula="oooc:=[.$A125]^[parameters.$B$2] + [parameters.$C$2]*([.A125]-1)+[parameters.$A$2]" office:value-type="float" office:value="1953754">
            <text:p>1953754</text:p>
          </table:table-cell>
          <table:table-cell table:formula="oooc:=[parameters.$E$2]*([.$A125]-1) + [parameters.$D$2]" office:value-type="float" office:value="635">
            <text:p>635</text:p>
          </table:table-cell>
          <table:table-cell table:formula="oooc:=[parameters.$G$2]*([.$A125]-1) + [parameters.$F$2]" office:value-type="float" office:value="248">
            <text:p>248</text:p>
          </table:table-cell>
          <table:table-cell table:formula="oooc:=[parameters.$I$2]*([.$A125]-1) + [parameters.$H$2]" office:value-type="float" office:value="373">
            <text:p>373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ooc:=[.B125]+[.C125]" office:value-type="float" office:value="62055500">
            <text:p>62055500</text:p>
          </table:table-cell>
          <table:table-cell table:formula="oooc:=[.$A126]^[parameters.$B$2] + [parameters.$C$2]*([.A126]-1)+[parameters.$A$2]" office:value-type="float" office:value="2001010">
            <text:p>2001010</text:p>
          </table:table-cell>
          <table:table-cell table:formula="oooc:=[parameters.$E$2]*([.$A126]-1) + [parameters.$D$2]" office:value-type="float" office:value="640">
            <text:p>640</text:p>
          </table:table-cell>
          <table:table-cell table:formula="oooc:=[parameters.$G$2]*([.$A126]-1) + [parameters.$F$2]" office:value-type="float" office:value="250">
            <text:p>250</text:p>
          </table:table-cell>
          <table:table-cell table:formula="oooc:=[parameters.$I$2]*([.$A126]-1) + [parameters.$H$2]" office:value-type="float" office:value="376">
            <text:p>37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ooc:=[.B126]+[.C126]" office:value-type="float" office:value="64056510">
            <text:p>64056510</text:p>
          </table:table-cell>
          <table:table-cell table:formula="oooc:=[.$A127]^[parameters.$B$2] + [parameters.$C$2]*([.A127]-1)+[parameters.$A$2]" office:value-type="float" office:value="2049022">
            <text:p>2049022</text:p>
          </table:table-cell>
          <table:table-cell table:formula="oooc:=[parameters.$E$2]*([.$A127]-1) + [parameters.$D$2]" office:value-type="float" office:value="645">
            <text:p>645</text:p>
          </table:table-cell>
          <table:table-cell table:formula="oooc:=[parameters.$G$2]*([.$A127]-1) + [parameters.$F$2]" office:value-type="float" office:value="252">
            <text:p>252</text:p>
          </table:table-cell>
          <table:table-cell table:formula="oooc:=[parameters.$I$2]*([.$A127]-1) + [parameters.$H$2]"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ooc:=[.B127]+[.C127]" office:value-type="float" office:value="66105532">
            <text:p>66105532</text:p>
          </table:table-cell>
          <table:table-cell table:formula="oooc:=[.$A128]^[parameters.$B$2] + [parameters.$C$2]*([.A128]-1)+[parameters.$A$2]" office:value-type="float" office:value="2097796">
            <text:p>2097796</text:p>
          </table:table-cell>
          <table:table-cell table:formula="oooc:=[parameters.$E$2]*([.$A128]-1) + [parameters.$D$2]" office:value-type="float" office:value="650">
            <text:p>650</text:p>
          </table:table-cell>
          <table:table-cell table:formula="oooc:=[parameters.$G$2]*([.$A128]-1) + [parameters.$F$2]" office:value-type="float" office:value="254">
            <text:p>254</text:p>
          </table:table-cell>
          <table:table-cell table:formula="oooc:=[parameters.$I$2]*([.$A128]-1) + [parameters.$H$2]" office:value-type="float" office:value="382">
            <text:p>382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ooc:=[.B128]+[.C128]" office:value-type="float" office:value="68203328">
            <text:p>68203328</text:p>
          </table:table-cell>
          <table:table-cell table:formula="oooc:=[.$A129]^[parameters.$B$2] + [parameters.$C$2]*([.A129]-1)+[parameters.$A$2]" office:value-type="float" office:value="2147338">
            <text:p>2147338</text:p>
          </table:table-cell>
          <table:table-cell table:formula="oooc:=[parameters.$E$2]*([.$A129]-1) + [parameters.$D$2]" office:value-type="float" office:value="655">
            <text:p>655</text:p>
          </table:table-cell>
          <table:table-cell table:formula="oooc:=[parameters.$G$2]*([.$A129]-1) + [parameters.$F$2]" office:value-type="float" office:value="256">
            <text:p>256</text:p>
          </table:table-cell>
          <table:table-cell table:formula="oooc:=[parameters.$I$2]*([.$A129]-1) + [parameters.$H$2]" office:value-type="float" office:value="385">
            <text:p>38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ooc:=[.B129]+[.C129]" office:value-type="float" office:value="70350666">
            <text:p>70350666</text:p>
          </table:table-cell>
          <table:table-cell table:formula="oooc:=[.$A130]^[parameters.$B$2] + [parameters.$C$2]*([.A130]-1)+[parameters.$A$2]" office:value-type="float" office:value="2197654">
            <text:p>2197654</text:p>
          </table:table-cell>
          <table:table-cell table:formula="oooc:=[parameters.$E$2]*([.$A130]-1) + [parameters.$D$2]" office:value-type="float" office:value="660">
            <text:p>660</text:p>
          </table:table-cell>
          <table:table-cell table:formula="oooc:=[parameters.$G$2]*([.$A130]-1) + [parameters.$F$2]" office:value-type="float" office:value="258">
            <text:p>258</text:p>
          </table:table-cell>
          <table:table-cell table:formula="oooc:=[parameters.$I$2]*([.$A130]-1) + [parameters.$H$2]" office:value-type="float" office:value="388">
            <text:p>388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ooc:=[.B130]+[.C130]" office:value-type="float" office:value="72548320">
            <text:p>72548320</text:p>
          </table:table-cell>
          <table:table-cell table:formula="oooc:=[.$A131]^[parameters.$B$2] + [parameters.$C$2]*([.A131]-1)+[parameters.$A$2]" office:value-type="float" office:value="2248750">
            <text:p>2248750</text:p>
          </table:table-cell>
          <table:table-cell table:formula="oooc:=[parameters.$E$2]*([.$A131]-1) + [parameters.$D$2]" office:value-type="float" office:value="665">
            <text:p>665</text:p>
          </table:table-cell>
          <table:table-cell table:formula="oooc:=[parameters.$G$2]*([.$A131]-1) + [parameters.$F$2]" office:value-type="float" office:value="260">
            <text:p>260</text:p>
          </table:table-cell>
          <table:table-cell table:formula="oooc:=[parameters.$I$2]*([.$A131]-1) + [parameters.$H$2]" office:value-type="float" office:value="391">
            <text:p>39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ooc:=[.B131]+[.C131]" office:value-type="float" office:value="74797070">
            <text:p>74797070</text:p>
          </table:table-cell>
          <table:table-cell table:formula="oooc:=[.$A132]^[parameters.$B$2] + [parameters.$C$2]*([.A132]-1)+[parameters.$A$2]" office:value-type="float" office:value="2300632">
            <text:p>2300632</text:p>
          </table:table-cell>
          <table:table-cell table:formula="oooc:=[parameters.$E$2]*([.$A132]-1) + [parameters.$D$2]" office:value-type="float" office:value="670">
            <text:p>670</text:p>
          </table:table-cell>
          <table:table-cell table:formula="oooc:=[parameters.$G$2]*([.$A132]-1) + [parameters.$F$2]" office:value-type="float" office:value="262">
            <text:p>262</text:p>
          </table:table-cell>
          <table:table-cell table:formula="oooc:=[parameters.$I$2]*([.$A132]-1) + [parameters.$H$2]" office:value-type="float" office:value="394">
            <text:p>39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ooc:=[.B132]+[.C132]" office:value-type="float" office:value="77097702">
            <text:p>77097702</text:p>
          </table:table-cell>
          <table:table-cell table:formula="oooc:=[.$A133]^[parameters.$B$2] + [parameters.$C$2]*([.A133]-1)+[parameters.$A$2]" office:value-type="float" office:value="2353306">
            <text:p>2353306</text:p>
          </table:table-cell>
          <table:table-cell table:formula="oooc:=[parameters.$E$2]*([.$A133]-1) + [parameters.$D$2]" office:value-type="float" office:value="675">
            <text:p>675</text:p>
          </table:table-cell>
          <table:table-cell table:formula="oooc:=[parameters.$G$2]*([.$A133]-1) + [parameters.$F$2]" office:value-type="float" office:value="264">
            <text:p>264</text:p>
          </table:table-cell>
          <table:table-cell table:formula="oooc:=[parameters.$I$2]*([.$A133]-1) + [parameters.$H$2]" office:value-type="float" office:value="397">
            <text:p>39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ooc:=[.B133]+[.C133]" office:value-type="float" office:value="79451008">
            <text:p>79451008</text:p>
          </table:table-cell>
          <table:table-cell table:formula="oooc:=[.$A134]^[parameters.$B$2] + [parameters.$C$2]*([.A134]-1)+[parameters.$A$2]" office:value-type="float" office:value="2406778">
            <text:p>2406778</text:p>
          </table:table-cell>
          <table:table-cell table:formula="oooc:=[parameters.$E$2]*([.$A134]-1) + [parameters.$D$2]" office:value-type="float" office:value="680">
            <text:p>680</text:p>
          </table:table-cell>
          <table:table-cell table:formula="oooc:=[parameters.$G$2]*([.$A134]-1) + [parameters.$F$2]" office:value-type="float" office:value="266">
            <text:p>266</text:p>
          </table:table-cell>
          <table:table-cell table:formula="oooc:=[parameters.$I$2]*([.$A134]-1) + [parameters.$H$2]" office:value-type="float" office:value="400">
            <text:p>40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ooc:=[.B134]+[.C134]" office:value-type="float" office:value="81857786">
            <text:p>81857786</text:p>
          </table:table-cell>
          <table:table-cell table:formula="oooc:=[.$A135]^[parameters.$B$2] + [parameters.$C$2]*([.A135]-1)+[parameters.$A$2]" office:value-type="float" office:value="2461054">
            <text:p>2461054</text:p>
          </table:table-cell>
          <table:table-cell table:formula="oooc:=[parameters.$E$2]*([.$A135]-1) + [parameters.$D$2]" office:value-type="float" office:value="685">
            <text:p>685</text:p>
          </table:table-cell>
          <table:table-cell table:formula="oooc:=[parameters.$G$2]*([.$A135]-1) + [parameters.$F$2]" office:value-type="float" office:value="268">
            <text:p>268</text:p>
          </table:table-cell>
          <table:table-cell table:formula="oooc:=[parameters.$I$2]*([.$A135]-1) + [parameters.$H$2]" office:value-type="float" office:value="403">
            <text:p>40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ooc:=[.B135]+[.C135]" office:value-type="float" office:value="84318840">
            <text:p>84318840</text:p>
          </table:table-cell>
          <table:table-cell table:formula="oooc:=[.$A136]^[parameters.$B$2] + [parameters.$C$2]*([.A136]-1)+[parameters.$A$2]" office:value-type="float" office:value="2516140">
            <text:p>2516140</text:p>
          </table:table-cell>
          <table:table-cell table:formula="oooc:=[parameters.$E$2]*([.$A136]-1) + [parameters.$D$2]" office:value-type="float" office:value="690">
            <text:p>690</text:p>
          </table:table-cell>
          <table:table-cell table:formula="oooc:=[parameters.$G$2]*([.$A136]-1) + [parameters.$F$2]" office:value-type="float" office:value="270">
            <text:p>270</text:p>
          </table:table-cell>
          <table:table-cell table:formula="oooc:=[parameters.$I$2]*([.$A136]-1) + [parameters.$H$2]" office:value-type="float" office:value="406">
            <text:p>406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ooc:=[.B136]+[.C136]" office:value-type="float" office:value="86834980">
            <text:p>86834980</text:p>
          </table:table-cell>
          <table:table-cell table:formula="oooc:=[.$A137]^[parameters.$B$2] + [parameters.$C$2]*([.A137]-1)+[parameters.$A$2]" office:value-type="float" office:value="2572042">
            <text:p>2572042</text:p>
          </table:table-cell>
          <table:table-cell table:formula="oooc:=[parameters.$E$2]*([.$A137]-1) + [parameters.$D$2]" office:value-type="float" office:value="695">
            <text:p>695</text:p>
          </table:table-cell>
          <table:table-cell table:formula="oooc:=[parameters.$G$2]*([.$A137]-1) + [parameters.$F$2]" office:value-type="float" office:value="272">
            <text:p>272</text:p>
          </table:table-cell>
          <table:table-cell table:formula="oooc:=[parameters.$I$2]*([.$A137]-1) + [parameters.$H$2]" office:value-type="float" office:value="409">
            <text:p>40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ooc:=[.B137]+[.C137]" office:value-type="float" office:value="89407022">
            <text:p>89407022</text:p>
          </table:table-cell>
          <table:table-cell table:formula="oooc:=[.$A138]^[parameters.$B$2] + [parameters.$C$2]*([.A138]-1)+[parameters.$A$2]" office:value-type="float" office:value="2628766">
            <text:p>2628766</text:p>
          </table:table-cell>
          <table:table-cell table:formula="oooc:=[parameters.$E$2]*([.$A138]-1) + [parameters.$D$2]" office:value-type="float" office:value="700">
            <text:p>700</text:p>
          </table:table-cell>
          <table:table-cell table:formula="oooc:=[parameters.$G$2]*([.$A138]-1) + [parameters.$F$2]" office:value-type="float" office:value="274">
            <text:p>274</text:p>
          </table:table-cell>
          <table:table-cell table:formula="oooc:=[parameters.$I$2]*([.$A138]-1) + [parameters.$H$2]" office:value-type="float" office:value="412">
            <text:p>41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ooc:=[.B138]+[.C138]" office:value-type="float" office:value="92035788">
            <text:p>92035788</text:p>
          </table:table-cell>
          <table:table-cell table:formula="oooc:=[.$A139]^[parameters.$B$2] + [parameters.$C$2]*([.A139]-1)+[parameters.$A$2]" office:value-type="float" office:value="2686318">
            <text:p>2686318</text:p>
          </table:table-cell>
          <table:table-cell table:formula="oooc:=[parameters.$E$2]*([.$A139]-1) + [parameters.$D$2]" office:value-type="float" office:value="705">
            <text:p>705</text:p>
          </table:table-cell>
          <table:table-cell table:formula="oooc:=[parameters.$G$2]*([.$A139]-1) + [parameters.$F$2]" office:value-type="float" office:value="276">
            <text:p>276</text:p>
          </table:table-cell>
          <table:table-cell table:formula="oooc:=[parameters.$I$2]*([.$A139]-1) + [parameters.$H$2]" office:value-type="float" office:value="415">
            <text:p>41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ooc:=[.B139]+[.C139]" office:value-type="float" office:value="94722106">
            <text:p>94722106</text:p>
          </table:table-cell>
          <table:table-cell table:formula="oooc:=[.$A140]^[parameters.$B$2] + [parameters.$C$2]*([.A140]-1)+[parameters.$A$2]" office:value-type="float" office:value="2744704">
            <text:p>2744704</text:p>
          </table:table-cell>
          <table:table-cell table:formula="oooc:=[parameters.$E$2]*([.$A140]-1) + [parameters.$D$2]" office:value-type="float" office:value="710">
            <text:p>710</text:p>
          </table:table-cell>
          <table:table-cell table:formula="oooc:=[parameters.$G$2]*([.$A140]-1) + [parameters.$F$2]" office:value-type="float" office:value="278">
            <text:p>278</text:p>
          </table:table-cell>
          <table:table-cell table:formula="oooc:=[parameters.$I$2]*([.$A140]-1) + [parameters.$H$2]" office:value-type="float" office:value="418">
            <text:p>41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ooc:=[.B140]+[.C140]" office:value-type="float" office:value="97466810">
            <text:p>97466810</text:p>
          </table:table-cell>
          <table:table-cell table:formula="oooc:=[.$A141]^[parameters.$B$2] + [parameters.$C$2]*([.A141]-1)+[parameters.$A$2]" office:value-type="float" office:value="2803930">
            <text:p>2803930</text:p>
          </table:table-cell>
          <table:table-cell table:formula="oooc:=[parameters.$E$2]*([.$A141]-1) + [parameters.$D$2]" office:value-type="float" office:value="715">
            <text:p>715</text:p>
          </table:table-cell>
          <table:table-cell table:formula="oooc:=[parameters.$G$2]*([.$A141]-1) + [parameters.$F$2]" office:value-type="float" office:value="280">
            <text:p>280</text:p>
          </table:table-cell>
          <table:table-cell table:formula="oooc:=[parameters.$I$2]*([.$A141]-1) + [parameters.$H$2]" office:value-type="float" office:value="421">
            <text:p>42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ooc:=[.B141]+[.C141]" office:value-type="float" office:value="100270740">
            <text:p>100270740</text:p>
          </table:table-cell>
          <table:table-cell table:formula="oooc:=[.$A142]^[parameters.$B$2] + [parameters.$C$2]*([.A142]-1)+[parameters.$A$2]" office:value-type="float" office:value="2864002">
            <text:p>2864002</text:p>
          </table:table-cell>
          <table:table-cell table:formula="oooc:=[parameters.$E$2]*([.$A142]-1) + [parameters.$D$2]" office:value-type="float" office:value="720">
            <text:p>720</text:p>
          </table:table-cell>
          <table:table-cell table:formula="oooc:=[parameters.$G$2]*([.$A142]-1) + [parameters.$F$2]" office:value-type="float" office:value="282">
            <text:p>282</text:p>
          </table:table-cell>
          <table:table-cell table:formula="oooc:=[parameters.$I$2]*([.$A142]-1) + [parameters.$H$2]" office:value-type="float" office:value="424">
            <text:p>42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ooc:=[.B142]+[.C142]" office:value-type="float" office:value="103134742">
            <text:p>103134742</text:p>
          </table:table-cell>
          <table:table-cell table:formula="oooc:=[.$A143]^[parameters.$B$2] + [parameters.$C$2]*([.A143]-1)+[parameters.$A$2]" office:value-type="float" office:value="2924926">
            <text:p>2924926</text:p>
          </table:table-cell>
          <table:table-cell table:formula="oooc:=[parameters.$E$2]*([.$A143]-1) + [parameters.$D$2]" office:value-type="float" office:value="725">
            <text:p>725</text:p>
          </table:table-cell>
          <table:table-cell table:formula="oooc:=[parameters.$G$2]*([.$A143]-1) + [parameters.$F$2]" office:value-type="float" office:value="284">
            <text:p>284</text:p>
          </table:table-cell>
          <table:table-cell table:formula="oooc:=[parameters.$I$2]*([.$A143]-1) + [parameters.$H$2]" office:value-type="float" office:value="427">
            <text:p>42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ooc:=[.B143]+[.C143]" office:value-type="float" office:value="106059668">
            <text:p>106059668</text:p>
          </table:table-cell>
          <table:table-cell table:formula="oooc:=[.$A144]^[parameters.$B$2] + [parameters.$C$2]*([.A144]-1)+[parameters.$A$2]" office:value-type="float" office:value="2986708">
            <text:p>2986708</text:p>
          </table:table-cell>
          <table:table-cell table:formula="oooc:=[parameters.$E$2]*([.$A144]-1) + [parameters.$D$2]" office:value-type="float" office:value="730">
            <text:p>730</text:p>
          </table:table-cell>
          <table:table-cell table:formula="oooc:=[parameters.$G$2]*([.$A144]-1) + [parameters.$F$2]" office:value-type="float" office:value="286">
            <text:p>286</text:p>
          </table:table-cell>
          <table:table-cell table:formula="oooc:=[parameters.$I$2]*([.$A144]-1) + [parameters.$H$2]" office:value-type="float" office:value="430">
            <text:p>43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ooc:=[.B144]+[.C144]" office:value-type="float" office:value="109046376">
            <text:p>109046376</text:p>
          </table:table-cell>
          <table:table-cell table:formula="oooc:=[.$A145]^[parameters.$B$2] + [parameters.$C$2]*([.A145]-1)+[parameters.$A$2]" office:value-type="float" office:value="3049354">
            <text:p>3049354</text:p>
          </table:table-cell>
          <table:table-cell table:formula="oooc:=[parameters.$E$2]*([.$A145]-1) + [parameters.$D$2]" office:value-type="float" office:value="735">
            <text:p>735</text:p>
          </table:table-cell>
          <table:table-cell table:formula="oooc:=[parameters.$G$2]*([.$A145]-1) + [parameters.$F$2]" office:value-type="float" office:value="288">
            <text:p>288</text:p>
          </table:table-cell>
          <table:table-cell table:formula="oooc:=[parameters.$I$2]*([.$A145]-1) + [parameters.$H$2]" office:value-type="float" office:value="433">
            <text:p>43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ooc:=[.B145]+[.C145]" office:value-type="float" office:value="112095730">
            <text:p>112095730</text:p>
          </table:table-cell>
          <table:table-cell table:formula="oooc:=[.$A146]^[parameters.$B$2] + [parameters.$C$2]*([.A146]-1)+[parameters.$A$2]" office:value-type="float" office:value="3112870">
            <text:p>3112870</text:p>
          </table:table-cell>
          <table:table-cell table:formula="oooc:=[parameters.$E$2]*([.$A146]-1) + [parameters.$D$2]" office:value-type="float" office:value="740">
            <text:p>740</text:p>
          </table:table-cell>
          <table:table-cell table:formula="oooc:=[parameters.$G$2]*([.$A146]-1) + [parameters.$F$2]" office:value-type="float" office:value="290">
            <text:p>290</text:p>
          </table:table-cell>
          <table:table-cell table:formula="oooc:=[parameters.$I$2]*([.$A146]-1) + [parameters.$H$2]" office:value-type="float" office:value="436">
            <text:p>43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ooc:=[.B146]+[.C146]" office:value-type="float" office:value="115208600">
            <text:p>115208600</text:p>
          </table:table-cell>
          <table:table-cell table:formula="oooc:=[.$A147]^[parameters.$B$2] + [parameters.$C$2]*([.A147]-1)+[parameters.$A$2]" office:value-type="float" office:value="3177262">
            <text:p>3177262</text:p>
          </table:table-cell>
          <table:table-cell table:formula="oooc:=[parameters.$E$2]*([.$A147]-1) + [parameters.$D$2]" office:value-type="float" office:value="745">
            <text:p>745</text:p>
          </table:table-cell>
          <table:table-cell table:formula="oooc:=[parameters.$G$2]*([.$A147]-1) + [parameters.$F$2]" office:value-type="float" office:value="292">
            <text:p>292</text:p>
          </table:table-cell>
          <table:table-cell table:formula="oooc:=[parameters.$I$2]*([.$A147]-1) + [parameters.$H$2]" office:value-type="float" office:value="439">
            <text:p>43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ooc:=[.B147]+[.C147]" office:value-type="float" office:value="118385862">
            <text:p>118385862</text:p>
          </table:table-cell>
          <table:table-cell table:formula="oooc:=[.$A148]^[parameters.$B$2] + [parameters.$C$2]*([.A148]-1)+[parameters.$A$2]" office:value-type="float" office:value="3242536">
            <text:p>3242536</text:p>
          </table:table-cell>
          <table:table-cell table:formula="oooc:=[parameters.$E$2]*([.$A148]-1) + [parameters.$D$2]" office:value-type="float" office:value="750">
            <text:p>750</text:p>
          </table:table-cell>
          <table:table-cell table:formula="oooc:=[parameters.$G$2]*([.$A148]-1) + [parameters.$F$2]" office:value-type="float" office:value="294">
            <text:p>294</text:p>
          </table:table-cell>
          <table:table-cell table:formula="oooc:=[parameters.$I$2]*([.$A148]-1) + [parameters.$H$2]" office:value-type="float" office:value="442">
            <text:p>442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ooc:=[.B148]+[.C148]" office:value-type="float" office:value="121628398">
            <text:p>121628398</text:p>
          </table:table-cell>
          <table:table-cell table:formula="oooc:=[.$A149]^[parameters.$B$2] + [parameters.$C$2]*([.A149]-1)+[parameters.$A$2]" office:value-type="float" office:value="3308698">
            <text:p>3308698</text:p>
          </table:table-cell>
          <table:table-cell table:formula="oooc:=[parameters.$E$2]*([.$A149]-1) + [parameters.$D$2]" office:value-type="float" office:value="755">
            <text:p>755</text:p>
          </table:table-cell>
          <table:table-cell table:formula="oooc:=[parameters.$G$2]*([.$A149]-1) + [parameters.$F$2]" office:value-type="float" office:value="296">
            <text:p>296</text:p>
          </table:table-cell>
          <table:table-cell table:formula="oooc:=[parameters.$I$2]*([.$A149]-1) + [parameters.$H$2]" office:value-type="float" office:value="445">
            <text:p>44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ooc:=[.B149]+[.C149]" office:value-type="float" office:value="124937096">
            <text:p>124937096</text:p>
          </table:table-cell>
          <table:table-cell table:formula="oooc:=[.$A150]^[parameters.$B$2] + [parameters.$C$2]*([.A150]-1)+[parameters.$A$2]" office:value-type="float" office:value="3375754">
            <text:p>3375754</text:p>
          </table:table-cell>
          <table:table-cell table:formula="oooc:=[parameters.$E$2]*([.$A150]-1) + [parameters.$D$2]" office:value-type="float" office:value="760">
            <text:p>760</text:p>
          </table:table-cell>
          <table:table-cell table:formula="oooc:=[parameters.$G$2]*([.$A150]-1) + [parameters.$F$2]" office:value-type="float" office:value="298">
            <text:p>298</text:p>
          </table:table-cell>
          <table:table-cell table:formula="oooc:=[parameters.$I$2]*([.$A150]-1) + [parameters.$H$2]" office:value-type="float" office:value="448">
            <text:p>448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ooc:=[.B150]+[.C150]" office:value-type="float" office:value="128312850">
            <text:p>128312850</text:p>
          </table:table-cell>
          <table:table-cell table:formula="oooc:=[.$A151]^[parameters.$B$2] + [parameters.$C$2]*([.A151]-1)+[parameters.$A$2]" office:value-type="float" office:value="3443710">
            <text:p>3443710</text:p>
          </table:table-cell>
          <table:table-cell table:formula="oooc:=[parameters.$E$2]*([.$A151]-1) + [parameters.$D$2]" office:value-type="float" office:value="765">
            <text:p>765</text:p>
          </table:table-cell>
          <table:table-cell table:formula="oooc:=[parameters.$G$2]*([.$A151]-1) + [parameters.$F$2]" office:value-type="float" office:value="300">
            <text:p>300</text:p>
          </table:table-cell>
          <table:table-cell table:formula="oooc:=[parameters.$I$2]*([.$A151]-1) + [parameters.$H$2]" office:value-type="float" office:value="451">
            <text:p>45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ooc:=[.B151]+[.C151]" office:value-type="float" office:value="131756560">
            <text:p>131756560</text:p>
          </table:table-cell>
          <table:table-cell table:formula="oooc:=[.$A152]^[parameters.$B$2] + [parameters.$C$2]*([.A152]-1)+[parameters.$A$2]" office:value-type="float" office:value="3512572">
            <text:p>3512572</text:p>
          </table:table-cell>
          <table:table-cell table:formula="oooc:=[parameters.$E$2]*([.$A152]-1) + [parameters.$D$2]" office:value-type="float" office:value="770">
            <text:p>770</text:p>
          </table:table-cell>
          <table:table-cell table:formula="oooc:=[parameters.$G$2]*([.$A152]-1) + [parameters.$F$2]" office:value-type="float" office:value="302">
            <text:p>302</text:p>
          </table:table-cell>
          <table:table-cell table:formula="oooc:=[parameters.$I$2]*([.$A152]-1) + [parameters.$H$2]" office:value-type="float" office:value="454">
            <text:p>454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ooc:=[.B152]+[.C152]" office:value-type="float" office:value="135269132">
            <text:p>135269132</text:p>
          </table:table-cell>
          <table:table-cell table:formula="oooc:=[.$A153]^[parameters.$B$2] + [parameters.$C$2]*([.A153]-1)+[parameters.$A$2]" office:value-type="float" office:value="3582346">
            <text:p>3582346</text:p>
          </table:table-cell>
          <table:table-cell table:formula="oooc:=[parameters.$E$2]*([.$A153]-1) + [parameters.$D$2]" office:value-type="float" office:value="775">
            <text:p>775</text:p>
          </table:table-cell>
          <table:table-cell table:formula="oooc:=[parameters.$G$2]*([.$A153]-1) + [parameters.$F$2]" office:value-type="float" office:value="304">
            <text:p>304</text:p>
          </table:table-cell>
          <table:table-cell table:formula="oooc:=[parameters.$I$2]*([.$A153]-1) + [parameters.$H$2]" office:value-type="float" office:value="457">
            <text:p>45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ooc:=[.B153]+[.C153]" office:value-type="float" office:value="138851478">
            <text:p>138851478</text:p>
          </table:table-cell>
          <table:table-cell table:formula="oooc:=[.$A154]^[parameters.$B$2] + [parameters.$C$2]*([.A154]-1)+[parameters.$A$2]" office:value-type="float" office:value="3653038">
            <text:p>3653038</text:p>
          </table:table-cell>
          <table:table-cell table:formula="oooc:=[parameters.$E$2]*([.$A154]-1) + [parameters.$D$2]" office:value-type="float" office:value="780">
            <text:p>780</text:p>
          </table:table-cell>
          <table:table-cell table:formula="oooc:=[parameters.$G$2]*([.$A154]-1) + [parameters.$F$2]" office:value-type="float" office:value="306">
            <text:p>306</text:p>
          </table:table-cell>
          <table:table-cell table:formula="oooc:=[parameters.$I$2]*([.$A154]-1) + [parameters.$H$2]" office:value-type="float" office:value="460">
            <text:p>46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ooc:=[.B154]+[.C154]" office:value-type="float" office:value="142504516">
            <text:p>142504516</text:p>
          </table:table-cell>
          <table:table-cell table:formula="oooc:=[.$A155]^[parameters.$B$2] + [parameters.$C$2]*([.A155]-1)+[parameters.$A$2]" office:value-type="float" office:value="3724654">
            <text:p>3724654</text:p>
          </table:table-cell>
          <table:table-cell table:formula="oooc:=[parameters.$E$2]*([.$A155]-1) + [parameters.$D$2]" office:value-type="float" office:value="785">
            <text:p>785</text:p>
          </table:table-cell>
          <table:table-cell table:formula="oooc:=[parameters.$G$2]*([.$A155]-1) + [parameters.$F$2]" office:value-type="float" office:value="308">
            <text:p>308</text:p>
          </table:table-cell>
          <table:table-cell table:formula="oooc:=[parameters.$I$2]*([.$A155]-1) + [parameters.$H$2]" office:value-type="float" office:value="463">
            <text:p>463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ooc:=[.B155]+[.C155]" office:value-type="float" office:value="146229170">
            <text:p>146229170</text:p>
          </table:table-cell>
          <table:table-cell table:formula="oooc:=[.$A156]^[parameters.$B$2] + [parameters.$C$2]*([.A156]-1)+[parameters.$A$2]" office:value-type="float" office:value="3797200">
            <text:p>3797200</text:p>
          </table:table-cell>
          <table:table-cell table:formula="oooc:=[parameters.$E$2]*([.$A156]-1) + [parameters.$D$2]" office:value-type="float" office:value="790">
            <text:p>790</text:p>
          </table:table-cell>
          <table:table-cell table:formula="oooc:=[parameters.$G$2]*([.$A156]-1) + [parameters.$F$2]" office:value-type="float" office:value="310">
            <text:p>310</text:p>
          </table:table-cell>
          <table:table-cell table:formula="oooc:=[parameters.$I$2]*([.$A156]-1) + [parameters.$H$2]" office:value-type="float" office:value="466">
            <text:p>46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ooc:=[.B156]+[.C156]" office:value-type="float" office:value="150026370">
            <text:p>150026370</text:p>
          </table:table-cell>
          <table:table-cell table:formula="oooc:=[.$A157]^[parameters.$B$2] + [parameters.$C$2]*([.A157]-1)+[parameters.$A$2]" office:value-type="float" office:value="3870682">
            <text:p>3870682</text:p>
          </table:table-cell>
          <table:table-cell table:formula="oooc:=[parameters.$E$2]*([.$A157]-1) + [parameters.$D$2]" office:value-type="float" office:value="795">
            <text:p>795</text:p>
          </table:table-cell>
          <table:table-cell table:formula="oooc:=[parameters.$G$2]*([.$A157]-1) + [parameters.$F$2]" office:value-type="float" office:value="312">
            <text:p>312</text:p>
          </table:table-cell>
          <table:table-cell table:formula="oooc:=[parameters.$I$2]*([.$A157]-1) + [parameters.$H$2]" office:value-type="float" office:value="469">
            <text:p>46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ooc:=[.B157]+[.C157]" office:value-type="float" office:value="153897052">
            <text:p>153897052</text:p>
          </table:table-cell>
          <table:table-cell table:formula="oooc:=[.$A158]^[parameters.$B$2] + [parameters.$C$2]*([.A158]-1)+[parameters.$A$2]" office:value-type="float" office:value="3945106">
            <text:p>3945106</text:p>
          </table:table-cell>
          <table:table-cell table:formula="oooc:=[parameters.$E$2]*([.$A158]-1) + [parameters.$D$2]" office:value-type="float" office:value="800">
            <text:p>800</text:p>
          </table:table-cell>
          <table:table-cell table:formula="oooc:=[parameters.$G$2]*([.$A158]-1) + [parameters.$F$2]" office:value-type="float" office:value="314">
            <text:p>314</text:p>
          </table:table-cell>
          <table:table-cell table:formula="oooc:=[parameters.$I$2]*([.$A158]-1) + [parameters.$H$2]" office:value-type="float" office:value="472">
            <text:p>47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ooc:=[.B158]+[.C158]" office:value-type="float" office:value="157842158">
            <text:p>157842158</text:p>
          </table:table-cell>
          <table:table-cell table:formula="oooc:=[.$A159]^[parameters.$B$2] + [parameters.$C$2]*([.A159]-1)+[parameters.$A$2]" office:value-type="float" office:value="4020478">
            <text:p>4020478</text:p>
          </table:table-cell>
          <table:table-cell table:formula="oooc:=[parameters.$E$2]*([.$A159]-1) + [parameters.$D$2]" office:value-type="float" office:value="805">
            <text:p>805</text:p>
          </table:table-cell>
          <table:table-cell table:formula="oooc:=[parameters.$G$2]*([.$A159]-1) + [parameters.$F$2]" office:value-type="float" office:value="316">
            <text:p>316</text:p>
          </table:table-cell>
          <table:table-cell table:formula="oooc:=[parameters.$I$2]*([.$A159]-1) + [parameters.$H$2]" office:value-type="float" office:value="475">
            <text:p>47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ooc:=[.B159]+[.C159]" office:value-type="float" office:value="161862636">
            <text:p>161862636</text:p>
          </table:table-cell>
          <table:table-cell table:formula="oooc:=[.$A160]^[parameters.$B$2] + [parameters.$C$2]*([.A160]-1)+[parameters.$A$2]" office:value-type="float" office:value="4096804">
            <text:p>4096804</text:p>
          </table:table-cell>
          <table:table-cell table:formula="oooc:=[parameters.$E$2]*([.$A160]-1) + [parameters.$D$2]" office:value-type="float" office:value="810">
            <text:p>810</text:p>
          </table:table-cell>
          <table:table-cell table:formula="oooc:=[parameters.$G$2]*([.$A160]-1) + [parameters.$F$2]" office:value-type="float" office:value="318">
            <text:p>318</text:p>
          </table:table-cell>
          <table:table-cell table:formula="oooc:=[parameters.$I$2]*([.$A160]-1) + [parameters.$H$2]" office:value-type="float" office:value="478">
            <text:p>478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ooc:=[.B160]+[.C160]" office:value-type="float" office:value="165959440">
            <text:p>165959440</text:p>
          </table:table-cell>
          <table:table-cell table:formula="oooc:=[.$A161]^[parameters.$B$2] + [parameters.$C$2]*([.A161]-1)+[parameters.$A$2]" office:value-type="float" office:value="4174090">
            <text:p>4174090</text:p>
          </table:table-cell>
          <table:table-cell table:formula="oooc:=[parameters.$E$2]*([.$A161]-1) + [parameters.$D$2]" office:value-type="float" office:value="815">
            <text:p>815</text:p>
          </table:table-cell>
          <table:table-cell table:formula="oooc:=[parameters.$G$2]*([.$A161]-1) + [parameters.$F$2]" office:value-type="float" office:value="320">
            <text:p>320</text:p>
          </table:table-cell>
          <table:table-cell table:formula="oooc:=[parameters.$I$2]*([.$A161]-1) + [parameters.$H$2]" office:value-type="float" office:value="481">
            <text:p>48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ooc:=[.B161]+[.C161]" office:value-type="float" office:value="170133530">
            <text:p>170133530</text:p>
          </table:table-cell>
          <table:table-cell table:formula="oooc:=[.$A162]^[parameters.$B$2] + [parameters.$C$2]*([.A162]-1)+[parameters.$A$2]" office:value-type="float" office:value="4252342">
            <text:p>4252342</text:p>
          </table:table-cell>
          <table:table-cell table:formula="oooc:=[parameters.$E$2]*([.$A162]-1) + [parameters.$D$2]" office:value-type="float" office:value="820">
            <text:p>820</text:p>
          </table:table-cell>
          <table:table-cell table:formula="oooc:=[parameters.$G$2]*([.$A162]-1) + [parameters.$F$2]" office:value-type="float" office:value="322">
            <text:p>322</text:p>
          </table:table-cell>
          <table:table-cell table:formula="oooc:=[parameters.$I$2]*([.$A162]-1) + [parameters.$H$2]" office:value-type="float" office:value="484">
            <text:p>48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ooc:=[.B162]+[.C162]" office:value-type="float" office:value="174385872">
            <text:p>174385872</text:p>
          </table:table-cell>
          <table:table-cell table:formula="oooc:=[.$A163]^[parameters.$B$2] + [parameters.$C$2]*([.A163]-1)+[parameters.$A$2]" office:value-type="float" office:value="4331566">
            <text:p>4331566</text:p>
          </table:table-cell>
          <table:table-cell table:formula="oooc:=[parameters.$E$2]*([.$A163]-1) + [parameters.$D$2]" office:value-type="float" office:value="825">
            <text:p>825</text:p>
          </table:table-cell>
          <table:table-cell table:formula="oooc:=[parameters.$G$2]*([.$A163]-1) + [parameters.$F$2]" office:value-type="float" office:value="324">
            <text:p>324</text:p>
          </table:table-cell>
          <table:table-cell table:formula="oooc:=[parameters.$I$2]*([.$A163]-1) + [parameters.$H$2]" office:value-type="float" office:value="487">
            <text:p>487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ooc:=[.B163]+[.C163]" office:value-type="float" office:value="178717438">
            <text:p>178717438</text:p>
          </table:table-cell>
          <table:table-cell table:formula="oooc:=[.$A164]^[parameters.$B$2] + [parameters.$C$2]*([.A164]-1)+[parameters.$A$2]" office:value-type="float" office:value="4411768">
            <text:p>4411768</text:p>
          </table:table-cell>
          <table:table-cell table:formula="oooc:=[parameters.$E$2]*([.$A164]-1) + [parameters.$D$2]" office:value-type="float" office:value="830">
            <text:p>830</text:p>
          </table:table-cell>
          <table:table-cell table:formula="oooc:=[parameters.$G$2]*([.$A164]-1) + [parameters.$F$2]" office:value-type="float" office:value="326">
            <text:p>326</text:p>
          </table:table-cell>
          <table:table-cell table:formula="oooc:=[parameters.$I$2]*([.$A164]-1) + [parameters.$H$2]" office:value-type="float" office:value="490">
            <text:p>49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ooc:=[.B164]+[.C164]" office:value-type="float" office:value="183129206">
            <text:p>183129206</text:p>
          </table:table-cell>
          <table:table-cell table:formula="oooc:=[.$A165]^[parameters.$B$2] + [parameters.$C$2]*([.A165]-1)+[parameters.$A$2]" office:value-type="float" office:value="4492954">
            <text:p>4492954</text:p>
          </table:table-cell>
          <table:table-cell table:formula="oooc:=[parameters.$E$2]*([.$A165]-1) + [parameters.$D$2]" office:value-type="float" office:value="835">
            <text:p>835</text:p>
          </table:table-cell>
          <table:table-cell table:formula="oooc:=[parameters.$G$2]*([.$A165]-1) + [parameters.$F$2]" office:value-type="float" office:value="328">
            <text:p>328</text:p>
          </table:table-cell>
          <table:table-cell table:formula="oooc:=[parameters.$I$2]*([.$A165]-1) + [parameters.$H$2]" office:value-type="float" office:value="493">
            <text:p>49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ooc:=[.B165]+[.C165]" office:value-type="float" office:value="187622160">
            <text:p>187622160</text:p>
          </table:table-cell>
          <table:table-cell table:formula="oooc:=[.$A166]^[parameters.$B$2] + [parameters.$C$2]*([.A166]-1)+[parameters.$A$2]" office:value-type="float" office:value="4575130">
            <text:p>4575130</text:p>
          </table:table-cell>
          <table:table-cell table:formula="oooc:=[parameters.$E$2]*([.$A166]-1) + [parameters.$D$2]" office:value-type="float" office:value="840">
            <text:p>840</text:p>
          </table:table-cell>
          <table:table-cell table:formula="oooc:=[parameters.$G$2]*([.$A166]-1) + [parameters.$F$2]" office:value-type="float" office:value="330">
            <text:p>330</text:p>
          </table:table-cell>
          <table:table-cell table:formula="oooc:=[parameters.$I$2]*([.$A166]-1) + [parameters.$H$2]" office:value-type="float" office:value="496">
            <text:p>49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ooc:=[.B166]+[.C166]" office:value-type="float" office:value="192197290">
            <text:p>192197290</text:p>
          </table:table-cell>
          <table:table-cell table:formula="oooc:=[.$A167]^[parameters.$B$2] + [parameters.$C$2]*([.A167]-1)+[parameters.$A$2]" office:value-type="float" office:value="4658302">
            <text:p>4658302</text:p>
          </table:table-cell>
          <table:table-cell table:formula="oooc:=[parameters.$E$2]*([.$A167]-1) + [parameters.$D$2]" office:value-type="float" office:value="845">
            <text:p>845</text:p>
          </table:table-cell>
          <table:table-cell table:formula="oooc:=[parameters.$G$2]*([.$A167]-1) + [parameters.$F$2]" office:value-type="float" office:value="332">
            <text:p>332</text:p>
          </table:table-cell>
          <table:table-cell table:formula="oooc:=[parameters.$I$2]*([.$A167]-1) + [parameters.$H$2]" office:value-type="float" office:value="499">
            <text:p>49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ooc:=[.B167]+[.C167]" office:value-type="float" office:value="196855592">
            <text:p>196855592</text:p>
          </table:table-cell>
          <table:table-cell table:formula="oooc:=[.$A168]^[parameters.$B$2] + [parameters.$C$2]*([.A168]-1)+[parameters.$A$2]" office:value-type="float" office:value="4742476">
            <text:p>4742476</text:p>
          </table:table-cell>
          <table:table-cell table:formula="oooc:=[parameters.$E$2]*([.$A168]-1) + [parameters.$D$2]" office:value-type="float" office:value="850">
            <text:p>850</text:p>
          </table:table-cell>
          <table:table-cell table:formula="oooc:=[parameters.$G$2]*([.$A168]-1) + [parameters.$F$2]" office:value-type="float" office:value="334">
            <text:p>334</text:p>
          </table:table-cell>
          <table:table-cell table:formula="oooc:=[parameters.$I$2]*([.$A168]-1) + [parameters.$H$2]" office:value-type="float" office:value="502">
            <text:p>502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ooc:=[.B168]+[.C168]" office:value-type="float" office:value="201598068">
            <text:p>201598068</text:p>
          </table:table-cell>
          <table:table-cell table:formula="oooc:=[.$A169]^[parameters.$B$2] + [parameters.$C$2]*([.A169]-1)+[parameters.$A$2]" office:value-type="float" office:value="4827658">
            <text:p>4827658</text:p>
          </table:table-cell>
          <table:table-cell table:formula="oooc:=[parameters.$E$2]*([.$A169]-1) + [parameters.$D$2]" office:value-type="float" office:value="855">
            <text:p>855</text:p>
          </table:table-cell>
          <table:table-cell table:formula="oooc:=[parameters.$G$2]*([.$A169]-1) + [parameters.$F$2]" office:value-type="float" office:value="336">
            <text:p>336</text:p>
          </table:table-cell>
          <table:table-cell table:formula="oooc:=[parameters.$I$2]*([.$A169]-1) + [parameters.$H$2]" office:value-type="float" office:value="505">
            <text:p>50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ooc:=[.B169]+[.C169]" office:value-type="float" office:value="206425726">
            <text:p>206425726</text:p>
          </table:table-cell>
          <table:table-cell table:formula="oooc:=[.$A170]^[parameters.$B$2] + [parameters.$C$2]*([.A170]-1)+[parameters.$A$2]" office:value-type="float" office:value="4913854">
            <text:p>4913854</text:p>
          </table:table-cell>
          <table:table-cell table:formula="oooc:=[parameters.$E$2]*([.$A170]-1) + [parameters.$D$2]" office:value-type="float" office:value="860">
            <text:p>860</text:p>
          </table:table-cell>
          <table:table-cell table:formula="oooc:=[parameters.$G$2]*([.$A170]-1) + [parameters.$F$2]" office:value-type="float" office:value="338">
            <text:p>338</text:p>
          </table:table-cell>
          <table:table-cell table:formula="oooc:=[parameters.$I$2]*([.$A170]-1) + [parameters.$H$2]" office:value-type="float" office:value="508">
            <text:p>508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ooc:=[.B170]+[.C170]" office:value-type="float" office:value="211339580">
            <text:p>211339580</text:p>
          </table:table-cell>
          <table:table-cell table:formula="oooc:=[.$A171]^[parameters.$B$2] + [parameters.$C$2]*([.A171]-1)+[parameters.$A$2]" office:value-type="float" office:value="5001070">
            <text:p>5001070</text:p>
          </table:table-cell>
          <table:table-cell table:formula="oooc:=[parameters.$E$2]*([.$A171]-1) + [parameters.$D$2]" office:value-type="float" office:value="865">
            <text:p>865</text:p>
          </table:table-cell>
          <table:table-cell table:formula="oooc:=[parameters.$G$2]*([.$A171]-1) + [parameters.$F$2]" office:value-type="float" office:value="340">
            <text:p>340</text:p>
          </table:table-cell>
          <table:table-cell table:formula="oooc:=[parameters.$I$2]*([.$A171]-1) + [parameters.$H$2]" office:value-type="float" office:value="511">
            <text:p>51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ooc:=[.B171]+[.C171]" office:value-type="float" office:value="216340650">
            <text:p>216340650</text:p>
          </table:table-cell>
          <table:table-cell table:formula="oooc:=[.$A172]^[parameters.$B$2] + [parameters.$C$2]*([.A172]-1)+[parameters.$A$2]" office:value-type="float" office:value="5089312">
            <text:p>5089312</text:p>
          </table:table-cell>
          <table:table-cell table:formula="oooc:=[parameters.$E$2]*([.$A172]-1) + [parameters.$D$2]" office:value-type="float" office:value="870">
            <text:p>870</text:p>
          </table:table-cell>
          <table:table-cell table:formula="oooc:=[parameters.$G$2]*([.$A172]-1) + [parameters.$F$2]" office:value-type="float" office:value="342">
            <text:p>342</text:p>
          </table:table-cell>
          <table:table-cell table:formula="oooc:=[parameters.$I$2]*([.$A172]-1) + [parameters.$H$2]" office:value-type="float" office:value="514">
            <text:p>514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ooc:=[.B172]+[.C172]" office:value-type="float" office:value="221429962">
            <text:p>221429962</text:p>
          </table:table-cell>
          <table:table-cell table:formula="oooc:=[.$A173]^[parameters.$B$2] + [parameters.$C$2]*([.A173]-1)+[parameters.$A$2]" office:value-type="float" office:value="5178586">
            <text:p>5178586</text:p>
          </table:table-cell>
          <table:table-cell table:formula="oooc:=[parameters.$E$2]*([.$A173]-1) + [parameters.$D$2]" office:value-type="float" office:value="875">
            <text:p>875</text:p>
          </table:table-cell>
          <table:table-cell table:formula="oooc:=[parameters.$G$2]*([.$A173]-1) + [parameters.$F$2]" office:value-type="float" office:value="344">
            <text:p>344</text:p>
          </table:table-cell>
          <table:table-cell table:formula="oooc:=[parameters.$I$2]*([.$A173]-1) + [parameters.$H$2]" office:value-type="float" office:value="517">
            <text:p>517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ooc:=[.B173]+[.C173]" office:value-type="float" office:value="226608548">
            <text:p>226608548</text:p>
          </table:table-cell>
          <table:table-cell table:formula="oooc:=[.$A174]^[parameters.$B$2] + [parameters.$C$2]*([.A174]-1)+[parameters.$A$2]" office:value-type="float" office:value="5268898">
            <text:p>5268898</text:p>
          </table:table-cell>
          <table:table-cell table:formula="oooc:=[parameters.$E$2]*([.$A174]-1) + [parameters.$D$2]" office:value-type="float" office:value="880">
            <text:p>880</text:p>
          </table:table-cell>
          <table:table-cell table:formula="oooc:=[parameters.$G$2]*([.$A174]-1) + [parameters.$F$2]" office:value-type="float" office:value="346">
            <text:p>346</text:p>
          </table:table-cell>
          <table:table-cell table:formula="oooc:=[parameters.$I$2]*([.$A174]-1) + [parameters.$H$2]" office:value-type="float" office:value="520">
            <text:p>52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ooc:=[.B174]+[.C174]" office:value-type="float" office:value="231877446">
            <text:p>231877446</text:p>
          </table:table-cell>
          <table:table-cell table:formula="oooc:=[.$A175]^[parameters.$B$2] + [parameters.$C$2]*([.A175]-1)+[parameters.$A$2]" office:value-type="float" office:value="5360254">
            <text:p>5360254</text:p>
          </table:table-cell>
          <table:table-cell table:formula="oooc:=[parameters.$E$2]*([.$A175]-1) + [parameters.$D$2]" office:value-type="float" office:value="885">
            <text:p>885</text:p>
          </table:table-cell>
          <table:table-cell table:formula="oooc:=[parameters.$G$2]*([.$A175]-1) + [parameters.$F$2]" office:value-type="float" office:value="348">
            <text:p>348</text:p>
          </table:table-cell>
          <table:table-cell table:formula="oooc:=[parameters.$I$2]*([.$A175]-1) + [parameters.$H$2]" office:value-type="float" office:value="523">
            <text:p>523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ooc:=[.B175]+[.C175]" office:value-type="float" office:value="237237700">
            <text:p>237237700</text:p>
          </table:table-cell>
          <table:table-cell table:formula="oooc:=[.$A176]^[parameters.$B$2] + [parameters.$C$2]*([.A176]-1)+[parameters.$A$2]" office:value-type="float" office:value="5452660">
            <text:p>5452660</text:p>
          </table:table-cell>
          <table:table-cell table:formula="oooc:=[parameters.$E$2]*([.$A176]-1) + [parameters.$D$2]" office:value-type="float" office:value="890">
            <text:p>890</text:p>
          </table:table-cell>
          <table:table-cell table:formula="oooc:=[parameters.$G$2]*([.$A176]-1) + [parameters.$F$2]" office:value-type="float" office:value="350">
            <text:p>350</text:p>
          </table:table-cell>
          <table:table-cell table:formula="oooc:=[parameters.$I$2]*([.$A176]-1) + [parameters.$H$2]" office:value-type="float" office:value="526">
            <text:p>52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ooc:=[.B176]+[.C176]" office:value-type="float" office:value="242690360">
            <text:p>242690360</text:p>
          </table:table-cell>
          <table:table-cell table:formula="oooc:=[.$A177]^[parameters.$B$2] + [parameters.$C$2]*([.A177]-1)+[parameters.$A$2]" office:value-type="float" office:value="5546122">
            <text:p>5546122</text:p>
          </table:table-cell>
          <table:table-cell table:formula="oooc:=[parameters.$E$2]*([.$A177]-1) + [parameters.$D$2]" office:value-type="float" office:value="895">
            <text:p>895</text:p>
          </table:table-cell>
          <table:table-cell table:formula="oooc:=[parameters.$G$2]*([.$A177]-1) + [parameters.$F$2]" office:value-type="float" office:value="352">
            <text:p>352</text:p>
          </table:table-cell>
          <table:table-cell table:formula="oooc:=[parameters.$I$2]*([.$A177]-1) + [parameters.$H$2]" office:value-type="float" office:value="529">
            <text:p>52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ooc:=[.B177]+[.C177]" office:value-type="float" office:value="248236482">
            <text:p>248236482</text:p>
          </table:table-cell>
          <table:table-cell table:formula="oooc:=[.$A178]^[parameters.$B$2] + [parameters.$C$2]*([.A178]-1)+[parameters.$A$2]" office:value-type="float" office:value="5640646">
            <text:p>5640646</text:p>
          </table:table-cell>
          <table:table-cell table:formula="oooc:=[parameters.$E$2]*([.$A178]-1) + [parameters.$D$2]" office:value-type="float" office:value="900">
            <text:p>900</text:p>
          </table:table-cell>
          <table:table-cell table:formula="oooc:=[parameters.$G$2]*([.$A178]-1) + [parameters.$F$2]" office:value-type="float" office:value="354">
            <text:p>354</text:p>
          </table:table-cell>
          <table:table-cell table:formula="oooc:=[parameters.$I$2]*([.$A178]-1) + [parameters.$H$2]" office:value-type="float" office:value="532">
            <text:p>532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ooc:=[.B178]+[.C178]" office:value-type="float" office:value="253877128">
            <text:p>253877128</text:p>
          </table:table-cell>
          <table:table-cell table:formula="oooc:=[.$A179]^[parameters.$B$2] + [parameters.$C$2]*([.A179]-1)+[parameters.$A$2]" office:value-type="float" office:value="5736238">
            <text:p>5736238</text:p>
          </table:table-cell>
          <table:table-cell table:formula="oooc:=[parameters.$E$2]*([.$A179]-1) + [parameters.$D$2]" office:value-type="float" office:value="905">
            <text:p>905</text:p>
          </table:table-cell>
          <table:table-cell table:formula="oooc:=[parameters.$G$2]*([.$A179]-1) + [parameters.$F$2]" office:value-type="float" office:value="356">
            <text:p>356</text:p>
          </table:table-cell>
          <table:table-cell table:formula="oooc:=[parameters.$I$2]*([.$A179]-1) + [parameters.$H$2]" office:value-type="float" office:value="535">
            <text:p>53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ooc:=[.B179]+[.C179]" office:value-type="float" office:value="259613366">
            <text:p>259613366</text:p>
          </table:table-cell>
          <table:table-cell table:formula="oooc:=[.$A180]^[parameters.$B$2] + [parameters.$C$2]*([.A180]-1)+[parameters.$A$2]" office:value-type="float" office:value="5832904">
            <text:p>5832904</text:p>
          </table:table-cell>
          <table:table-cell table:formula="oooc:=[parameters.$E$2]*([.$A180]-1) + [parameters.$D$2]" office:value-type="float" office:value="910">
            <text:p>910</text:p>
          </table:table-cell>
          <table:table-cell table:formula="oooc:=[parameters.$G$2]*([.$A180]-1) + [parameters.$F$2]" office:value-type="float" office:value="358">
            <text:p>358</text:p>
          </table:table-cell>
          <table:table-cell table:formula="oooc:=[parameters.$I$2]*([.$A180]-1) + [parameters.$H$2]" office:value-type="float" office:value="538">
            <text:p>538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ooc:=[.B180]+[.C180]" office:value-type="float" office:value="265446270">
            <text:p>265446270</text:p>
          </table:table-cell>
          <table:table-cell table:formula="oooc:=[.$A181]^[parameters.$B$2] + [parameters.$C$2]*([.A181]-1)+[parameters.$A$2]" office:value-type="float" office:value="5930650">
            <text:p>5930650</text:p>
          </table:table-cell>
          <table:table-cell table:formula="oooc:=[parameters.$E$2]*([.$A181]-1) + [parameters.$D$2]" office:value-type="float" office:value="915">
            <text:p>915</text:p>
          </table:table-cell>
          <table:table-cell table:formula="oooc:=[parameters.$G$2]*([.$A181]-1) + [parameters.$F$2]" office:value-type="float" office:value="360">
            <text:p>360</text:p>
          </table:table-cell>
          <table:table-cell table:formula="oooc:=[parameters.$I$2]*([.$A181]-1) + [parameters.$H$2]" office:value-type="float" office:value="541">
            <text:p>54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ooc:=[.B181]+[.C181]" office:value-type="float" office:value="271376920">
            <text:p>271376920</text:p>
          </table:table-cell>
          <table:table-cell table:formula="oooc:=[.$A182]^[parameters.$B$2] + [parameters.$C$2]*([.A182]-1)+[parameters.$A$2]" office:value-type="float" office:value="6029482">
            <text:p>6029482</text:p>
          </table:table-cell>
          <table:table-cell table:formula="oooc:=[parameters.$E$2]*([.$A182]-1) + [parameters.$D$2]" office:value-type="float" office:value="920">
            <text:p>920</text:p>
          </table:table-cell>
          <table:table-cell table:formula="oooc:=[parameters.$G$2]*([.$A182]-1) + [parameters.$F$2]" office:value-type="float" office:value="362">
            <text:p>362</text:p>
          </table:table-cell>
          <table:table-cell table:formula="oooc:=[parameters.$I$2]*([.$A182]-1) + [parameters.$H$2]" office:value-type="float" office:value="544">
            <text:p>544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ooc:=[.B182]+[.C182]" office:value-type="float" office:value="277406402">
            <text:p>277406402</text:p>
          </table:table-cell>
          <table:table-cell table:formula="oooc:=[.$A183]^[parameters.$B$2] + [parameters.$C$2]*([.A183]-1)+[parameters.$A$2]" office:value-type="float" office:value="6129406">
            <text:p>6129406</text:p>
          </table:table-cell>
          <table:table-cell table:formula="oooc:=[parameters.$E$2]*([.$A183]-1) + [parameters.$D$2]" office:value-type="float" office:value="925">
            <text:p>925</text:p>
          </table:table-cell>
          <table:table-cell table:formula="oooc:=[parameters.$G$2]*([.$A183]-1) + [parameters.$F$2]" office:value-type="float" office:value="364">
            <text:p>364</text:p>
          </table:table-cell>
          <table:table-cell table:formula="oooc:=[parameters.$I$2]*([.$A183]-1) + [parameters.$H$2]" office:value-type="float" office:value="547">
            <text:p>54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ooc:=[.B183]+[.C183]" office:value-type="float" office:value="283535808">
            <text:p>283535808</text:p>
          </table:table-cell>
          <table:table-cell table:formula="oooc:=[.$A184]^[parameters.$B$2] + [parameters.$C$2]*([.A184]-1)+[parameters.$A$2]" office:value-type="float" office:value="6230428">
            <text:p>6230428</text:p>
          </table:table-cell>
          <table:table-cell table:formula="oooc:=[parameters.$E$2]*([.$A184]-1) + [parameters.$D$2]" office:value-type="float" office:value="930">
            <text:p>930</text:p>
          </table:table-cell>
          <table:table-cell table:formula="oooc:=[parameters.$G$2]*([.$A184]-1) + [parameters.$F$2]" office:value-type="float" office:value="366">
            <text:p>366</text:p>
          </table:table-cell>
          <table:table-cell table:formula="oooc:=[parameters.$I$2]*([.$A184]-1) + [parameters.$H$2]" office:value-type="float" office:value="550">
            <text:p>55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ooc:=[.B184]+[.C184]" office:value-type="float" office:value="289766236">
            <text:p>289766236</text:p>
          </table:table-cell>
          <table:table-cell table:formula="oooc:=[.$A185]^[parameters.$B$2] + [parameters.$C$2]*([.A185]-1)+[parameters.$A$2]" office:value-type="float" office:value="6332554">
            <text:p>6332554</text:p>
          </table:table-cell>
          <table:table-cell table:formula="oooc:=[parameters.$E$2]*([.$A185]-1) + [parameters.$D$2]" office:value-type="float" office:value="935">
            <text:p>935</text:p>
          </table:table-cell>
          <table:table-cell table:formula="oooc:=[parameters.$G$2]*([.$A185]-1) + [parameters.$F$2]" office:value-type="float" office:value="368">
            <text:p>368</text:p>
          </table:table-cell>
          <table:table-cell table:formula="oooc:=[parameters.$I$2]*([.$A185]-1) + [parameters.$H$2]" office:value-type="float" office:value="553">
            <text:p>553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ooc:=[.B185]+[.C185]" office:value-type="float" office:value="296098790">
            <text:p>296098790</text:p>
          </table:table-cell>
          <table:table-cell table:formula="oooc:=[.$A186]^[parameters.$B$2] + [parameters.$C$2]*([.A186]-1)+[parameters.$A$2]" office:value-type="float" office:value="6435790">
            <text:p>6435790</text:p>
          </table:table-cell>
          <table:table-cell table:formula="oooc:=[parameters.$E$2]*([.$A186]-1) + [parameters.$D$2]" office:value-type="float" office:value="940">
            <text:p>940</text:p>
          </table:table-cell>
          <table:table-cell table:formula="oooc:=[parameters.$G$2]*([.$A186]-1) + [parameters.$F$2]" office:value-type="float" office:value="370">
            <text:p>370</text:p>
          </table:table-cell>
          <table:table-cell table:formula="oooc:=[parameters.$I$2]*([.$A186]-1) + [parameters.$H$2]" office:value-type="float" office:value="556">
            <text:p>55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ooc:=[.B186]+[.C186]" office:value-type="float" office:value="302534580">
            <text:p>302534580</text:p>
          </table:table-cell>
          <table:table-cell table:formula="oooc:=[.$A187]^[parameters.$B$2] + [parameters.$C$2]*([.A187]-1)+[parameters.$A$2]" office:value-type="float" office:value="6540142">
            <text:p>6540142</text:p>
          </table:table-cell>
          <table:table-cell table:formula="oooc:=[parameters.$E$2]*([.$A187]-1) + [parameters.$D$2]" office:value-type="float" office:value="945">
            <text:p>945</text:p>
          </table:table-cell>
          <table:table-cell table:formula="oooc:=[parameters.$G$2]*([.$A187]-1) + [parameters.$F$2]" office:value-type="float" office:value="372">
            <text:p>372</text:p>
          </table:table-cell>
          <table:table-cell table:formula="oooc:=[parameters.$I$2]*([.$A187]-1) + [parameters.$H$2]" office:value-type="float" office:value="559">
            <text:p>55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ooc:=[.B187]+[.C187]" office:value-type="float" office:value="309074722">
            <text:p>309074722</text:p>
          </table:table-cell>
          <table:table-cell table:formula="oooc:=[.$A188]^[parameters.$B$2] + [parameters.$C$2]*([.A188]-1)+[parameters.$A$2]" office:value-type="float" office:value="6645616">
            <text:p>6645616</text:p>
          </table:table-cell>
          <table:table-cell table:formula="oooc:=[parameters.$E$2]*([.$A188]-1) + [parameters.$D$2]" office:value-type="float" office:value="950">
            <text:p>950</text:p>
          </table:table-cell>
          <table:table-cell table:formula="oooc:=[parameters.$G$2]*([.$A188]-1) + [parameters.$F$2]" office:value-type="float" office:value="374">
            <text:p>374</text:p>
          </table:table-cell>
          <table:table-cell table:formula="oooc:=[parameters.$I$2]*([.$A188]-1) + [parameters.$H$2]" office:value-type="float" office:value="562">
            <text:p>56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ooc:=[.B188]+[.C188]" office:value-type="float" office:value="315720338">
            <text:p>315720338</text:p>
          </table:table-cell>
          <table:table-cell table:formula="oooc:=[.$A189]^[parameters.$B$2] + [parameters.$C$2]*([.A189]-1)+[parameters.$A$2]" office:value-type="float" office:value="6752218">
            <text:p>6752218</text:p>
          </table:table-cell>
          <table:table-cell table:formula="oooc:=[parameters.$E$2]*([.$A189]-1) + [parameters.$D$2]" office:value-type="float" office:value="955">
            <text:p>955</text:p>
          </table:table-cell>
          <table:table-cell table:formula="oooc:=[parameters.$G$2]*([.$A189]-1) + [parameters.$F$2]" office:value-type="float" office:value="376">
            <text:p>376</text:p>
          </table:table-cell>
          <table:table-cell table:formula="oooc:=[parameters.$I$2]*([.$A189]-1) + [parameters.$H$2]" office:value-type="float" office:value="565">
            <text:p>56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ooc:=[.B189]+[.C189]" office:value-type="float" office:value="322472556">
            <text:p>322472556</text:p>
          </table:table-cell>
          <table:table-cell table:formula="oooc:=[.$A190]^[parameters.$B$2] + [parameters.$C$2]*([.A190]-1)+[parameters.$A$2]" office:value-type="float" office:value="6859954">
            <text:p>6859954</text:p>
          </table:table-cell>
          <table:table-cell table:formula="oooc:=[parameters.$E$2]*([.$A190]-1) + [parameters.$D$2]" office:value-type="float" office:value="960">
            <text:p>960</text:p>
          </table:table-cell>
          <table:table-cell table:formula="oooc:=[parameters.$G$2]*([.$A190]-1) + [parameters.$F$2]" office:value-type="float" office:value="378">
            <text:p>378</text:p>
          </table:table-cell>
          <table:table-cell table:formula="oooc:=[parameters.$I$2]*([.$A190]-1) + [parameters.$H$2]" office:value-type="float" office:value="568">
            <text:p>568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ooc:=[.B190]+[.C190]" office:value-type="float" office:value="329332510">
            <text:p>329332510</text:p>
          </table:table-cell>
          <table:table-cell table:formula="oooc:=[.$A191]^[parameters.$B$2] + [parameters.$C$2]*([.A191]-1)+[parameters.$A$2]" office:value-type="float" office:value="6968830">
            <text:p>6968830</text:p>
          </table:table-cell>
          <table:table-cell table:formula="oooc:=[parameters.$E$2]*([.$A191]-1) + [parameters.$D$2]" office:value-type="float" office:value="965">
            <text:p>965</text:p>
          </table:table-cell>
          <table:table-cell table:formula="oooc:=[parameters.$G$2]*([.$A191]-1) + [parameters.$F$2]" office:value-type="float" office:value="380">
            <text:p>380</text:p>
          </table:table-cell>
          <table:table-cell table:formula="oooc:=[parameters.$I$2]*([.$A191]-1) + [parameters.$H$2]" office:value-type="float" office:value="571">
            <text:p>57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ooc:=[.B191]+[.C191]" office:value-type="float" office:value="336301340">
            <text:p>336301340</text:p>
          </table:table-cell>
          <table:table-cell table:formula="oooc:=[.$A192]^[parameters.$B$2] + [parameters.$C$2]*([.A192]-1)+[parameters.$A$2]" office:value-type="float" office:value="7078852">
            <text:p>7078852</text:p>
          </table:table-cell>
          <table:table-cell table:formula="oooc:=[parameters.$E$2]*([.$A192]-1) + [parameters.$D$2]" office:value-type="float" office:value="970">
            <text:p>970</text:p>
          </table:table-cell>
          <table:table-cell table:formula="oooc:=[parameters.$G$2]*([.$A192]-1) + [parameters.$F$2]" office:value-type="float" office:value="382">
            <text:p>382</text:p>
          </table:table-cell>
          <table:table-cell table:formula="oooc:=[parameters.$I$2]*([.$A192]-1) + [parameters.$H$2]" office:value-type="float" office:value="574">
            <text:p>574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ooc:=[.B192]+[.C192]" office:value-type="float" office:value="343380192">
            <text:p>343380192</text:p>
          </table:table-cell>
          <table:table-cell table:formula="oooc:=[.$A193]^[parameters.$B$2] + [parameters.$C$2]*([.A193]-1)+[parameters.$A$2]" office:value-type="float" office:value="7190026">
            <text:p>7190026</text:p>
          </table:table-cell>
          <table:table-cell table:formula="oooc:=[parameters.$E$2]*([.$A193]-1) + [parameters.$D$2]" office:value-type="float" office:value="975">
            <text:p>975</text:p>
          </table:table-cell>
          <table:table-cell table:formula="oooc:=[parameters.$G$2]*([.$A193]-1) + [parameters.$F$2]" office:value-type="float" office:value="384">
            <text:p>384</text:p>
          </table:table-cell>
          <table:table-cell table:formula="oooc:=[parameters.$I$2]*([.$A193]-1) + [parameters.$H$2]" office:value-type="float" office:value="577">
            <text:p>577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ooc:=[.B193]+[.C193]" office:value-type="float" office:value="350570218">
            <text:p>350570218</text:p>
          </table:table-cell>
          <table:table-cell table:formula="oooc:=[.$A194]^[parameters.$B$2] + [parameters.$C$2]*([.A194]-1)+[parameters.$A$2]" office:value-type="float" office:value="7302358">
            <text:p>7302358</text:p>
          </table:table-cell>
          <table:table-cell table:formula="oooc:=[parameters.$E$2]*([.$A194]-1) + [parameters.$D$2]" office:value-type="float" office:value="980">
            <text:p>980</text:p>
          </table:table-cell>
          <table:table-cell table:formula="oooc:=[parameters.$G$2]*([.$A194]-1) + [parameters.$F$2]" office:value-type="float" office:value="386">
            <text:p>386</text:p>
          </table:table-cell>
          <table:table-cell table:formula="oooc:=[parameters.$I$2]*([.$A194]-1) + [parameters.$H$2]" office:value-type="float" office:value="580">
            <text:p>58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ooc:=[.B194]+[.C194]" office:value-type="float" office:value="357872576">
            <text:p>357872576</text:p>
          </table:table-cell>
          <table:table-cell table:formula="oooc:=[.$A195]^[parameters.$B$2] + [parameters.$C$2]*([.A195]-1)+[parameters.$A$2]" office:value-type="float" office:value="7415854">
            <text:p>7415854</text:p>
          </table:table-cell>
          <table:table-cell table:formula="oooc:=[parameters.$E$2]*([.$A195]-1) + [parameters.$D$2]" office:value-type="float" office:value="985">
            <text:p>985</text:p>
          </table:table-cell>
          <table:table-cell table:formula="oooc:=[parameters.$G$2]*([.$A195]-1) + [parameters.$F$2]" office:value-type="float" office:value="388">
            <text:p>388</text:p>
          </table:table-cell>
          <table:table-cell table:formula="oooc:=[parameters.$I$2]*([.$A195]-1) + [parameters.$H$2]" office:value-type="float" office:value="583">
            <text:p>58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ooc:=[.B195]+[.C195]" office:value-type="float" office:value="365288430">
            <text:p>365288430</text:p>
          </table:table-cell>
          <table:table-cell table:formula="oooc:=[.$A196]^[parameters.$B$2] + [parameters.$C$2]*([.A196]-1)+[parameters.$A$2]" office:value-type="float" office:value="7530520">
            <text:p>7530520</text:p>
          </table:table-cell>
          <table:table-cell table:formula="oooc:=[parameters.$E$2]*([.$A196]-1) + [parameters.$D$2]" office:value-type="float" office:value="990">
            <text:p>990</text:p>
          </table:table-cell>
          <table:table-cell table:formula="oooc:=[parameters.$G$2]*([.$A196]-1) + [parameters.$F$2]" office:value-type="float" office:value="390">
            <text:p>390</text:p>
          </table:table-cell>
          <table:table-cell table:formula="oooc:=[parameters.$I$2]*([.$A196]-1) + [parameters.$H$2]" office:value-type="float" office:value="586">
            <text:p>586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ooc:=[.B196]+[.C196]" office:value-type="float" office:value="372818950">
            <text:p>372818950</text:p>
          </table:table-cell>
          <table:table-cell table:formula="oooc:=[.$A197]^[parameters.$B$2] + [parameters.$C$2]*([.A197]-1)+[parameters.$A$2]" office:value-type="float" office:value="7646362">
            <text:p>7646362</text:p>
          </table:table-cell>
          <table:table-cell table:formula="oooc:=[parameters.$E$2]*([.$A197]-1) + [parameters.$D$2]" office:value-type="float" office:value="995">
            <text:p>995</text:p>
          </table:table-cell>
          <table:table-cell table:formula="oooc:=[parameters.$G$2]*([.$A197]-1) + [parameters.$F$2]" office:value-type="float" office:value="392">
            <text:p>392</text:p>
          </table:table-cell>
          <table:table-cell table:formula="oooc:=[parameters.$I$2]*([.$A197]-1) + [parameters.$H$2]" office:value-type="float" office:value="589">
            <text:p>58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ooc:=[.B197]+[.C197]" office:value-type="float" office:value="380465312">
            <text:p>380465312</text:p>
          </table:table-cell>
          <table:table-cell table:formula="oooc:=[.$A198]^[parameters.$B$2] + [parameters.$C$2]*([.A198]-1)+[parameters.$A$2]" office:value-type="float" office:value="7763386">
            <text:p>7763386</text:p>
          </table:table-cell>
          <table:table-cell table:formula="oooc:=[parameters.$E$2]*([.$A198]-1) + [parameters.$D$2]" office:value-type="float" office:value="1000">
            <text:p>1000</text:p>
          </table:table-cell>
          <table:table-cell table:formula="oooc:=[parameters.$G$2]*([.$A198]-1) + [parameters.$F$2]" office:value-type="float" office:value="394">
            <text:p>394</text:p>
          </table:table-cell>
          <table:table-cell table:formula="oooc:=[parameters.$I$2]*([.$A198]-1) + [parameters.$H$2]" office:value-type="float" office:value="592">
            <text:p>592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ooc:=[.B198]+[.C198]" office:value-type="float" office:value="388228698">
            <text:p>388228698</text:p>
          </table:table-cell>
          <table:table-cell table:formula="oooc:=[.$A199]^[parameters.$B$2] + [parameters.$C$2]*([.A199]-1)+[parameters.$A$2]" office:value-type="float" office:value="7881598">
            <text:p>7881598</text:p>
          </table:table-cell>
          <table:table-cell table:formula="oooc:=[parameters.$E$2]*([.$A199]-1) + [parameters.$D$2]" office:value-type="float" office:value="1005">
            <text:p>1005</text:p>
          </table:table-cell>
          <table:table-cell table:formula="oooc:=[parameters.$G$2]*([.$A199]-1) + [parameters.$F$2]" office:value-type="float" office:value="396">
            <text:p>396</text:p>
          </table:table-cell>
          <table:table-cell table:formula="oooc:=[parameters.$I$2]*([.$A199]-1) + [parameters.$H$2]" office:value-type="float" office:value="595">
            <text:p>59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ooc:=[.B199]+[.C199]" office:value-type="float" office:value="396110296">
            <text:p>396110296</text:p>
          </table:table-cell>
          <table:table-cell table:formula="oooc:=[.$A200]^[parameters.$B$2] + [parameters.$C$2]*([.A200]-1)+[parameters.$A$2]" office:value-type="float" office:value="8001004">
            <text:p>8001004</text:p>
          </table:table-cell>
          <table:table-cell table:formula="oooc:=[parameters.$E$2]*([.$A200]-1) + [parameters.$D$2]" office:value-type="float" office:value="1010">
            <text:p>1010</text:p>
          </table:table-cell>
          <table:table-cell table:formula="oooc:=[parameters.$G$2]*([.$A200]-1) + [parameters.$F$2]" office:value-type="float" office:value="398">
            <text:p>398</text:p>
          </table:table-cell>
          <table:table-cell table:formula="oooc:=[parameters.$I$2]*([.$A200]-1) + [parameters.$H$2]" office:value-type="float" office:value="598">
            <text:p>598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ooc:=[.B200]+[.C200]" office:value-type="float" office:value="404111300">
            <text:p>404111300</text:p>
          </table:table-cell>
          <table:table-cell table:formula="oooc:=[.$A201]^[parameters.$B$2] + [parameters.$C$2]*([.A201]-1)+[parameters.$A$2]" office:value-type="float" office:value="8121610">
            <text:p>8121610</text:p>
          </table:table-cell>
          <table:table-cell table:formula="oooc:=[parameters.$E$2]*([.$A201]-1) + [parameters.$D$2]" office:value-type="float" office:value="1015">
            <text:p>1015</text:p>
          </table:table-cell>
          <table:table-cell table:formula="oooc:=[parameters.$G$2]*([.$A201]-1) + [parameters.$F$2]" office:value-type="float" office:value="400">
            <text:p>400</text:p>
          </table:table-cell>
          <table:table-cell table:formula="oooc:=[parameters.$I$2]*([.$A201]-1) + [parameters.$H$2]" office:value-type="float" office:value="601">
            <text:p>60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ooc:=[.B201]+[.C201]" office:value-type="float" office:value="412232910">
            <text:p>412232910</text:p>
          </table:table-cell>
          <table:table-cell table:formula="oooc:=[.$A202]^[parameters.$B$2] + [parameters.$C$2]*([.A202]-1)+[parameters.$A$2]" office:value-type="float" office:value="8243422">
            <text:p>8243422</text:p>
          </table:table-cell>
          <table:table-cell table:formula="oooc:=[parameters.$E$2]*([.$A202]-1) + [parameters.$D$2]" office:value-type="float" office:value="1020">
            <text:p>1020</text:p>
          </table:table-cell>
          <table:table-cell table:formula="oooc:=[parameters.$G$2]*([.$A202]-1) + [parameters.$F$2]" office:value-type="float" office:value="402">
            <text:p>402</text:p>
          </table:table-cell>
          <table:table-cell table:formula="oooc:=[parameters.$I$2]*([.$A202]-1) + [parameters.$H$2]" office:value-type="float" office:value="604">
            <text:p>604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ooc:=[.B202]+[.C202]" office:value-type="float" office:value="420476332">
            <text:p>420476332</text:p>
          </table:table-cell>
          <table:table-cell table:formula="oooc:=[.$A203]^[parameters.$B$2] + [parameters.$C$2]*([.A203]-1)+[parameters.$A$2]" office:value-type="float" office:value="8366446">
            <text:p>8366446</text:p>
          </table:table-cell>
          <table:table-cell table:formula="oooc:=[parameters.$E$2]*([.$A203]-1) + [parameters.$D$2]" office:value-type="float" office:value="1025">
            <text:p>1025</text:p>
          </table:table-cell>
          <table:table-cell table:formula="oooc:=[parameters.$G$2]*([.$A203]-1) + [parameters.$F$2]" office:value-type="float" office:value="404">
            <text:p>404</text:p>
          </table:table-cell>
          <table:table-cell table:formula="oooc:=[parameters.$I$2]*([.$A203]-1) + [parameters.$H$2]" office:value-type="float" office:value="607">
            <text:p>607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ooc:=[.B203]+[.C203]" office:value-type="float" office:value="428842778">
            <text:p>428842778</text:p>
          </table:table-cell>
          <table:table-cell table:formula="oooc:=[.$A204]^[parameters.$B$2] + [parameters.$C$2]*([.A204]-1)+[parameters.$A$2]" office:value-type="float" office:value="8490688">
            <text:p>8490688</text:p>
          </table:table-cell>
          <table:table-cell table:formula="oooc:=[parameters.$E$2]*([.$A204]-1) + [parameters.$D$2]" office:value-type="float" office:value="1030">
            <text:p>1030</text:p>
          </table:table-cell>
          <table:table-cell table:formula="oooc:=[parameters.$G$2]*([.$A204]-1) + [parameters.$F$2]" office:value-type="float" office:value="406">
            <text:p>406</text:p>
          </table:table-cell>
          <table:table-cell table:formula="oooc:=[parameters.$I$2]*([.$A204]-1) + [parameters.$H$2]" office:value-type="float" office:value="610">
            <text:p>61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ooc:=[.B204]+[.C204]" office:value-type="float" office:value="437333466">
            <text:p>437333466</text:p>
          </table:table-cell>
          <table:table-cell table:formula="oooc:=[.$A205]^[parameters.$B$2] + [parameters.$C$2]*([.A205]-1)+[parameters.$A$2]" office:value-type="float" office:value="8616154">
            <text:p>8616154</text:p>
          </table:table-cell>
          <table:table-cell table:formula="oooc:=[parameters.$E$2]*([.$A205]-1) + [parameters.$D$2]" office:value-type="float" office:value="1035">
            <text:p>1035</text:p>
          </table:table-cell>
          <table:table-cell table:formula="oooc:=[parameters.$G$2]*([.$A205]-1) + [parameters.$F$2]" office:value-type="float" office:value="408">
            <text:p>408</text:p>
          </table:table-cell>
          <table:table-cell table:formula="oooc:=[parameters.$I$2]*([.$A205]-1) + [parameters.$H$2]" office:value-type="float" office:value="613">
            <text:p>613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ooc:=[.B205]+[.C205]" office:value-type="float" office:value="445949620">
            <text:p>445949620</text:p>
          </table:table-cell>
          <table:table-cell table:formula="oooc:=[.$A206]^[parameters.$B$2] + [parameters.$C$2]*([.A206]-1)+[parameters.$A$2]" office:value-type="float" office:value="8742850">
            <text:p>8742850</text:p>
          </table:table-cell>
          <table:table-cell table:formula="oooc:=[parameters.$E$2]*([.$A206]-1) + [parameters.$D$2]" office:value-type="float" office:value="1040">
            <text:p>1040</text:p>
          </table:table-cell>
          <table:table-cell table:formula="oooc:=[parameters.$G$2]*([.$A206]-1) + [parameters.$F$2]" office:value-type="float" office:value="410">
            <text:p>410</text:p>
          </table:table-cell>
          <table:table-cell table:formula="oooc:=[parameters.$I$2]*([.$A206]-1) + [parameters.$H$2]" office:value-type="float" office:value="616">
            <text:p>616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ooc:=[.B206]+[.C206]" office:value-type="float" office:value="454692470">
            <text:p>454692470</text:p>
          </table:table-cell>
          <table:table-cell table:formula="oooc:=[.$A207]^[parameters.$B$2] + [parameters.$C$2]*([.A207]-1)+[parameters.$A$2]" office:value-type="float" office:value="8870782">
            <text:p>8870782</text:p>
          </table:table-cell>
          <table:table-cell table:formula="oooc:=[parameters.$E$2]*([.$A207]-1) + [parameters.$D$2]" office:value-type="float" office:value="1045">
            <text:p>1045</text:p>
          </table:table-cell>
          <table:table-cell table:formula="oooc:=[parameters.$G$2]*([.$A207]-1) + [parameters.$F$2]" office:value-type="float" office:value="412">
            <text:p>412</text:p>
          </table:table-cell>
          <table:table-cell table:formula="oooc:=[parameters.$I$2]*([.$A207]-1) + [parameters.$H$2]" office:value-type="float" office:value="619">
            <text:p>619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ooc:=[.B207]+[.C207]" office:value-type="float" office:value="463563252">
            <text:p>463563252</text:p>
          </table:table-cell>
          <table:table-cell table:formula="oooc:=[.$A208]^[parameters.$B$2] + [parameters.$C$2]*([.A208]-1)+[parameters.$A$2]" office:value-type="float" office:value="8999956">
            <text:p>8999956</text:p>
          </table:table-cell>
          <table:table-cell table:formula="oooc:=[parameters.$E$2]*([.$A208]-1) + [parameters.$D$2]" office:value-type="float" office:value="1050">
            <text:p>1050</text:p>
          </table:table-cell>
          <table:table-cell table:formula="oooc:=[parameters.$G$2]*([.$A208]-1) + [parameters.$F$2]" office:value-type="float" office:value="414">
            <text:p>414</text:p>
          </table:table-cell>
          <table:table-cell table:formula="oooc:=[parameters.$I$2]*([.$A208]-1) + [parameters.$H$2]" office:value-type="float" office:value="622">
            <text:p>622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ooc:=[.B208]+[.C208]" office:value-type="float" office:value="472563208">
            <text:p>472563208</text:p>
          </table:table-cell>
          <table:table-cell table:formula="oooc:=[.$A209]^[parameters.$B$2] + [parameters.$C$2]*([.A209]-1)+[parameters.$A$2]" office:value-type="float" office:value="9130378">
            <text:p>9130378</text:p>
          </table:table-cell>
          <table:table-cell table:formula="oooc:=[parameters.$E$2]*([.$A209]-1) + [parameters.$D$2]" office:value-type="float" office:value="1055">
            <text:p>1055</text:p>
          </table:table-cell>
          <table:table-cell table:formula="oooc:=[parameters.$G$2]*([.$A209]-1) + [parameters.$F$2]" office:value-type="float" office:value="416">
            <text:p>416</text:p>
          </table:table-cell>
          <table:table-cell table:formula="oooc:=[parameters.$I$2]*([.$A209]-1) + [parameters.$H$2]" office:value-type="float" office:value="625">
            <text:p>62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ooc:=[.B209]+[.C209]" office:value-type="float" office:value="481693586">
            <text:p>481693586</text:p>
          </table:table-cell>
          <table:table-cell table:formula="oooc:=[.$A210]^[parameters.$B$2] + [parameters.$C$2]*([.A210]-1)+[parameters.$A$2]" office:value-type="float" office:value="9262054">
            <text:p>9262054</text:p>
          </table:table-cell>
          <table:table-cell table:formula="oooc:=[parameters.$E$2]*([.$A210]-1) + [parameters.$D$2]" office:value-type="float" office:value="1060">
            <text:p>1060</text:p>
          </table:table-cell>
          <table:table-cell table:formula="oooc:=[parameters.$G$2]*([.$A210]-1) + [parameters.$F$2]" office:value-type="float" office:value="418">
            <text:p>418</text:p>
          </table:table-cell>
          <table:table-cell table:formula="oooc:=[parameters.$I$2]*([.$A210]-1) + [parameters.$H$2]" office:value-type="float" office:value="628">
            <text:p>628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ooc:=[.B210]+[.C210]" office:value-type="float" office:value="490955640">
            <text:p>490955640</text:p>
          </table:table-cell>
          <table:table-cell table:formula="oooc:=[.$A211]^[parameters.$B$2] + [parameters.$C$2]*([.A211]-1)+[parameters.$A$2]" office:value-type="float" office:value="9394990">
            <text:p>9394990</text:p>
          </table:table-cell>
          <table:table-cell table:formula="oooc:=[parameters.$E$2]*([.$A211]-1) + [parameters.$D$2]" office:value-type="float" office:value="1065">
            <text:p>1065</text:p>
          </table:table-cell>
          <table:table-cell table:formula="oooc:=[parameters.$G$2]*([.$A211]-1) + [parameters.$F$2]" office:value-type="float" office:value="420">
            <text:p>420</text:p>
          </table:table-cell>
          <table:table-cell table:formula="oooc:=[parameters.$I$2]*([.$A211]-1) + [parameters.$H$2]" office:value-type="float" office:value="631">
            <text:p>631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ooc:=[.B211]+[.C211]" office:value-type="float" office:value="500350630">
            <text:p>500350630</text:p>
          </table:table-cell>
          <table:table-cell table:formula="oooc:=[.$A212]^[parameters.$B$2] + [parameters.$C$2]*([.A212]-1)+[parameters.$A$2]" office:value-type="float" office:value="9529192">
            <text:p>9529192</text:p>
          </table:table-cell>
          <table:table-cell table:formula="oooc:=[parameters.$E$2]*([.$A212]-1) + [parameters.$D$2]" office:value-type="float" office:value="1070">
            <text:p>1070</text:p>
          </table:table-cell>
          <table:table-cell table:formula="oooc:=[parameters.$G$2]*([.$A212]-1) + [parameters.$F$2]" office:value-type="float" office:value="422">
            <text:p>422</text:p>
          </table:table-cell>
          <table:table-cell table:formula="oooc:=[parameters.$I$2]*([.$A212]-1) + [parameters.$H$2]" office:value-type="float" office:value="634">
            <text:p>634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ooc:=[.B212]+[.C212]" office:value-type="float" office:value="509879822">
            <text:p>509879822</text:p>
          </table:table-cell>
          <table:table-cell table:formula="oooc:=[.$A213]^[parameters.$B$2] + [parameters.$C$2]*([.A213]-1)+[parameters.$A$2]" office:value-type="float" office:value="9664666">
            <text:p>9664666</text:p>
          </table:table-cell>
          <table:table-cell table:formula="oooc:=[parameters.$E$2]*([.$A213]-1) + [parameters.$D$2]" office:value-type="float" office:value="1075">
            <text:p>1075</text:p>
          </table:table-cell>
          <table:table-cell table:formula="oooc:=[parameters.$G$2]*([.$A213]-1) + [parameters.$F$2]" office:value-type="float" office:value="424">
            <text:p>424</text:p>
          </table:table-cell>
          <table:table-cell table:formula="oooc:=[parameters.$I$2]*([.$A213]-1) + [parameters.$H$2]" office:value-type="float" office:value="637">
            <text:p>637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ooc:=[.B213]+[.C213]" office:value-type="float" office:value="519544488">
            <text:p>519544488</text:p>
          </table:table-cell>
          <table:table-cell table:formula="oooc:=[.$A214]^[parameters.$B$2] + [parameters.$C$2]*([.A214]-1)+[parameters.$A$2]" office:value-type="float" office:value="9801418">
            <text:p>9801418</text:p>
          </table:table-cell>
          <table:table-cell table:formula="oooc:=[parameters.$E$2]*([.$A214]-1) + [parameters.$D$2]" office:value-type="float" office:value="1080">
            <text:p>1080</text:p>
          </table:table-cell>
          <table:table-cell table:formula="oooc:=[parameters.$G$2]*([.$A214]-1) + [parameters.$F$2]" office:value-type="float" office:value="426">
            <text:p>426</text:p>
          </table:table-cell>
          <table:table-cell table:formula="oooc:=[parameters.$I$2]*([.$A214]-1) + [parameters.$H$2]" office:value-type="float" office:value="640">
            <text:p>64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ooc:=[.B214]+[.C214]" office:value-type="float" office:value="529345906">
            <text:p>529345906</text:p>
          </table:table-cell>
          <table:table-cell table:formula="oooc:=[.$A215]^[parameters.$B$2] + [parameters.$C$2]*([.A215]-1)+[parameters.$A$2]" office:value-type="float" office:value="9939454">
            <text:p>9939454</text:p>
          </table:table-cell>
          <table:table-cell table:formula="oooc:=[parameters.$E$2]*([.$A215]-1) + [parameters.$D$2]" office:value-type="float" office:value="1085">
            <text:p>1085</text:p>
          </table:table-cell>
          <table:table-cell table:formula="oooc:=[parameters.$G$2]*([.$A215]-1) + [parameters.$F$2]" office:value-type="float" office:value="428">
            <text:p>428</text:p>
          </table:table-cell>
          <table:table-cell table:formula="oooc:=[parameters.$I$2]*([.$A215]-1) + [parameters.$H$2]" office:value-type="float" office:value="643">
            <text:p>643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ooc:=[.B215]+[.C215]" office:value-type="float" office:value="539285360">
            <text:p>539285360</text:p>
          </table:table-cell>
          <table:table-cell table:formula="oooc:=[.$A216]^[parameters.$B$2] + [parameters.$C$2]*([.A216]-1)+[parameters.$A$2]" office:value-type="float" office:value="10078780">
            <text:p>10078780</text:p>
          </table:table-cell>
          <table:table-cell table:formula="oooc:=[parameters.$E$2]*([.$A216]-1) + [parameters.$D$2]" office:value-type="float" office:value="1090">
            <text:p>1090</text:p>
          </table:table-cell>
          <table:table-cell table:formula="oooc:=[parameters.$G$2]*([.$A216]-1) + [parameters.$F$2]" office:value-type="float" office:value="430">
            <text:p>430</text:p>
          </table:table-cell>
          <table:table-cell table:formula="oooc:=[parameters.$I$2]*([.$A216]-1) + [parameters.$H$2]" office:value-type="float" office:value="646">
            <text:p>646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ooc:=[.B216]+[.C216]" office:value-type="float" office:value="549364140">
            <text:p>549364140</text:p>
          </table:table-cell>
          <table:table-cell table:formula="oooc:=[.$A217]^[parameters.$B$2] + [parameters.$C$2]*([.A217]-1)+[parameters.$A$2]" office:value-type="float" office:value="10219402">
            <text:p>10219402</text:p>
          </table:table-cell>
          <table:table-cell table:formula="oooc:=[parameters.$E$2]*([.$A217]-1) + [parameters.$D$2]" office:value-type="float" office:value="1095">
            <text:p>1095</text:p>
          </table:table-cell>
          <table:table-cell table:formula="oooc:=[parameters.$G$2]*([.$A217]-1) + [parameters.$F$2]" office:value-type="float" office:value="432">
            <text:p>432</text:p>
          </table:table-cell>
          <table:table-cell table:formula="oooc:=[parameters.$I$2]*([.$A217]-1) + [parameters.$H$2]" office:value-type="float" office:value="649">
            <text:p>649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ooc:=[.B217]+[.C217]" office:value-type="float" office:value="559583542">
            <text:p>559583542</text:p>
          </table:table-cell>
          <table:table-cell table:formula="oooc:=[.$A218]^[parameters.$B$2] + [parameters.$C$2]*([.A218]-1)+[parameters.$A$2]" office:value-type="float" office:value="10361326">
            <text:p>10361326</text:p>
          </table:table-cell>
          <table:table-cell table:formula="oooc:=[parameters.$E$2]*([.$A218]-1) + [parameters.$D$2]" office:value-type="float" office:value="1100">
            <text:p>1100</text:p>
          </table:table-cell>
          <table:table-cell table:formula="oooc:=[parameters.$G$2]*([.$A218]-1) + [parameters.$F$2]" office:value-type="float" office:value="434">
            <text:p>434</text:p>
          </table:table-cell>
          <table:table-cell table:formula="oooc:=[parameters.$I$2]*([.$A218]-1) + [parameters.$H$2]" office:value-type="float" office:value="652">
            <text:p>652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ooc:=[.B218]+[.C218]" office:value-type="float" office:value="569944868">
            <text:p>569944868</text:p>
          </table:table-cell>
          <table:table-cell table:formula="oooc:=[.$A219]^[parameters.$B$2] + [parameters.$C$2]*([.A219]-1)+[parameters.$A$2]" office:value-type="float" office:value="10504558">
            <text:p>10504558</text:p>
          </table:table-cell>
          <table:table-cell table:formula="oooc:=[parameters.$E$2]*([.$A219]-1) + [parameters.$D$2]" office:value-type="float" office:value="1105">
            <text:p>1105</text:p>
          </table:table-cell>
          <table:table-cell table:formula="oooc:=[parameters.$G$2]*([.$A219]-1) + [parameters.$F$2]" office:value-type="float" office:value="436">
            <text:p>436</text:p>
          </table:table-cell>
          <table:table-cell table:formula="oooc:=[parameters.$I$2]*([.$A219]-1) + [parameters.$H$2]" office:value-type="float" office:value="655">
            <text:p>655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ooc:=[.B219]+[.C219]" office:value-type="float" office:value="580449426">
            <text:p>580449426</text:p>
          </table:table-cell>
          <table:table-cell table:formula="oooc:=[.$A220]^[parameters.$B$2] + [parameters.$C$2]*([.A220]-1)+[parameters.$A$2]" office:value-type="float" office:value="10649104">
            <text:p>10649104</text:p>
          </table:table-cell>
          <table:table-cell table:formula="oooc:=[parameters.$E$2]*([.$A220]-1) + [parameters.$D$2]" office:value-type="float" office:value="1110">
            <text:p>1110</text:p>
          </table:table-cell>
          <table:table-cell table:formula="oooc:=[parameters.$G$2]*([.$A220]-1) + [parameters.$F$2]" office:value-type="float" office:value="438">
            <text:p>438</text:p>
          </table:table-cell>
          <table:table-cell table:formula="oooc:=[parameters.$I$2]*([.$A220]-1) + [parameters.$H$2]" office:value-type="float" office:value="658">
            <text:p>658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ooc:=[.B220]+[.C220]" office:value-type="float" office:value="591098530">
            <text:p>591098530</text:p>
          </table:table-cell>
          <table:table-cell table:formula="oooc:=[.$A221]^[parameters.$B$2] + [parameters.$C$2]*([.A221]-1)+[parameters.$A$2]" office:value-type="float" office:value="10794970">
            <text:p>10794970</text:p>
          </table:table-cell>
          <table:table-cell table:formula="oooc:=[parameters.$E$2]*([.$A221]-1) + [parameters.$D$2]" office:value-type="float" office:value="1115">
            <text:p>1115</text:p>
          </table:table-cell>
          <table:table-cell table:formula="oooc:=[parameters.$G$2]*([.$A221]-1) + [parameters.$F$2]" office:value-type="float" office:value="440">
            <text:p>440</text:p>
          </table:table-cell>
          <table:table-cell table:formula="oooc:=[parameters.$I$2]*([.$A221]-1) + [parameters.$H$2]" office:value-type="float" office:value="661">
            <text:p>661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ooc:=[.B221]+[.C221]" office:value-type="float" office:value="601893500">
            <text:p>601893500</text:p>
          </table:table-cell>
          <table:table-cell table:formula="oooc:=[.$A222]^[parameters.$B$2] + [parameters.$C$2]*([.A222]-1)+[parameters.$A$2]" office:value-type="float" office:value="10942162">
            <text:p>10942162</text:p>
          </table:table-cell>
          <table:table-cell table:formula="oooc:=[parameters.$E$2]*([.$A222]-1) + [parameters.$D$2]" office:value-type="float" office:value="1120">
            <text:p>1120</text:p>
          </table:table-cell>
          <table:table-cell table:formula="oooc:=[parameters.$G$2]*([.$A222]-1) + [parameters.$F$2]" office:value-type="float" office:value="442">
            <text:p>442</text:p>
          </table:table-cell>
          <table:table-cell table:formula="oooc:=[parameters.$I$2]*([.$A222]-1) + [parameters.$H$2]" office:value-type="float" office:value="664">
            <text:p>664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ooc:=[.B222]+[.C222]" office:value-type="float" office:value="612835662">
            <text:p>612835662</text:p>
          </table:table-cell>
          <table:table-cell table:formula="oooc:=[.$A223]^[parameters.$B$2] + [parameters.$C$2]*([.A223]-1)+[parameters.$A$2]" office:value-type="float" office:value="11090686">
            <text:p>11090686</text:p>
          </table:table-cell>
          <table:table-cell table:formula="oooc:=[parameters.$E$2]*([.$A223]-1) + [parameters.$D$2]" office:value-type="float" office:value="1125">
            <text:p>1125</text:p>
          </table:table-cell>
          <table:table-cell table:formula="oooc:=[parameters.$G$2]*([.$A223]-1) + [parameters.$F$2]" office:value-type="float" office:value="444">
            <text:p>444</text:p>
          </table:table-cell>
          <table:table-cell table:formula="oooc:=[parameters.$I$2]*([.$A223]-1) + [parameters.$H$2]" office:value-type="float" office:value="667">
            <text:p>667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ooc:=[.B223]+[.C223]" office:value-type="float" office:value="623926348">
            <text:p>623926348</text:p>
          </table:table-cell>
          <table:table-cell table:formula="oooc:=[.$A224]^[parameters.$B$2] + [parameters.$C$2]*([.A224]-1)+[parameters.$A$2]" office:value-type="float" office:value="11240548">
            <text:p>11240548</text:p>
          </table:table-cell>
          <table:table-cell table:formula="oooc:=[parameters.$E$2]*([.$A224]-1) + [parameters.$D$2]" office:value-type="float" office:value="1130">
            <text:p>1130</text:p>
          </table:table-cell>
          <table:table-cell table:formula="oooc:=[parameters.$G$2]*([.$A224]-1) + [parameters.$F$2]" office:value-type="float" office:value="446">
            <text:p>446</text:p>
          </table:table-cell>
          <table:table-cell table:formula="oooc:=[parameters.$I$2]*([.$A224]-1) + [parameters.$H$2]" office:value-type="float" office:value="670">
            <text:p>67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ooc:=[.B224]+[.C224]" office:value-type="float" office:value="635166896">
            <text:p>635166896</text:p>
          </table:table-cell>
          <table:table-cell table:formula="oooc:=[.$A225]^[parameters.$B$2] + [parameters.$C$2]*([.A225]-1)+[parameters.$A$2]" office:value-type="float" office:value="11391754">
            <text:p>11391754</text:p>
          </table:table-cell>
          <table:table-cell table:formula="oooc:=[parameters.$E$2]*([.$A225]-1) + [parameters.$D$2]" office:value-type="float" office:value="1135">
            <text:p>1135</text:p>
          </table:table-cell>
          <table:table-cell table:formula="oooc:=[parameters.$G$2]*([.$A225]-1) + [parameters.$F$2]" office:value-type="float" office:value="448">
            <text:p>448</text:p>
          </table:table-cell>
          <table:table-cell table:formula="oooc:=[parameters.$I$2]*([.$A225]-1) + [parameters.$H$2]" office:value-type="float" office:value="673">
            <text:p>673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ooc:=[.B225]+[.C225]" office:value-type="float" office:value="646558650">
            <text:p>646558650</text:p>
          </table:table-cell>
          <table:table-cell table:formula="oooc:=[.$A226]^[parameters.$B$2] + [parameters.$C$2]*([.A226]-1)+[parameters.$A$2]" office:value-type="float" office:value="11544310">
            <text:p>11544310</text:p>
          </table:table-cell>
          <table:table-cell table:formula="oooc:=[parameters.$E$2]*([.$A226]-1) + [parameters.$D$2]" office:value-type="float" office:value="1140">
            <text:p>1140</text:p>
          </table:table-cell>
          <table:table-cell table:formula="oooc:=[parameters.$G$2]*([.$A226]-1) + [parameters.$F$2]" office:value-type="float" office:value="450">
            <text:p>450</text:p>
          </table:table-cell>
          <table:table-cell table:formula="oooc:=[parameters.$I$2]*([.$A226]-1) + [parameters.$H$2]" office:value-type="float" office:value="676">
            <text:p>676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ooc:=[.B226]+[.C226]" office:value-type="float" office:value="658102960">
            <text:p>658102960</text:p>
          </table:table-cell>
          <table:table-cell table:formula="oooc:=[.$A227]^[parameters.$B$2] + [parameters.$C$2]*([.A227]-1)+[parameters.$A$2]" office:value-type="float" office:value="11698222">
            <text:p>11698222</text:p>
          </table:table-cell>
          <table:table-cell table:formula="oooc:=[parameters.$E$2]*([.$A227]-1) + [parameters.$D$2]" office:value-type="float" office:value="1145">
            <text:p>1145</text:p>
          </table:table-cell>
          <table:table-cell table:formula="oooc:=[parameters.$G$2]*([.$A227]-1) + [parameters.$F$2]" office:value-type="float" office:value="452">
            <text:p>452</text:p>
          </table:table-cell>
          <table:table-cell table:formula="oooc:=[parameters.$I$2]*([.$A227]-1) + [parameters.$H$2]" office:value-type="float" office:value="679">
            <text:p>67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ooc:=[.B227]+[.C227]" office:value-type="float" office:value="669801182">
            <text:p>669801182</text:p>
          </table:table-cell>
          <table:table-cell table:formula="oooc:=[.$A228]^[parameters.$B$2] + [parameters.$C$2]*([.A228]-1)+[parameters.$A$2]" office:value-type="float" office:value="11853496">
            <text:p>11853496</text:p>
          </table:table-cell>
          <table:table-cell table:formula="oooc:=[parameters.$E$2]*([.$A228]-1) + [parameters.$D$2]" office:value-type="float" office:value="1150">
            <text:p>1150</text:p>
          </table:table-cell>
          <table:table-cell table:formula="oooc:=[parameters.$G$2]*([.$A228]-1) + [parameters.$F$2]" office:value-type="float" office:value="454">
            <text:p>454</text:p>
          </table:table-cell>
          <table:table-cell table:formula="oooc:=[parameters.$I$2]*([.$A228]-1) + [parameters.$H$2]" office:value-type="float" office:value="682">
            <text:p>682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ooc:=[.B228]+[.C228]" office:value-type="float" office:value="681654678">
            <text:p>681654678</text:p>
          </table:table-cell>
          <table:table-cell table:formula="oooc:=[.$A229]^[parameters.$B$2] + [parameters.$C$2]*([.A229]-1)+[parameters.$A$2]" office:value-type="float" office:value="12010138">
            <text:p>12010138</text:p>
          </table:table-cell>
          <table:table-cell table:formula="oooc:=[parameters.$E$2]*([.$A229]-1) + [parameters.$D$2]" office:value-type="float" office:value="1155">
            <text:p>1155</text:p>
          </table:table-cell>
          <table:table-cell table:formula="oooc:=[parameters.$G$2]*([.$A229]-1) + [parameters.$F$2]" office:value-type="float" office:value="456">
            <text:p>456</text:p>
          </table:table-cell>
          <table:table-cell table:formula="oooc:=[parameters.$I$2]*([.$A229]-1) + [parameters.$H$2]" office:value-type="float" office:value="685">
            <text:p>68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ooc:=[.B229]+[.C229]" office:value-type="float" office:value="693664816">
            <text:p>693664816</text:p>
          </table:table-cell>
          <table:table-cell table:formula="oooc:=[.$A230]^[parameters.$B$2] + [parameters.$C$2]*([.A230]-1)+[parameters.$A$2]" office:value-type="float" office:value="12168154">
            <text:p>12168154</text:p>
          </table:table-cell>
          <table:table-cell table:formula="oooc:=[parameters.$E$2]*([.$A230]-1) + [parameters.$D$2]" office:value-type="float" office:value="1160">
            <text:p>1160</text:p>
          </table:table-cell>
          <table:table-cell table:formula="oooc:=[parameters.$G$2]*([.$A230]-1) + [parameters.$F$2]" office:value-type="float" office:value="458">
            <text:p>458</text:p>
          </table:table-cell>
          <table:table-cell table:formula="oooc:=[parameters.$I$2]*([.$A230]-1) + [parameters.$H$2]" office:value-type="float" office:value="688">
            <text:p>688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ooc:=[.B230]+[.C230]" office:value-type="float" office:value="705832970">
            <text:p>705832970</text:p>
          </table:table-cell>
          <table:table-cell table:formula="oooc:=[.$A231]^[parameters.$B$2] + [parameters.$C$2]*([.A231]-1)+[parameters.$A$2]" office:value-type="float" office:value="12327550">
            <text:p>12327550</text:p>
          </table:table-cell>
          <table:table-cell table:formula="oooc:=[parameters.$E$2]*([.$A231]-1) + [parameters.$D$2]" office:value-type="float" office:value="1165">
            <text:p>1165</text:p>
          </table:table-cell>
          <table:table-cell table:formula="oooc:=[parameters.$G$2]*([.$A231]-1) + [parameters.$F$2]" office:value-type="float" office:value="460">
            <text:p>460</text:p>
          </table:table-cell>
          <table:table-cell table:formula="oooc:=[parameters.$I$2]*([.$A231]-1) + [parameters.$H$2]" office:value-type="float" office:value="691">
            <text:p>691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ooc:=[.B231]+[.C231]" office:value-type="float" office:value="718160520">
            <text:p>718160520</text:p>
          </table:table-cell>
          <table:table-cell table:formula="oooc:=[.$A232]^[parameters.$B$2] + [parameters.$C$2]*([.A232]-1)+[parameters.$A$2]" office:value-type="float" office:value="12488332">
            <text:p>12488332</text:p>
          </table:table-cell>
          <table:table-cell table:formula="oooc:=[parameters.$E$2]*([.$A232]-1) + [parameters.$D$2]" office:value-type="float" office:value="1170">
            <text:p>1170</text:p>
          </table:table-cell>
          <table:table-cell table:formula="oooc:=[parameters.$G$2]*([.$A232]-1) + [parameters.$F$2]" office:value-type="float" office:value="462">
            <text:p>462</text:p>
          </table:table-cell>
          <table:table-cell table:formula="oooc:=[parameters.$I$2]*([.$A232]-1) + [parameters.$H$2]" office:value-type="float" office:value="694">
            <text:p>694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ooc:=[.B232]+[.C232]" office:value-type="float" office:value="730648852">
            <text:p>730648852</text:p>
          </table:table-cell>
          <table:table-cell table:formula="oooc:=[.$A233]^[parameters.$B$2] + [parameters.$C$2]*([.A233]-1)+[parameters.$A$2]" office:value-type="float" office:value="12650506">
            <text:p>12650506</text:p>
          </table:table-cell>
          <table:table-cell table:formula="oooc:=[parameters.$E$2]*([.$A233]-1) + [parameters.$D$2]" office:value-type="float" office:value="1175">
            <text:p>1175</text:p>
          </table:table-cell>
          <table:table-cell table:formula="oooc:=[parameters.$G$2]*([.$A233]-1) + [parameters.$F$2]" office:value-type="float" office:value="464">
            <text:p>464</text:p>
          </table:table-cell>
          <table:table-cell table:formula="oooc:=[parameters.$I$2]*([.$A233]-1) + [parameters.$H$2]" office:value-type="float" office:value="697">
            <text:p>69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ooc:=[.B233]+[.C233]" office:value-type="float" office:value="743299358">
            <text:p>743299358</text:p>
          </table:table-cell>
          <table:table-cell table:formula="oooc:=[.$A234]^[parameters.$B$2] + [parameters.$C$2]*([.A234]-1)+[parameters.$A$2]" office:value-type="float" office:value="12814078">
            <text:p>12814078</text:p>
          </table:table-cell>
          <table:table-cell table:formula="oooc:=[parameters.$E$2]*([.$A234]-1) + [parameters.$D$2]" office:value-type="float" office:value="1180">
            <text:p>1180</text:p>
          </table:table-cell>
          <table:table-cell table:formula="oooc:=[parameters.$G$2]*([.$A234]-1) + [parameters.$F$2]" office:value-type="float" office:value="466">
            <text:p>466</text:p>
          </table:table-cell>
          <table:table-cell table:formula="oooc:=[parameters.$I$2]*([.$A234]-1) + [parameters.$H$2]" office:value-type="float" office:value="700">
            <text:p>70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ooc:=[.B234]+[.C234]" office:value-type="float" office:value="756113436">
            <text:p>756113436</text:p>
          </table:table-cell>
          <table:table-cell table:formula="oooc:=[.$A235]^[parameters.$B$2] + [parameters.$C$2]*([.A235]-1)+[parameters.$A$2]" office:value-type="float" office:value="12979054">
            <text:p>12979054</text:p>
          </table:table-cell>
          <table:table-cell table:formula="oooc:=[parameters.$E$2]*([.$A235]-1) + [parameters.$D$2]" office:value-type="float" office:value="1185">
            <text:p>1185</text:p>
          </table:table-cell>
          <table:table-cell table:formula="oooc:=[parameters.$G$2]*([.$A235]-1) + [parameters.$F$2]" office:value-type="float" office:value="468">
            <text:p>468</text:p>
          </table:table-cell>
          <table:table-cell table:formula="oooc:=[parameters.$I$2]*([.$A235]-1) + [parameters.$H$2]" office:value-type="float" office:value="703">
            <text:p>703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ooc:=[.B235]+[.C235]" office:value-type="float" office:value="769092490">
            <text:p>769092490</text:p>
          </table:table-cell>
          <table:table-cell table:formula="oooc:=[.$A236]^[parameters.$B$2] + [parameters.$C$2]*([.A236]-1)+[parameters.$A$2]" office:value-type="float" office:value="13145440">
            <text:p>13145440</text:p>
          </table:table-cell>
          <table:table-cell table:formula="oooc:=[parameters.$E$2]*([.$A236]-1) + [parameters.$D$2]" office:value-type="float" office:value="1190">
            <text:p>1190</text:p>
          </table:table-cell>
          <table:table-cell table:formula="oooc:=[parameters.$G$2]*([.$A236]-1) + [parameters.$F$2]" office:value-type="float" office:value="470">
            <text:p>470</text:p>
          </table:table-cell>
          <table:table-cell table:formula="oooc:=[parameters.$I$2]*([.$A236]-1) + [parameters.$H$2]" office:value-type="float" office:value="706">
            <text:p>706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ooc:=[.B236]+[.C236]" office:value-type="float" office:value="782237930">
            <text:p>782237930</text:p>
          </table:table-cell>
          <table:table-cell table:formula="oooc:=[.$A237]^[parameters.$B$2] + [parameters.$C$2]*([.A237]-1)+[parameters.$A$2]" office:value-type="float" office:value="13313242">
            <text:p>13313242</text:p>
          </table:table-cell>
          <table:table-cell table:formula="oooc:=[parameters.$E$2]*([.$A237]-1) + [parameters.$D$2]" office:value-type="float" office:value="1195">
            <text:p>1195</text:p>
          </table:table-cell>
          <table:table-cell table:formula="oooc:=[parameters.$G$2]*([.$A237]-1) + [parameters.$F$2]" office:value-type="float" office:value="472">
            <text:p>472</text:p>
          </table:table-cell>
          <table:table-cell table:formula="oooc:=[parameters.$I$2]*([.$A237]-1) + [parameters.$H$2]" office:value-type="float" office:value="709">
            <text:p>709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ooc:=[.B237]+[.C237]" office:value-type="float" office:value="795551172">
            <text:p>795551172</text:p>
          </table:table-cell>
          <table:table-cell table:formula="oooc:=[.$A238]^[parameters.$B$2] + [parameters.$C$2]*([.A238]-1)+[parameters.$A$2]" office:value-type="float" office:value="13482466">
            <text:p>13482466</text:p>
          </table:table-cell>
          <table:table-cell table:formula="oooc:=[parameters.$E$2]*([.$A238]-1) + [parameters.$D$2]" office:value-type="float" office:value="1200">
            <text:p>1200</text:p>
          </table:table-cell>
          <table:table-cell table:formula="oooc:=[parameters.$G$2]*([.$A238]-1) + [parameters.$F$2]" office:value-type="float" office:value="474">
            <text:p>474</text:p>
          </table:table-cell>
          <table:table-cell table:formula="oooc:=[parameters.$I$2]*([.$A238]-1) + [parameters.$H$2]" office:value-type="float" office:value="712">
            <text:p>712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ooc:=[.B238]+[.C238]" office:value-type="float" office:value="809033638">
            <text:p>809033638</text:p>
          </table:table-cell>
          <table:table-cell table:formula="oooc:=[.$A239]^[parameters.$B$2] + [parameters.$C$2]*([.A239]-1)+[parameters.$A$2]" office:value-type="float" office:value="13653118">
            <text:p>13653118</text:p>
          </table:table-cell>
          <table:table-cell table:formula="oooc:=[parameters.$E$2]*([.$A239]-1) + [parameters.$D$2]" office:value-type="float" office:value="1205">
            <text:p>1205</text:p>
          </table:table-cell>
          <table:table-cell table:formula="oooc:=[parameters.$G$2]*([.$A239]-1) + [parameters.$F$2]" office:value-type="float" office:value="476">
            <text:p>476</text:p>
          </table:table-cell>
          <table:table-cell table:formula="oooc:=[parameters.$I$2]*([.$A239]-1) + [parameters.$H$2]" office:value-type="float" office:value="715">
            <text:p>71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ooc:=[.B239]+[.C239]" office:value-type="float" office:value="822686756">
            <text:p>822686756</text:p>
          </table:table-cell>
          <table:table-cell table:formula="oooc:=[.$A240]^[parameters.$B$2] + [parameters.$C$2]*([.A240]-1)+[parameters.$A$2]" office:value-type="float" office:value="13825204">
            <text:p>13825204</text:p>
          </table:table-cell>
          <table:table-cell table:formula="oooc:=[parameters.$E$2]*([.$A240]-1) + [parameters.$D$2]" office:value-type="float" office:value="1210">
            <text:p>1210</text:p>
          </table:table-cell>
          <table:table-cell table:formula="oooc:=[parameters.$G$2]*([.$A240]-1) + [parameters.$F$2]" office:value-type="float" office:value="478">
            <text:p>478</text:p>
          </table:table-cell>
          <table:table-cell table:formula="oooc:=[parameters.$I$2]*([.$A240]-1) + [parameters.$H$2]" office:value-type="float" office:value="718">
            <text:p>718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ooc:=[.B240]+[.C240]" office:value-type="float" office:value="836511960">
            <text:p>836511960</text:p>
          </table:table-cell>
          <table:table-cell table:formula="oooc:=[.$A241]^[parameters.$B$2] + [parameters.$C$2]*([.A241]-1)+[parameters.$A$2]" office:value-type="float" office:value="13998730">
            <text:p>13998730</text:p>
          </table:table-cell>
          <table:table-cell table:formula="oooc:=[parameters.$E$2]*([.$A241]-1) + [parameters.$D$2]" office:value-type="float" office:value="1215">
            <text:p>1215</text:p>
          </table:table-cell>
          <table:table-cell table:formula="oooc:=[parameters.$G$2]*([.$A241]-1) + [parameters.$F$2]" office:value-type="float" office:value="480">
            <text:p>480</text:p>
          </table:table-cell>
          <table:table-cell table:formula="oooc:=[parameters.$I$2]*([.$A241]-1) + [parameters.$H$2]" office:value-type="float" office:value="721">
            <text:p>721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ooc:=[.B241]+[.C241]" office:value-type="float" office:value="850510690">
            <text:p>850510690</text:p>
          </table:table-cell>
          <table:table-cell table:formula="oooc:=[.$A242]^[parameters.$B$2] + [parameters.$C$2]*([.A242]-1)+[parameters.$A$2]" office:value-type="float" office:value="14173702">
            <text:p>14173702</text:p>
          </table:table-cell>
          <table:table-cell table:formula="oooc:=[parameters.$E$2]*([.$A242]-1) + [parameters.$D$2]" office:value-type="float" office:value="1220">
            <text:p>1220</text:p>
          </table:table-cell>
          <table:table-cell table:formula="oooc:=[parameters.$G$2]*([.$A242]-1) + [parameters.$F$2]" office:value-type="float" office:value="482">
            <text:p>482</text:p>
          </table:table-cell>
          <table:table-cell table:formula="oooc:=[parameters.$I$2]*([.$A242]-1) + [parameters.$H$2]" office:value-type="float" office:value="724">
            <text:p>724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ooc:=[.B242]+[.C242]" office:value-type="float" office:value="864684392">
            <text:p>864684392</text:p>
          </table:table-cell>
          <table:table-cell table:formula="oooc:=[.$A243]^[parameters.$B$2] + [parameters.$C$2]*([.A243]-1)+[parameters.$A$2]" office:value-type="float" office:value="14350126">
            <text:p>14350126</text:p>
          </table:table-cell>
          <table:table-cell table:formula="oooc:=[parameters.$E$2]*([.$A243]-1) + [parameters.$D$2]" office:value-type="float" office:value="1225">
            <text:p>1225</text:p>
          </table:table-cell>
          <table:table-cell table:formula="oooc:=[parameters.$G$2]*([.$A243]-1) + [parameters.$F$2]" office:value-type="float" office:value="484">
            <text:p>484</text:p>
          </table:table-cell>
          <table:table-cell table:formula="oooc:=[parameters.$I$2]*([.$A243]-1) + [parameters.$H$2]" office:value-type="float" office:value="727">
            <text:p>727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ooc:=[.B243]+[.C243]" office:value-type="float" office:value="879034518">
            <text:p>879034518</text:p>
          </table:table-cell>
          <table:table-cell table:formula="oooc:=[.$A244]^[parameters.$B$2] + [parameters.$C$2]*([.A244]-1)+[parameters.$A$2]" office:value-type="float" office:value="14528008">
            <text:p>14528008</text:p>
          </table:table-cell>
          <table:table-cell table:formula="oooc:=[parameters.$E$2]*([.$A244]-1) + [parameters.$D$2]" office:value-type="float" office:value="1230">
            <text:p>1230</text:p>
          </table:table-cell>
          <table:table-cell table:formula="oooc:=[parameters.$G$2]*([.$A244]-1) + [parameters.$F$2]" office:value-type="float" office:value="486">
            <text:p>486</text:p>
          </table:table-cell>
          <table:table-cell table:formula="oooc:=[parameters.$I$2]*([.$A244]-1) + [parameters.$H$2]" office:value-type="float" office:value="730">
            <text:p>73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ooc:=[.B244]+[.C244]" office:value-type="float" office:value="893562526">
            <text:p>893562526</text:p>
          </table:table-cell>
          <table:table-cell table:formula="oooc:=[.$A245]^[parameters.$B$2] + [parameters.$C$2]*([.A245]-1)+[parameters.$A$2]" office:value-type="float" office:value="14707354">
            <text:p>14707354</text:p>
          </table:table-cell>
          <table:table-cell table:formula="oooc:=[parameters.$E$2]*([.$A245]-1) + [parameters.$D$2]" office:value-type="float" office:value="1235">
            <text:p>1235</text:p>
          </table:table-cell>
          <table:table-cell table:formula="oooc:=[parameters.$G$2]*([.$A245]-1) + [parameters.$F$2]" office:value-type="float" office:value="488">
            <text:p>488</text:p>
          </table:table-cell>
          <table:table-cell table:formula="oooc:=[parameters.$I$2]*([.$A245]-1) + [parameters.$H$2]" office:value-type="float" office:value="733">
            <text:p>73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ooc:=[.B245]+[.C245]" office:value-type="float" office:value="908269880">
            <text:p>908269880</text:p>
          </table:table-cell>
          <table:table-cell table:formula="oooc:=[.$A246]^[parameters.$B$2] + [parameters.$C$2]*([.A246]-1)+[parameters.$A$2]" office:value-type="float" office:value="14888170">
            <text:p>14888170</text:p>
          </table:table-cell>
          <table:table-cell table:formula="oooc:=[parameters.$E$2]*([.$A246]-1) + [parameters.$D$2]" office:value-type="float" office:value="1240">
            <text:p>1240</text:p>
          </table:table-cell>
          <table:table-cell table:formula="oooc:=[parameters.$G$2]*([.$A246]-1) + [parameters.$F$2]" office:value-type="float" office:value="490">
            <text:p>490</text:p>
          </table:table-cell>
          <table:table-cell table:formula="oooc:=[parameters.$I$2]*([.$A246]-1) + [parameters.$H$2]" office:value-type="float" office:value="736">
            <text:p>736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ooc:=[.B246]+[.C246]" office:value-type="float" office:value="923158050">
            <text:p>923158050</text:p>
          </table:table-cell>
          <table:table-cell table:formula="oooc:=[.$A247]^[parameters.$B$2] + [parameters.$C$2]*([.A247]-1)+[parameters.$A$2]" office:value-type="float" office:value="15070462">
            <text:p>15070462</text:p>
          </table:table-cell>
          <table:table-cell table:formula="oooc:=[parameters.$E$2]*([.$A247]-1) + [parameters.$D$2]" office:value-type="float" office:value="1245">
            <text:p>1245</text:p>
          </table:table-cell>
          <table:table-cell table:formula="oooc:=[parameters.$G$2]*([.$A247]-1) + [parameters.$F$2]" office:value-type="float" office:value="492">
            <text:p>492</text:p>
          </table:table-cell>
          <table:table-cell table:formula="oooc:=[parameters.$I$2]*([.$A247]-1) + [parameters.$H$2]" office:value-type="float" office:value="739">
            <text:p>739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ooc:=[.B247]+[.C247]" office:value-type="float" office:value="938228512">
            <text:p>938228512</text:p>
          </table:table-cell>
          <table:table-cell table:formula="oooc:=[.$A248]^[parameters.$B$2] + [parameters.$C$2]*([.A248]-1)+[parameters.$A$2]" office:value-type="float" office:value="15254236">
            <text:p>15254236</text:p>
          </table:table-cell>
          <table:table-cell table:formula="oooc:=[parameters.$E$2]*([.$A248]-1) + [parameters.$D$2]" office:value-type="float" office:value="1250">
            <text:p>1250</text:p>
          </table:table-cell>
          <table:table-cell table:formula="oooc:=[parameters.$G$2]*([.$A248]-1) + [parameters.$F$2]" office:value-type="float" office:value="494">
            <text:p>494</text:p>
          </table:table-cell>
          <table:table-cell table:formula="oooc:=[parameters.$I$2]*([.$A248]-1) + [parameters.$H$2]" office:value-type="float" office:value="742">
            <text:p>74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ooc:=[.B248]+[.C248]" office:value-type="float" office:value="953482748">
            <text:p>953482748</text:p>
          </table:table-cell>
          <table:table-cell table:formula="oooc:=[.$A249]^[parameters.$B$2] + [parameters.$C$2]*([.A249]-1)+[parameters.$A$2]" office:value-type="float" office:value="15439498">
            <text:p>15439498</text:p>
          </table:table-cell>
          <table:table-cell table:formula="oooc:=[parameters.$E$2]*([.$A249]-1) + [parameters.$D$2]" office:value-type="float" office:value="1255">
            <text:p>1255</text:p>
          </table:table-cell>
          <table:table-cell table:formula="oooc:=[parameters.$G$2]*([.$A249]-1) + [parameters.$F$2]" office:value-type="float" office:value="496">
            <text:p>496</text:p>
          </table:table-cell>
          <table:table-cell table:formula="oooc:=[parameters.$I$2]*([.$A249]-1) + [parameters.$H$2]" office:value-type="float" office:value="745">
            <text:p>74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ooc:=[.B249]+[.C249]" office:value-type="float" office:value="968922246">
            <text:p>968922246</text:p>
          </table:table-cell>
          <table:table-cell table:formula="oooc:=[.$A250]^[parameters.$B$2] + [parameters.$C$2]*([.A250]-1)+[parameters.$A$2]" office:value-type="float" office:value="15626254">
            <text:p>15626254</text:p>
          </table:table-cell>
          <table:table-cell table:formula="oooc:=[parameters.$E$2]*([.$A250]-1) + [parameters.$D$2]" office:value-type="float" office:value="1260">
            <text:p>1260</text:p>
          </table:table-cell>
          <table:table-cell table:formula="oooc:=[parameters.$G$2]*([.$A250]-1) + [parameters.$F$2]" office:value-type="float" office:value="498">
            <text:p>498</text:p>
          </table:table-cell>
          <table:table-cell table:formula="oooc:=[parameters.$I$2]*([.$A250]-1) + [parameters.$H$2]" office:value-type="float" office:value="748">
            <text:p>7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02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lan Witkowski</meta:initial-creator>
    <meta:creation-date>2008-06-06T09:57:50</meta:creation-date>
    <dc:creator>Alan Witkowski</dc:creator>
    <dc:date>2008-07-03T02:33:51</dc:date>
    <meta:editing-cycles>47</meta:editing-cycles>
    <meta:editing-duration>PT36M28S</meta:editing-duration>
    <meta:user-defined meta:name="Info 1"/>
    <meta:user-defined meta:name="Info 2"/>
    <meta:user-defined meta:name="Info 3"/>
    <meta:user-defined meta:name="Info 4"/>
    <meta:document-statistic meta:table-count="2" meta:cell-count="1518"/>
  </office:meta>
</office:document-meta>
</file>